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fo:text-align="justify" style:justify-single-word="false"/>
      <style:text-properties style:font-name="Verdana" fo:font-size="8pt" style:font-size-asian="8pt" style:font-size-complex="8pt"/>
    </style:style>
    <style:style style:name="T1" style:family="text">
      <style:text-properties style:font-name="Tahoma"/>
    </style:style>
    <style:style style:name="T2" style:family="text">
      <style:text-properties style:use-window-font-color="true" fo:language="en" fo:country="US" style:font-name-asian="Times New Roman" style:font-name-complex="Times New Roman" style:language-complex="ar" style:country-complex="SA"/>
    </style:style>
    <style:style style:name="T3" style:family="text">
      <style:text-properties style:use-window-font-color="true" fo:language="en" fo:country="US" fo:font-style="italic" style:font-name-asian="Times New Roman" style:font-style-asian="italic" style:font-name-complex="Times New Roman" style:language-complex="ar" style:country-complex="SA"/>
    </style:style>
    <style:style style:name="T4" style:family="text">
      <style:text-properties style:use-window-font-color="true" style:text-line-through-style="solid" fo:language="en" fo:country="US" style:font-name-asian="Times New Roman" style:font-name-complex="Times New Roman" style:language-complex="ar" style:country-complex="SA"/>
    </style:style>
    <style:style style:name="T5" style:family="text">
      <style:text-properties style:use-window-font-color="true" fo:letter-spacing="-0.0008in" fo:language="en" fo:country="US" style:font-name-asian="Times New Roman" style:font-name-complex="Times New Roman" style:language-complex="ar" style:country-complex="SA"/>
    </style:style>
    <style:style style:name="T6" style:family="text">
      <style:text-properties style:use-window-font-color="true" fo:letter-spacing="-0.0008in" fo:language="en" fo:country="US" fo:font-style="italic" style:font-name-asian="Times New Roman" style:font-style-asian="italic" style:font-name-complex="Times New Roman" style:language-complex="ar" style:country-complex="SA"/>
    </style:style>
    <style:style style:name="T7" style:family="text">
      <style:text-properties style:use-window-font-color="true" style:text-line-through-style="solid" fo:letter-spacing="-0.0008in" fo:language="en" fo:country="US" style:font-name-asian="Times New Roman" style:font-name-complex="Times New Roman" style:language-complex="ar" style:country-complex="SA"/>
    </style:style>
    <style:style style:name="T8" style:family="text">
      <style:text-properties style:use-window-font-color="true" style:text-line-through-style="solid" fo:language="en" fo:country="US" fo:font-style="italic" style:font-name-asian="Times New Roman" style:font-style-asian="italic" style:font-name-complex="Times New Roman" style:language-complex="ar" style:country-complex="SA"/>
    </style:style>
    <style:style style:name="T9" style:family="text">
      <style:text-properties fo:color="#000000" fo:language="en" fo:country="US" style:font-name-asian="Times New Roman" style:font-name-complex="Times New Roman"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CK SIX</text:p>
      <text:p text:style-name="P1"/>
      <text:p text:style-name="P1"><text:span text:style-name="T1">Arden was rescued, but fled from the officers upon regaining consciousness, to escape the press of their curious minds. Confused, and curious, the officers pursued her determined to get an explanation of what had happened and who Arden was. Unfortunately, even after they realized why she shied away from them, not even Arden knew precisely who she was. As the officers had observed, she was clearly a citizen of the AEGIS and probably the Psionic Corps, just on the basis of her neural interface augmentation. Equally obvious, she was native born and had been allowed to remain untrained in the use of her psionic abilities, against every custom of her people. From what the chaos in her head told her, she had no name, no claim to any identity—beyond Avon, in the same sense that one would use Cat or Dog. But, when she spoke, she cut herself off as instinct compelled her to reach for her true name. “You can call me, Av...” and the others heard it, and repeated it back to her as “Eve?” and something inside said that was partly correct, so she nodded. </text:span></text:p>
      <text:p text:style-name="P1"><text:span text:style-name="T1"/></text:p>
      <text:p text:style-name="P1">Identity Crisis</text:p>
      <text:p text:style-name="P1"><text:tab/></text:p>
      <text:p text:style-name="P1"><text:span text:style-name="T2">She opened her mouth to give her name, and realized that she didn’t have one. She could not believe it. She was almost literally floored by her disbelief. Dane caught her on the way down, easing her up against the wall in confusion. She wracked her brain for words, and stammered in her own language, “</text:span><text:span text:style-name="T3">O emon… emon… Avon.</text:span><text:span text:style-name="T2">” Her heart hammered in sudden panic, and her words wailed in rapid despair, “</text:span><text:span text:style-name="T3">O neiaizo. Ya ama ne—aje non, no aje emon Avon. Av onu eyrn syn.” </text:span><text:span text:style-name="T2">Her eyes widened, dilating open even as a film of tears washed the world away. Shaking her head, she recoiled from the couple. Staggering away from the wall, she had to turn and walk away to keep her balance. The unbearable words were echoing through her mind like blows beating her back from the revelation. Her lungs heaved and sucked but she seemed unable to draw a sustaining breath. Her mind reeled as she shoved her way through the curtains. She entered the hall running and did not stop as she exploded through bath foyer. Her desperate motion carried her out of the receiving area and across the crowded </text:span><text:span text:style-name="T3">osi j’caoi.</text:span><text:span text:style-name="T2"> Her flight was spurred on by the lash of wayward thoughts. The crush of people drove her all the way up to the upper concourse. She had no idea where she was going until her body was checked by the guardrail. Her momentum almost sufficed to pitch her over the edge, but her hands locked on the wrought stone and arrested her flight.</text:span></text:p>
      <text:p text:style-name="P1"><text:span text:style-name="T2"><text:tab/>Ahead of her the open core of the </text:span><text:span text:style-name="T3">dahn </text:span><text:span text:style-name="T2">dropped away in layers, tiers and tiers of an artificial world. That was her life, a vast gaping chasm tearing through all the layers of her identity. She jerked back from the rail when she recognized where she was. It was the place from her dream. The very spot from which she had thrown herself to her death to escape it. </text:span></text:p>
      <text:p text:style-name="P1"><text:span text:style-name="T2"><text:tab/></text:span><text:span text:style-name="T4"><text:tab/></text:span><text:span text:style-name="T2"><text:tab/></text:span></text:p>
      <text:p text:style-name="P1"><text:span text:style-name="T2">Light stabbed through the veil of blood red hair, glowing orange and gold as the wind whipped it about her like a miniature inferno. It also teased the fabric of her blouse. Typical of her choice of dress, it was a loose fitting, oversized shirt, hanging to the tips of her fingers and brushing at her knees. Her opalescent grey eyes gazed out over the waves. The water was losing its glimmer beneath a towering thunderhead riding the wind in from the sea. In almost no time the mounting clouds blotted out the setting sun. «</text:span><text:span text:style-name="T3">I wonder which falls first</text:span><text:span text:style-name="T2">,» she thought to Ashara. </text:span></text:p>
      <text:p text:style-name="P1"><text:span text:style-name="T2"><text:tab/>Her lover, once more struggling into her seal, sent back, «</text:span><text:span text:style-name="T3">The rain.</text:span><text:span text:style-name="T2">» </text:span></text:p>
      <text:p text:style-name="P1"><text:span text:style-name="T2"><text:tab/>A second glance at the cloud hazed sun told her that they were late. Having already missed their appointment, she found herself wishing they had not finished in such haste. After all that tension—and their needless fears—it would now be four days until they could be summoned. The wend had begun. Which was well. Their experiment had given them much to think about. «</text:span><text:span text:style-name="T3">It’s strange,</text:span><text:span text:style-name="T2">» she thought. «</text:span><text:span text:style-name="T3">There was no temptation. I mean, it was like the first time, when we were both in heat. Hesitance at first, unsure where the boundaries were or what was safe. There was polarity, though. It felt like it did the last time, and for a moment I was really frightened. There were no boundaries. I didn’t know where I stopped and you started, but I never felt any danger. How do you explain it?</text:span><text:span text:style-name="T2">» She turned to look at Ashara.</text:span></text:p>
      <text:p text:style-name="P1"><text:span text:style-name="T2"><text:tab/>«</text:span><text:span text:style-name="T3">I don’t know. It felt like sun dancing. It seemed to take everything I had to touch the surface without being sucked into the heart. When I let go, we just clicked. I was pretty sure that was it. I don’t know how we ever pulled apart. But we did. It doesn’t make sense,</text:span><text:span text:style-name="T2">» Ashara returned. Clasping her knees, and burying her chin, she tried to figure it out. </text:span></text:p>
      <text:p text:style-name="P1"><text:tab/>She knew the curse inside and out. Literally. </text:p>
      <text:p text:style-name="P1"><text:span text:style-name="T2"><text:tab/>When her first lover had taken her in </text:span><text:span text:style-name="T3">av’va</text:span><text:span text:style-name="T2">, it had seemed like the two of them had become one whole. A perfect marriage. They had thought, dreamed, and felt as one, but they had lived—for a while—as two. Together, they had been a god. She had learned, in horror, that their unity was a lie. Azael deceived her. Tricked her into a gruesome game, by tempting one of her darkest desires. Her lover had dominated their union. She had submitted to her lover’s force. Believing it was what she wanted, she abandoned herself to her lover’s care; giving herself up even as her body was devoured. A dark fantasy that only a god could descend to and hope to survive. A fool, she had assumed that the terrible experiment could be undone. But, when she had nothing else to cling to, her lover, her other self, had declared that they did not need two bodies. Azael had planned this. Her lover had feared that Avael would be tempted by the existence of her own body to free herself from the embrace. To prevent her from ever escaping, her lover had devoured her soul. </text:span></text:p>
      <text:p text:style-name="P1"><text:span text:style-name="T2"><text:tab/>To this day, she had no idea how she had ever escaped from that living hell. Just as she had no idea how she and Ashana had managed to break off when they found themselves on the verge of </text:span><text:span text:style-name="T3">av’va </text:span><text:span text:style-name="T2">a few days ago. It was possible that she had somehow developed an immunity to the curse, but if such a thing was possible, why had it not come up in the past nine thousand eight hundred and fifty-two years? </text:span></text:p>
      <text:p text:style-name="P1"><text:span text:style-name="T2"><text:tab/></text:span><text:span text:style-name="T4"><text:tab/></text:span><text:span text:style-name="T2"><text:tab/></text:span></text:p>
      <text:p text:style-name="P1">Curiosity had lured her back to the edge. Her only memory of the settings around her were from a dream, but they were astonishingly accurate. She wondered if it meant she had stood on this spot before. She flinched as a hand tentatively brushed her shoulder. She spun, her back to the rail, and found herself staring at Dane. “Don’t touch me,” she growled under her breath. She crossed her arms over her chest, slid down a pace and turned her shoulder toward him. She frowned at having missed any sign of his approach. As he slipped over beside her she looked at him. Since he had chased her from the bath without hesitation, nothing was left to the imagination. He was an attractive man with a hard, lean body. He had short, dark hair, and a strong, but intelligent face. As she looked him over, his steel grey eyes were watching the storm clouds warily. “Why did you follow me?” </text:p>
      <text:p text:style-name="P1"><text:tab/>His face took on a measuring look as the clouds rolled menacingly closer. In spite of the hour the wind was warm and charged by the impending storm. He shrugged. “I don’t understand your language, but what you said didn’t sound much like a name to me.” He shrugged again. She did not answer during the pause. </text:p>
      <text:p text:style-name="P1"><text:tab/>Behind them, they heard Linda arriving in Dane’s wake. “I hate to say it, but I think we are going to have a damp and unpleasant walk back,” she observed grimly. In the light she could see Linda was a slender, androgynous woman, graced with an elegance of form anyone might envy. Her short hair was a chalk-white blond, and her eyes were a complex hazel. The last time she had seen the woman, her body was still coated in blood up to her armpits. Before following them, she had washed off most of it, and she had even brought robes. As she approached, extending one set of them to Dane, he held up his hand for Linda to keep her distance. His eyes still pressed her for a response. For added emphasis, he cocked an ear slightly toward her.</text:p>
      <text:p text:style-name="P1"><text:span text:style-name="T2"><text:tab/>“I don’t know my name,” the </text:span><text:span text:style-name="T3">lyn</text:span><text:span text:style-name="T2"> forced herself to say. “I might not have one. In the absence of that, it is proper to address me as Avon. I don’t know if I have a house or patronage, so it is just Avon. No claim to be addressed.”</text:span></text:p>
      <text:p text:style-name="P1"><text:tab/>Linda interjected, “What was it you said to us back there?”</text:p>
      <text:p text:style-name="P1"><text:tab/>Avon glared at her. “When your name is Avon, you are no one.” That was not all she had said, but then she did not understand what she had been thinking when she implied she might be both a toy and a slave. </text:p>
      <text:p text:style-name="P1"><text:tab/>“Oh,” she responded flatly. </text:p>
      <text:p text:style-name="P1"><text:tab/>Avon sighed. Dane considered her words as he stepped over to his intern to accept the robes she was still thrusting towards him. Her gaze was drawn back over the water. The sun shone vainly through the clouds, conspiring to make an ugly prospect disturbingly beautiful. She did not want to think about what could have happened to her, but where was she supposed to go if she had no idea where she was coming from? After a short silence, she returned to the subject. “If that answers your question, then I would like to ask you a question.”</text:p>
      <text:p text:style-name="P1"><text:tab/>Dane gestured for her to continue, as he pulled his robes on.</text:p>
      <text:p text:style-name="P1"><text:tab/>“What was it you were so interested in about my neck?” she asked, unconsciously raising a hand to her nape. Her fingertips grazed the paired receivers. She felt a number of raised circles of flesh as sensitive as her nipples that covered hard structures embedded in her vertebrae.</text:p>
      <text:p text:style-name="P1"><text:tab/>Sensing her curiosity, and guessing correctly that she had no idea what she was feeling, he turned his back to her so she could see his own interface nodes. Pointing to one, he explained, “It is a direct interface neural linkage. I am not surprised if you have never heard of it. I could tell you it is used to access and manipulate data within a computer architecture, but I would be even less surprised if you didn’t understand what I am talking about. What I can tell you, that will matter to you, is this. Because you have that, you are—or your mother before you was—a citizen of the aegis, and an officer in the military.”</text:p>
      <text:p text:style-name="P1"><text:tab/>“And what does that mean?” she asked hesitantly.</text:p>
      <text:p text:style-name="P1"><text:span text:style-name="T2"><text:tab/>“Well, that depends on who you are,” he pointed out. The sight of her hair, whipping about in the breeze, forced him to add, “And what you are.” He had to admit that there were a lot of things he did not know about </text:span><text:span text:style-name="T3">avon</text:span><text:span text:style-name="T2">, but one of the few things about every citizen of the aegis knew was that the blood red hair unique to </text:span><text:span text:style-name="T3">avon</text:span><text:span text:style-name="T2"> genetic heritage was a sign of exclusive breeding. It appeared in only three bloodlines, one of which was allegedly extinct—with the exception of the Ideal. “I get the impression you are not too sure about the first one. As for the second, you are an enigma. You are fluent in human standard, and you have obviously been extensively trained in some form of martial arts, which suggests that you did not grow up in the wild. But, if you will pardon my saying so, you also seem to have no control over you psionic ability—which is unheard of in an </text:span><text:span text:style-name="T3">avon</text:span><text:span text:style-name="T2"> who was raised domestic, and illegal for any active psionic within the aegis.</text:span></text:p>
      <text:p text:style-name="P1"><text:tab/>“Add to that, that you were found drowning in a pool of blood—according to my doctor here, your own blood, mind you—in the public baths,” he went on, taking a deep breath as he went out on a limb, “and it looks like a recipe for world class trouble.” Well off to the side, Linda Mathias put a hand to her mouth. She could see where the captain was going. From her expression, Linda could see that Avon was not following them. </text:p>
      <text:p text:style-name="P1"><text:tab/>“I don’t think it is safe for us to continue this discussion here,” she said to both of them. Dane nodded agreement, and Avon looked at her in startled confusion.</text:p>
      <text:p text:style-name="P1"><text:tab/>“Why not?”</text:p>
      <text:p text:style-name="P1"><text:tab/>“Avon, can you think of any reason why anyone would want to kill you?” she asked carefully. Not that she expected she would. A very skilled and talented psionic might be able to survive wounds so terrible she bled a river of blood in the process of healing herself, but if such a psionic stood before them, she had not survived intact.</text:p>
      <text:p text:style-name="P1"><text:span text:style-name="T2"><text:tab/></text:span><text:span text:style-name="T4"><text:tab/></text:span><text:span text:style-name="T2"><text:tab/></text:span></text:p>
      <text:p text:style-name="P1"><text:span text:style-name="T2">“Is it possible that it is a result of my pregnancy?” Ashana asked, interrupting Ashara’s brooding silence. Ashara looked up, and her answer died on her lips. Ashana turned to see what had caught her lover’s eye, and gasped at the orgasm of dying light. Ashara gazed at her lover, framed in a halo of glory. The clouds beyond Ashana were angry, blood black mountains laced with silver and gold. Her nerves tingled for flight. It had been too long since she had storm danced. Opening the wings of her spirit, Ashara unfolded her body, and stepped into the air.</text:span></text:p>
      <text:p text:style-name="P1"><text:tab/>“The sky is threatening,” she grinned, “what do you think we should do?” </text:p>
      <text:p text:style-name="P1"><text:tab/>Ashana glanced up at her and smiled devilishly, “Strip,” she laughed, “we are about to get very wet.” She barely got it out before the first fat drop slapped the stone railing between them. The smell of rain had been seeping up on them and Ashana suddenly realized how strong it had become. A second drop struck nearby as Ashana continued, “Too late.” With a crack of thunder, the sky opened up. They cringed under the assault, laughing, but Ashana grew serious for a moment. She laid a hand flat on her belly and closed her eyes for a long breath. Catching Ashara’s hand, and meeting her eyes, she said, “We will talk about this. Later.” With that, they dismissed all thought of the covenant, challenges, and wedding engagements, and rode their thoughts into the maelstrom. </text:p>
      <text:p text:style-name="P1"><text:span text:style-name="T2"><text:tab/></text:span><text:span text:style-name="T4"><text:tab/></text:span><text:span text:style-name="T2"><text:tab/></text:span></text:p>
      <text:p text:style-name="P1">Avon’s stunned silence was interrupted by the sudden onslaught of rain. Linda ducked for cover, followed shortly by Dane, and still she stood there, mouth open in shock. She turned to where they huddled under an overhang. “Why would anyone want to kill me?” she uttered in amazement.</text:p>
      <text:p text:style-name="P1"><text:span text:style-name="T2"><text:tab/>The captain urged her under cover with a vigorous wave of his hand. She shuffled over, and he had to grab her and drag her under cover when she came to a stop in front of him. She was still looking at them in disbelief, oblivious of the water trickling over her face. He glanced at Linda, who simply shrugged, and responded at last, “Because of what you are?” His hand ran through his hair, and he sighed. Again the uncanny resemblance between her and the young </text:span><text:span text:style-name="T3">lyn</text:span><text:span text:style-name="T2"> they had seen on their way into the baths suggested itself. There was little doubt in his mind that the </text:span><text:span text:style-name="T3">lyn</text:span><text:span text:style-name="T2"> had been the Ideal. It was not a pretty implication, and admitting it only complicated the problem she presented—but it had to be considered. So he added, “Or what you appear to be?” Her confused look told him she did not follow.</text:span></text:p>
      <text:p text:style-name="P1"><text:tab/>“You really don’t know who you are, do you?” asked Linda.</text:p>
      <text:p text:style-name="P1"><text:tab/>Avon turned slightly toward the young intern. Her head dropped as she answered, “I don’t know.” She finally seemed to notice how wet she was, wiping the moisture from her face and running her hand back through her tangled hair. When she spoke again, she looked away from both of them, back toward the edge of the balcony. “It is so strange. Everything I have done today—this evening?—I just… I never seem to know what I can do until I do something.”</text:p>
      <text:p text:style-name="P1"><text:tab/>“Amnesia.” Dane muttered.</text:p>
      <text:p text:style-name="P1"><text:tab/>Linda nodded.</text:p>
      <text:p text:style-name="P1"><text:span text:style-name="T2"><text:tab/>Dane regarded the </text:span><text:span text:style-name="T3">lyn</text:span><text:span text:style-name="T2"> for a moment, and then glanced around. They were in the mouth of an entry way. After checking the door, and finding it unlocked, he sent them into the hall beyond with a gentle push. It was not the way they had come, but he felt he could trust his intuition to get them back through what appeared to be a residential area. To his surprise, Avon took the lead, making each turning without hesitation. It was possible she had no more idea than he where they were and how to get back to the annex, but by the same measure, her guess was probably as good. He lagged a few steps behind to hear his crew member’s thoughts on the situation.</text:span></text:p>
      <text:p text:style-name="P1"><text:tab/>From the look on her face when he paused, letting her catch up to him, he guessed she had a lot to say. Linda frowned, and walked in silence for a moment before going into it. </text:p>
      <text:p text:style-name="P1"><text:tab/>“If someone really did try to kill her,” she began, giving him an entreating look, “what do we do with her? My guess is she was very good before this—whatever—happened. We don’t want to meet up with some one who can destroy a person as powerful as she must have been.” He kept his eyes on Avon, wondering if the things he had learned about mental discipline, and simple discretion, could keep her from knowing everything they had to say. He crossed his arms and his own brow furrowed as he confided his own take on the situation.</text:p>
      <text:p text:style-name="P1"><text:tab/>“It gets more tricky than that,” he said. “We don’t know who she really is—finding out could be very risky—and we don’t know she is the person they were actually after.” He had to give it to the young doctor, she was not slow. She locked her face down, but that in itself only showed she had followed the implication. Linda thought it over, and realized that it was a lack of information that really hurt them.</text:p>
      <text:p text:style-name="P1"><text:tab/>“We have to find out who she is,” she agreed. “I assume that you don’t want to check her out through local channels, do you?”</text:p>
      <text:p text:style-name="P1"><text:tab/>“And announce to the world, and a killer at large, that she is alive and significantly weakened? No,” he stated firmly. If someone had wanted her dead, there was a good chance he—or whatever—thought the deed done. The smart thing would be to simply sneak her off planet, before rumors started to circulate, and therefor keep her safe from a repeated attempt. Of course, abducting her was a brilliant way to start off an interstellar incident. “We have to get her to the enclave and check her out internally. Even if she isn’t one of ours, medical records should be able to track her.” Avon might not have DNA on record, but whoever she had inherited her interface from certainly did. Linda nodded, and he continued. “If we don’t have any record on her, then there are clear treaty violations. That would give us grounds to take her into protective custody.” </text:p>
      <text:p text:style-name="P1"><text:tab/>“That should do a lot to improve tensions,” she interjected sarcastically. “However, that still leaves a serious loose end,” she added. Given her resemblance to the Ideal, it was entirely possible the killer had savaged her by mistake. The two of them had been in the same location within the same window of time, in which case it was vital that the Ideal be warned. But, the only evidence they had to back up any threat report was Avon herself, and it was not entirely impossible that the killer might have been the Ideal herself. Or contrariwise, the killer might have taken the Ideal’s place. That possibility upped the stakes considerably. The same window of opportunity applied to both potential victims and potential suspects. It sounded paranoid, but then it would take an individual as powerful as the Ideal to survive the wounds which Linda suspected that Avon had sustained. </text:p>
      <text:p text:style-name="P1"><text:tab/>Having such suspicions on a world full of telepaths did not do much to settle her stomach. In spite of that she had to point out, “If she is who I think she is, we’re looking at a whole range of secondary targets or motivations.”</text:p>
      <text:p text:style-name="P1"><text:tab/>Dane grabbed her arm and growled, “I don’t like the way you think, but I can’t argue with it either. If either of us is right…” He cut himself off. His eyes darted towards Avon’s back, and he started over, “I’ll tell you something else I don’t like. The location was good to take down a powerful opponent with her guard down, but the whole equation is still off. This is pure supposition, mind you, but if you were—if you had the power to pull it off the assassination of a high profile class three active and assume her identity, would you leave any evidence at the scene of the crime? Would you leave anything at all?”</text:p>
      <text:p text:style-name="P1"><text:span text:style-name="T2"><text:tab/>“If you don’t like the way I think, why are you better at it?” she fired at him. Linda Mathias glanced forward as well, and mused to herself for a moment. Even with her training as a military medical scientist, she could only guess at the full capabilities of psionics. From all the rumors and stories she had heard, imagination was the only limit. If that was all she had to go with, then there was the ideal solution. “Since this is devolving into supposition, let’s look at the extreme. If I wanted to take her place, and I had what I needed to do it, I would want to literally become her. I would want her body, her memories, and I would want them to be perfect. Ideally, I would walk away from the scene of the crime </text:span><text:span text:style-name="T3">in</text:span><text:span text:style-name="T2"> the only evidence. The question is, is that an actual possibility, and if so,” she challenged, with a wave in Avon’s general direction, “what could possibly go wrong with that plan that would explain her?” </text:span></text:p>
      <text:p text:style-name="P1"><text:span text:style-name="T2"><text:tab/>Dane opened his mouth to reply, but decided it wiser to keep his own counsel for the moment. Linda was a loyal officer, but he was too professional to divulge omega classified material. Unlike the majority of humans, he knew that </text:span><text:span text:style-name="T3">avon</text:span><text:span text:style-name="T2"> had the ability to transfer their minds into other bodies. It was a step beyond cloning that aegis scientists had devoted several fortunes to replicating. As a class three latent, he had been one of a small number of test subjects recruited for the experiment. Instead he said, “We really don’t know the limits of psionics, but these people have been studying and developing psionic technology for millennia. It goes without saying that we’ve only seen a fraction of what they are truly capable of. This is one of those circumstances where the book says to exercise extreme paranoia.” With that, he indicated that the conversation was over for the moment.</text:span></text:p>
      <text:p text:style-name="P1"><text:tab/>She indicated that she was not quite finished with their discussion.</text:p>
      <text:p text:style-name="P1"><text:tab/>Dane looked at her with a raised eyebrow.</text:p>
      <text:p text:style-name="P1"><text:tab/>She smiled. “Well, at least there is an easy answer to what to do with her for the moment,” she announced beaming.</text:p>
      <text:p text:style-name="P1"><text:tab/>“Really?” Dane inquired, raising the other eyebrow. She slipped into a grin as she rubbed the hem of her robe between her fingers. Dane caught her smile, as she pulled the cowl over her wet hair. He had not thought of that. “It might work.” With a few quick steps he was back at Avon’s side. </text:p>
      <text:p text:style-name="P1"><text:tab/>She glanced over as he appeared at her shoulder. Her face held no expression, but the careful way her eyes held his betrayed that she had been listening in. Her eyes dropped as the realization flickered in the depth of his mind. He wished he had the ability to probe her thoughts. But from what he could read, the content of their discussion had impacted her deeply.</text:p>
      <text:p text:style-name="P1"><text:tab/>“I have put you in danger,” she murmured.</text:p>
      <text:p text:style-name="P1"><text:tab/>It was a statement, but there was a faint undertone of embarrassed apology. He made her pause, with a hand on her arm. “No. Responsibility lies with the person who initiates action, not with the people that get caught in the cross fire,” he said with a stern look. Grabbing the edges of her cowl, he pulled it up over her head, hiding her distinctive mane. As he tucked in a wild strand of hair, he remarked, “I don’t know how you hold yourself together. Just how deep do you see?”</text:p>
      <text:p text:style-name="P1"><text:tab/>She blushed. “I can’t help it. I did not mean to spy.”</text:p>
      <text:p text:style-name="P1"><text:tab/>He shrugged. “It saves time explaining. As long as you understand that there is a chance of danger, and you keep your head down, we should make it through this. Aside from us, I doubt anyone even knows you are alive at the moment. Until we think of a way to get some answers, it is best to just keep it this way for now. Do you understand?”</text:p>
      <text:p text:style-name="P1"><text:tab/>She nodded, nervously. When they started walking again, she asked, “What am I supposed to do? I do not know where to go from here.”</text:p>
      <text:p text:style-name="P1"><text:tab/>Deliberately misunderstanding her, he answered, “Back to the annex.”</text:p>
      <text:p text:style-name="P1"><text:span text:style-name="T2"><text:tab/></text:span><text:span text:style-name="T4"><text:tab/></text:span><text:span text:style-name="T2"><text:tab/></text:span></text:p>
      <text:p text:style-name="P1"><text:span text:style-name="T2">A </text:span><text:span text:style-name="T3">dahn</text:span><text:span text:style-name="T2"> was a massive piece of architecture, but it did not even approach the hundred plus stories of a terran arcology. It’s nine vaulting levels, and loosely woven structure allowed rain to penetrate to ground level in front of the annex. Thanks to Avon’s unerring instinct, the three of them had reached the public baths unnoticed. Dane cursed under his breath when he saw his officers gathered in the foyer talking to native authorities. He had forgotten that a native physician had been summoned during the confusion. On arriving, confronted with a bath full of blood, she had no doubt immediately summoned what passed here for the police. He gave Linda orders to sneak Avon into their group and watch over her, while he approached the man in charge. </text:span></text:p>
      <text:p text:style-name="P1"><text:span text:style-name="T2"><text:tab/>Naturally, the native did not speak </text:span><text:span text:style-name="T3">uman.</text:span><text:span text:style-name="T2"> </text:span></text:p>
      <text:p text:style-name="P1"><text:span text:style-name="T2"><text:tab/>Another native, a </text:span><text:span text:style-name="T3">lyn </text:span><text:span text:style-name="T2">appeared and interpreted for them. The conversation was short, and Dane got the impression that they were less interested in questioning them than they were in convincing him and his people that they had stumbled across some kind of prank, with assurances that the juvenile responsible would be caught and reprimanded. He kept his surprised realization off his face as he went along with it, saying only that some of his officers had been surprised by an adolescent covered in blood, who eluded them and ran away.</text:span></text:p>
      <text:p text:style-name="P1"><text:span text:style-name="T2"><text:tab/>Clearly, this was part of a cover-up, on their part, but he wondered about the motive behind it. </text:span><text:span text:style-name="T3">Avon</text:span><text:span text:style-name="T2"> had always been close mouthed about themselves. Relationships between human and </text:span><text:span text:style-name="T3">avon</text:span><text:span text:style-name="T2"> had long had a classic cold war taste. Humans collectively pretended to have no clue as to the full potential of psionics. Human literature spoke for itself, convincing </text:span><text:span text:style-name="T3">avon</text:span><text:span text:style-name="T2"> that humans would literally kill for the secrets of immortality. However, aegis intelligence agencies had known for a long time that </text:span><text:span text:style-name="T3">avon</text:span><text:span text:style-name="T2"> had mastered techniques that allowed them become virtually immortal—through various combinations of parthenogenic reincarnation, and instantaneous regeneration—but maintained the pretense of having only unsupported suspicions. Obviously, they hoped that Dane and his staff had not understood what they had witnessed, and for their own protection it was essential to convince them that the case was so.</text:span></text:p>
      <text:p text:style-name="P1"><text:span text:style-name="T2"><text:tab/>Unfortunately, that did not tell him what they themselves knew about what had happened, nor what their intentions toward Avon might be. Fortunately, it was dark, and their group was large enough that one more body in identical robes huddling in the rain did not stand out. He explained that he had gone in pursuit, but the alleged prankster had lost him in the </text:span><text:span text:style-name="T3">dahn.</text:span><text:span text:style-name="T2"> After the interview concluded, he went over and joined his people. They were all robed and hooded, waiting under the eye of an escort. </text:span></text:p>
      <text:p text:style-name="P1"><text:span text:style-name="T2"><text:tab/>In poor </text:span><text:span text:style-name="T3">uman</text:span><text:span text:style-name="T2">, he announced that he would take them to their rooms, which brought a subdued cheer from the naval officers. After several years in a shipboard environment, none of them was used to the assault of raw weather. Dane ushered his people on, and spared a glance at Avon. She was not looking well. She seemed to be in shock, or autistic withdrawal. At least she responded to Linda’s hand on her elbow, guiding her along. With a gesture to his executive officer, to take his place and distract their guide, he slipped back to check on Avon, and see what he could do to cushion her from the impact of human minds. When he reached her, she simply looked up and said:</text:span></text:p>
      <text:p text:style-name="P1"><text:tab/>“They don’t know anything. All they are concerned with is keeping you from asking questions. The evidence has already been removed, or disposed of.” She grabbed his hand, and leaned into him. He could feel a constant shudder in the rhythm of her walk. He squeezed her hand.</text:p>
      <text:p text:style-name="P1"><text:tab/>After a moment, he asked, “What sort of questions are they asking themselves?” When he got no answer, he bent around to see her face. Her lips were moving, but there was no sound. He put an arm around her shoulder and whispered, “Never mind. We’ll talk about it in private later. Just hold it together until then, okay?” He gave her a reassuring hug, trying to project mental silence around them.</text:p>
      <text:p text:style-name="P1"><text:span text:style-name="T2"><text:tab/></text:span><text:span text:style-name="T4"><text:tab/></text:span><text:span text:style-name="T2"><text:tab/></text:span></text:p>
      <text:p text:style-name="P1"><text:span text:style-name="T2"><text:tab/>Matters became more complicated as they arrived at the suite of apartments that had been prepared for them. The facilities provided to house the guests of the </text:span><text:span text:style-name="T3">Dai</text:span><text:span text:style-name="T2"> were small and starkly elegant. The suite had twenty small rooms on the upper floor. Five faced in, bordered by a balcony looking over the main sitting room, and five faced out, looking over the small arbor garden they had crossed through to reach the entrance. Dane escorted Avon to one of the back rooms, while the others explored the downstairs. He picked out a corner room and walked her in. He stayed with her for a few moments to help her regain her equilibrium. He was there with her when his executive officer found him and delivered the news.</text:span></text:p>
      <text:p text:style-name="P1"><text:tab/>“Captain, we just received a summons to dinner,” Commander Alt told him softly, when he answered her gentle knock. “They have already laid out clothes for us. There are a number of servants waiting to get us dressed. Can you believe they think we need help to get dressed?”</text:p>
      <text:p text:style-name="P1"><text:span text:style-name="T2"><text:tab/>Dane smiled, “Actually, I hear that </text:span><text:span text:style-name="T3">avon</text:span><text:span text:style-name="T2"> formal dress, while it looks simple and elegant, is rather complicated. Try not to be offended.”</text:span></text:p>
      <text:p text:style-name="P1"><text:tab/>Alt nodded and cocked her head so she could see the shivering red head curled up on the bed. Dane put a hand on her shoulder and moved them both out into the hall. Alt had to inquire, “I heard you tell them she got away. Is there something I should know about?”</text:p>
      <text:p text:style-name="P1"><text:tab/>“Meggan,” he sighed, “I really think it is best if you pretend you haven’t noticed anything unusual. I know you have been working on your mental discipline, but right now it is safest if you don’t know anything.”</text:p>
      <text:p text:style-name="P1"><text:tab/>Commander Meggan India Alt raised her eyebrows at that, and offered a little shrug. Realizing that this had to be nipped in the bud, he quickly added that it would be in the best interest of the officers if they also did not become too curious, and told her to have as many of them as she could double up, so the rooms near Avon’s could be left unoccupied. He promised that as soon as they were all protected by the mind locks they were supposed to receive at dinner, and back in the privacy of their own rooms, he would explain everything.</text:p>
      <text:p text:style-name="P1"><text:tab/>Together, they went back down stairs and allowed the servants to dress them in seal and formal attire. Before their escort arrived to take them to dinner he went back up and checked on Avon a final time. As he entered, he saw her sitting on the window seat, gazing out the open window. She looked over as he approached. In a soft voice she greeted him.</text:p>
      <text:p text:style-name="P1"><text:tab/>“Are you feeling better?” he asked, kneeling beside her.</text:p>
      <text:p text:style-name="P1"><text:tab/>“I think, if I can keep from being touched, I can avoid the worst of it, but it is very hard to concentrate around so many people. I just start to get lost. It gets overwhelming, and I don’t have any where to turn to escape it,” she looked back out the window. “When I can no longer hear myself think, I just suddenly tune out. I feel like I’ve fallen asleep. When I come to, I find myself some place familiar, but I have no idea how I got there. It happened with Linda, on the way to the annex, and for a moment no one was paying attention to me and I noticed we were there already. It happened coming here.” She shook her head. Taking a deep breath, she turned again to search his face. “You have to go,” she stated, somewhat resigned.</text:p>
      <text:p text:style-name="P1"><text:tab/>He nodded. “I’ll be back. You’ll be safe here. I’m sure you’ll be happy to be left alone for a bit. We’ll probably be back late. Are you all right with that?”</text:p>
      <text:p text:style-name="P1"><text:tab/>She nodded.</text:p>
      <text:p text:style-name="P1"><text:tab/>He admonished her to get some sleep, and excused himself from the room. The rest of the officers were waiting downstairs in the entry, most of them had been spoken to in private, and he was sure of their discretion. Fortunately, few of them really had a clear idea what had happened in the bath. Together, they slipped into the storm cloaks their assigned servants offered , and filed out into the night. By the time they got back, Avon was deep asleep. Rounding up Linda, Rick, Kyle and Alt, and leading them into what seemed to be a drawing room, he laid out the problem before them. They were up late into the waning hours of night discussing the implications of Avon’s existence, and the situation it placed all of them in.</text:p>
      <text:p text:style-name="P1"><text:span text:style-name="T2"><text:tab/></text:span><text:span text:style-name="T4"><text:tab/></text:span><text:span text:style-name="T2"><text:tab/></text:span></text:p>
      <text:p text:style-name="P1">Caressed by the moon, her body writhed and arched; her arm rising as if to fend off attack. The taunting images were different from her last nightmare. It was disjointed, tearing and fragmenting. There was no sense of place or time. Or rather there was, but only in snatches. A wild array of moments and scenes that seemed to have no continuity. It reminded her painfully of the moments of chaos when her mind had been ripped open by brushing fingertips. The worst of it was a sense of physical disruption, chased by the feeling that there was a sane thread, a continuity of self that mocked her absence of memory.</text:p>
      <text:p text:style-name="P1"><text:tab/>A part of her danced under the surface of sleep’s paralysis, desperately aware of how near the haven of waking lay. Her mind—in embracing sleep—revisited an eternal moment, where memories tore at her heart and tried to rend her soul as they had in the instant the experience first seared her. In eye of chaos, she was a child—huddled in a womb of soothing serenity. Her eyes were shut tight, and her fists clenched tight over her breast, but the howling chaos pierced her inner vision subjecting her to an endless stream of torment. </text:p>
      <text:p text:style-name="P1"><text:tab/>Her throat struggled to give voice to inarticulate pleas for help, but her vocal chords were frozen with terror and confusion. Her body wrenched itself around the desperate need to scream and break the spell, but only a faint rasp escaped. </text:p>
      <text:p text:style-name="P1"><text:tab/>Her mouth framed the strongest word of denial known to a child—over and over—as her spirit toured a hell within. Her mind stabbed desperately at the barriers between consciousness and sleep. Only a simple shift of mental state and her wounded soul would be safe. Rescued, from the ghosts of memories painful enough to shatter her. Saved, from a horror so harsh it cracked the discipline of a mind strong enough to pry between dimensions.</text:p>
      <text:p text:style-name="P1"><text:tab/>Her eyes flew open.</text:p>
      <text:p text:style-name="P1"><text:tab/>She regretted it instantly. Her sight was assailed by an impossible vision of two here’s, two now’s and her brain struggled to superimpose them on each other. She was awake, but she was still dreaming. With a tearing mental effort, she focused on the image she had reason to expect. An image of the room etched in moonlight slowly resolved before her eyes in response to the shift in her attention. She sat up hesitantly in bed and caught a glimpse of herself in the mirror. </text:p>
      <text:p text:style-name="P1"><text:tab/>A fragment of a dream—or was it a memory?—imposed itself on her vision. A lover responding to her caresses, her face engraved in memory with love and passion. That face. Her face. The face of her killer. Without warning, her whole being recoiled. She was looking at a mirror. </text:p>
      <text:p text:style-name="P1"><text:tab/>It was as if her mind plummeted through an abyss. A violent, eternal instant with her very flesh twisting through her thoughts. Her wits returned—badly frayed—what she hoped was only an instant later. She closed her eyes, and took a deep breath. And then the panic hit. After the spasm of animal terror passed, she realized that she sat, as surely as if she were still in bed, suspended high over the Emerald Coast. </text:p>
      <text:p text:style-name="P1"><text:span text:style-name="T2"><text:tab/>Looking around her, she unconsciously got to her feet and pivoted around for a better view. Noticing, she took a couple experimental steps. </text:span><text:span text:style-name="T3">I’m walking on air!</text:span><text:span text:style-name="T2"> She thought with delight. She whirled about in a mad dance and suddenly swallowed her heart as she fell!</text:span></text:p>
      <text:p text:style-name="P1"><text:span text:style-name="T2"><text:tab/>Precisely one meter, she found, as she painfully crashed in a heap on the floor. Something pulled at her scattered senses, forcing her to collect her thoughts and remember herself. </text:span><text:span text:style-name="T3">Just a dream. I’m just dreaming. Everything is fine. All I have to do is wake up.</text:span><text:span text:style-name="T2"> Her eyes snapped open, and the image of the room reappeared. This time there was no double vision. After that quick check to make sure, she looked down. She could not see her hands. What she could see was a vision of land and sea far below, </text:span><text:span text:style-name="T3">through</text:span><text:span text:style-name="T2"> her hands. For an eternal moment, it felt like a naked truth. As if somehow, she was some kind of dream let loose in reality. </text:span><text:span text:style-name="T3">No! Wake up! </text:span><text:span text:style-name="T2">With all the energy she could summon, she focused on where she was supposed to be, and even more fiercely, who she was supposed to be. </text:span></text:p>
      <text:p text:style-name="P1"><text:tab/> The timeless instant ended with a violent clarity. “Goddess!!!” She gasped, her body trembling with fear, and the floor properly under her body, she closed her eyes and began pulling her attention back together. </text:p>
      <text:p text:style-name="P1"><text:tab/>When she was satisfied that reality once again safely conformed to the proper guidelines, she collapsed in a heap and panted from an exertion she did not even know how to define. When her heart stopped crashing around within her chest, she opened her eyes and glanced around for the clock. Tracking up the wall, she focused on the inset display glowing through the darkness. “Almost third of one. Goddess,” she exhaled. </text:p>
      <text:p text:style-name="P1"><text:tab/>She pushed herself up from the floor, where she had ended up after sliding off of the bed. Wrestling her night shirt back down, she stood up and took stock. The sheets and comforter had all been thrown off the bed in her convulsions. She bent over to grab them but when she returned upright, she simply tossed them down again, shaking her head.</text:p>
      <text:p text:style-name="P1"><text:span text:style-name="T2"><text:tab/></text:span><text:span text:style-name="T3">Not worth it. I’ll never get back to sleep. </text:span><text:span text:style-name="T2">She ran her hands through her disheveled hair, sorting out her thoughts in a still awakening mind. </text:span><text:span text:style-name="T3">Dane and the others won’t be up until fifth of four, </text:span><text:span text:style-name="T2">she realized. With a grimace, she dropped her hands to her hips. She looked upon the bed and its invitation to renewed dreaming. </text:span><text:span text:style-name="T3">I’d rather wait it out. </text:span><text:span text:style-name="T2">She toed the comforter, but she was hot enough from her fit to forgo the added insulation. Approaching the door, she reflected, </text:span><text:span text:style-name="T3">Don’t lie. I can get back to sleep. I’m just afraid to. </text:span></text:p>
      <text:p text:style-name="P1"><text:tab/>Afraid of what I might remember.</text:p>
      <text:p text:style-name="P1"><text:tab/>In the hall, a back lit silhouette of herself, she turned and punched the wall. The shock passed through her, but the impulse to rage and destroy was harder to ground out. “Stupid!” Feeling no pain, and not bothering to examine the result of her impact on the wall, she glared inwardly at herself. She composed herself against further outbursts and smoothed her hair back. It did not serve to loose her temper, it would only reverse and end up hurting her. Like everything else it seemed. </text:p>
      <text:p text:style-name="P1"><text:tab/>She continued on through the connecting hallway and came out on the balcony overlooking the common room below, and the majesty of the coastal highlands beyond the glass walls. She slunk through the dark, gliding down the stairs into room that was once the heart of a home. </text:p>
      <text:p text:style-name="P1"><text:span text:style-name="T2"><text:tab/></text:span><text:span text:style-name="T3">Now where did that thought come from?</text:span></text:p>
      <text:p text:style-name="P1"><text:span text:style-name="T2"><text:tab/>It was like the feeling she had while leading Dane and Linda through the </text:span><text:span text:style-name="T3">dahn</text:span><text:span text:style-name="T2">. That nagging sense of familiarity that gripped her, but explained nothing. It seemed strange to be here alone. </text:span><text:span text:style-name="T3">I’m not alone though. There are twenty humans sleeping all around me,</text:span><text:span text:style-name="T2"> she thought with a shudder. Still the string of feelings persisted, irrationally. An apartment like this should belong to a family, but there was not enough of the house of Ara left to occupy the many accommodations reserved for the extended kin of the </text:span><text:span text:style-name="T3">Dai</text:span><text:span text:style-name="T2">. It was strange, this insight of hers. Making observations without any context to draw from was slightly spooky. It implied memory, but for now, it was too much. Turning from the room, she went to the washroom adjoining the workshop and dressed to go walking. </text:span></text:p>
      <text:p text:style-name="P1"><text:tab/>Slithering out of her nightshirt, she squirmed into a body seal, blouse, tunic and leggings. She found herself a pair of tall boots and an overcoat in the entry and with economic haste soon found herself sealing the door behind her, safely out in the night. She was mildly surprised to note that the evening storm had started its second advance during her brief distraction, and the moonlight had become diffuse and weak. She toyed with the notion going back in for her storm cloak, but resigned herself to the whim of the weather.</text:p>
      <text:p text:style-name="P1"><text:tab/>Avon was mildly afraid that she would retreat back to the lonely comfort of her apartment if she opened the door. She was severely afraid that if she gave it a chance, sleep would trap her again. So, setting her teeth, she stalked out into the darkened estate.</text:p>
      <text:p text:style-name="P1"><text:tab/>She did not have anywhere to go really. Her only thought was the need for action. She did not want to dwell on the nightmares—both sleeping and waking—that she had struggled with. She wanted to feed her ever hungry senses. She needed to fix on the moment.</text:p>
      <text:p text:style-name="P1"><text:tab/>There was a music in the motion. The fast beat of her heart and the slower rhythm of her echoing footsteps set a complex tempo. The wind whistled and moaned along the broad arcades, underscored by the rattling hiss of the rain. The crack and grumble of thunder dominated, reaching inside her chest and abdomen to caress her vulnerable parts. In the silences between, she heard even the endless passion of the sea, stroking the beaches, and thrusting among crevices and fissures of the rocks. </text:p>
      <text:p text:style-name="P1"><text:tab/>The sharp bite of ozone, and the spice of new rain, laced by the primal life-scent of the ocean, were taunting and arousing. Her nostrils flared as she drank in the heady mix. It sharpened her perceptions, opening her mind to her body, transforming flesh into some sensual flame. Her muscles moved beneath her skin like tongues of heat and light. Every motion created friction, her own clothes gripping and sliding around her in a binding caress. It was maddening. It was wonderful. It was unbearable. Her senses were overloaded and her whole being craved for release. </text:p>
      <text:p text:style-name="P1"><text:tab/>She wondered if making love would be as wonderful as opening herself to the sensuousness of the world as she moved through it. She could not remember. She smiled to herself. Amnesia might not be all bad, thinking of all the things she had to rediscover. In spite of herself, she wondered if that was just madness. The smile fled, as she remembered her reaction to her one fleeting glimpse of memory. If that was an example of what she had to remember, maybe it was better that she simply start over. Maybe she had experienced so much pain in her short life, that any moment without pain was pure pleasure. If that was true, she forced herself to smile, than ecstasy would probably be overwhelming!<text:tab/></text:p>
      <text:p text:style-name="P1"><text:span text:style-name="T2"><text:tab/></text:span><text:span text:style-name="T4"><text:tab/></text:span><text:span text:style-name="T2"><text:tab/></text:span></text:p>
      <text:p text:style-name="P1"><text:span text:style-name="T2">She realized her mistake in the early dawn. She did not catch it right away, but the fourth or fifth time she came to her senses in some remote location she figured out what was happening to her. People had started waking up, and thinking out their plans for the day. Their impulses drifted into her thoughts and drove her from location to location without her realizing it was happening. Gritting her teeth, she tried to return to the annex, but she couldn’t avoid the </text:span><text:span text:style-name="T3">osi j’caoi.</text:span><text:span text:style-name="T2"> Even at this early hour on the first day of wend, there were simply too much traffic for her unguarded mind to deal with. </text:span></text:p>
      <text:p text:style-name="P1"><text:tab/>She could not believe she had been so stupid. </text:p>
      <text:p text:style-name="P1"><text:tab/>All she had been thinking of was getting away from the pressure of their human minds. Actually, thought had not really entered into it. If it had, she might have considered the danger any mind posed to her, and one in specific promised. Instead, she had blithely cut herself off from the only safe haven she knew. </text:p>
      <text:p text:style-name="P1"/>
      <text:p text:style-name="P1"/>
      <text:p text:style-name="P1">chapter</text:p>
      <text:p text:style-name="P1">05</text:p>
      <text:p text:style-name="P1"/>
      <text:p text:style-name="P1"><text:tab/></text:p>
      <text:p text:style-name="P1"><text:tab/></text:p>
      <text:p text:style-name="P1">Ashara was already smiling when she realized she was awake. Her smile broadened as she recognized the weight on top of her—from dreams she had been delivered into the embrace of her dream. The heat of Ashana’s body captured her imagination. Her eyes still closed, Ashara could make out every line and curve of her through that tacit perception. She was really there; of that there could be no question. Lying cheek to cheek, Ashara stretched her full length and gently shifted Ashana onto her side. Her body was pleasantly solid; her skin was taut and healthy, its texture silken. Her temperature was almost feverish. Her muscles firm and richly toned. The body of an active individual. Ashara cuddled up against her, nose to nose. Ashana remained still. Reaching beyond the limits of her own mind she brushed the thread of Ashana's submerged awareness. Images came into her mind—disjointed, fleeting. Alluring. Their pull drawing her under.</text:p>
      <text:p text:style-name="P1"><text:tab/>So Ashara opened her eyes.</text:p>
      <text:p text:style-name="P1"><text:tab/>Muted light seeped through the draped windows. The heavy down comforter pressed her and Ashana's heat back down on them. Ashara sat up and the cover slid from her shoulder to bunch up in her lap. A mischievous glint sparked in her eye, and she slid powerfully from the bed, dragging away the comforter—the only covering they had needed, in spite of the storm. It slid fluidly off of her and pooled on the hardwood floor unnoticed. Turning triumphantly, to see if this maneuver had been enough to stir Ashana, she happened to catch a glimpse of herself in the picture mirror on the wall.</text:p>
      <text:p text:style-name="P1"><text:tab/>Ashara confronted the Ideal of her race. </text:p>
      <text:p text:style-name="P1"><text:tab/>Her hair, long and sheer, a red so dark it almost bled from her scalp. Her complexion was smooth and flawless. The translucent flesh was like mother-of-pearl, haunted by phantom colors. Her face was strong and yet delicate. Accented by sculptured cheekbones and jaw line, a slender neck, sharp nose, and full mouth. Her eyes were stunning; a dove grey under boyish eyebrows. Her frame was quite distinctively female—slender torso, tapered waist, and wide hips. And as flat-chested as any male. Her flesh, firm and unexpectedly resilient. To all casual appearances, a young woman; perhaps a bit on the athletic side. Only five foot eight, and slender—not unusually tall for a woman, and yet not unusually short for a man.</text:p>
      <text:p text:style-name="P1"><text:span text:style-name="T2"><text:tab/>But while her loins spoke not of manhood, neither did they prove a woman's. She could understand why humans stared. Her time among them had taught her much in her previous life. She still did not know why she had chosen to be born among them. As with any </text:span><text:span text:style-name="T3">avon</text:span><text:span text:style-name="T2">, she had been reborn innocent of experience, and developed in light of her exposure and personal experiences. She had not come into her full memory until her mother-self had died. By the time that had happened, she had been alienated against her own gender. She had demanded to learn the </text:span><text:span text:style-name="T3">aeo’mna.</text:span></text:p>
      <text:p text:style-name="P1"><text:tab/>It was disturbing to have come so unexpectedly back to this trial of her childhood. As she stared into the mirror, she recalled little moments which had impressed her difference upon her. The day she discovered that no human daughter shared the secret of her hidden sex. The embarrassing attempts to hide her uniqueness lest others know her for a freak. Or worse, seek to remove that which made a lie of her girlhood. Though she knew that such a thing might end her exile, it would make her less than what she truly was. For, having persevered until adolescence, she found herself able to take—yet despaired of ever finding—a lover. So why now, when that fear had proved a phantom, should this old malady take hold?</text:p>
      <text:p text:style-name="P1"><text:tab/>Remembering herself, she returned her attention to Ashana, who seemed to be happily oblivious to the prank. Ashara sighed pleasantly and shrugged. Slinking back over to the bed, Ashara gazed lovingly at Ashana. And remembered how very much she preferred to call her Ana. She pronounced it very specifically with a denounced—almost swallowed “n”. Saying that name made Ashara feel the way Ashana herself made her feel. Ashara devoured her with her eyes.</text:p>
      <text:p text:style-name="P1"><text:span text:style-name="T2"><text:tab/>Others claimed they were identical, but Ashara always saw someone different, original. An ageless young </text:span><text:span text:style-name="T3">lyn</text:span><text:span text:style-name="T2">. Long of limb and fair complected. Her face was framed, and her pillow draped, by a flow of carnal red, but she was amazed at its golden tints. Her face suggested and eclipsed a simple heart shaped frame of her own face—achieving that slight difference between demure and predatorial beauty. Which was Ashana, in a word. This was not a voluptuous woman. She was whole-heartedly </text:span><text:span text:style-name="T3">lyn. </text:span><text:span text:style-name="T2">Her beauty was that of elegant simplicity. An animal beauty. Unable to resist, Ashara began to explore with other senses as well. With a caress, confirming the sculpture of her face—strong, high cheekbones. A well turned jaw. Tracing the delicate line to the rounded point of her chin. Fingers descending along her slender neck—and lips faintly brushed under her chin. She arched under Ashara and Ashara pulled back to regard her.</text:span></text:p>
      <text:p text:style-name="P1"><text:tab/>Her face was still vacant with dreams.</text:p>
      <text:p text:style-name="P1"><text:tab/>Emotions rose in Ashara as her eyes slid down her lover's body. Desire and fascination feeding each other. She could spend the rest of her life exploring the most common or intimate details that Ashana embodied. Even now, she could not stop her hands from caressing; even as she noticed that Ashana's mouth had opened seductively—her breathing become fast and shallow. She could not help but note familiar details as her attention was drawn to Ashana's mouth. Her teeth were white, sharp and straight, with pronounced canines.</text:p>
      <text:p text:style-name="P1"><text:tab/>A peculiar ache was eating at Ashara. Slipping very close, she caressed Ashana with her full body—ending with her nose under Ashana's ear and fully embracing her. Because she could not help it, Ashara slid on top of Ashana. Her body read the softness of the flesh and the hardness of the bones within it under her weight. Very gently, she held open Ashana's mouth with hers and sucked the air out of her lungs. Then exhaling, gave their breath back to Ashana. Ashara controlled their breathing—feeling Ashana's body raise and fall in complement to hers—until she began to get dizzy. Increasing the rhythm until she had Ashana breathing at a waking pace. Ashana rose from the depths of sleep starved for air and drunk on the breath they had shared. Opening her eyes, she found herself gazing deeply into Ashara's. With the caresses, the weight upon her and the kiss of breath, Ashana awoke fully aroused. Her arms clasped Ashara's body and she responded fully to the kiss.</text:p>
      <text:p text:style-name="P1"><text:tab/>Desperate for air, they parted—gasping hungrily for breath as they passionately continued to steal each other's mouths for kisses. The taste of sleep was sour in their mouths, but rush of breath as they gasped with their mouths open and close was sweet. Ashara pulled her legs up and braced her knees on either side of Ashana's waist—pulling herself up on all fours over Ashana. Ashana's arms slid down Ashara's back, her hands stroking their way down to Ashara's thighs—hooking her thumbs in the bend of hip and thigh and then gripping Ashara there hungrily. Trying to pull Ashara back down on her. </text:p>
      <text:p text:style-name="P1"><text:tab/>Ashara held Ashana's head possessively, pulling it up to her and exploring Ashana's face with her lips. Forehead, cheekbones, eyes, jaw, and down to her neck, where she bit and licked provocatively. Ashana arched under her and pressed her belly against Ashara's—driven by that nameless hunger that consumes the flesh. Akin to lust, but selfless. The appetite that Ashara's use of her was meant to evoke.</text:p>
      <text:p text:style-name="P1"><text:tab/>Grabbing her by the neck and forcing her head down into the pillow, Ashara pinned her and turned her attention to tormenting the sensitive spots at the base of her neck, her collarbones, and immature breasts. They would develop during her pregnancy, rounding out, until she looked truly female. Depending on her level of activity after the birth of her daughter-self, they might wane again. Her lips fell between the shallow mounds. Tantalizing the aureoles, but denying them her lips’ attention. Ashara wanted her to moan, but Ashana swallowed her torment. Ashara shifted herself to one side. She planted her other hand in Ashana's midsection, pushing Ashana down into the mattress. Ashana struggled just enough to keep Ashara's hold intense—while Ashara virtually savaged her breast and ribs. Grazing the skin stretched over her ribs; enough to bruise, enough to be felt in the bones—but not enough to break the skin. </text:p>
      <text:p text:style-name="P1"><text:tab/>Ashana began to break. Gasping and moaning. Her voice begging and crying of its own accord. Ashara's hand slid down to her groin, pressing down. She needed a grip on the delicate flesh to control her, knowing Ashana to rely more on the use of leverage over strength. Transfixing her with the hold on her pubic arch. The hand around her throat holding her firmly, but carefully. Her grip did not threaten to cut off her breath. And it would not unless she tried to pull away. </text:p>
      <text:p text:style-name="P1"><text:span text:style-name="T2"><text:tab/>Ashana felt like she was being devoured. Images streamed into her mind, still vividly close to dreaming. Her hands were running up and down Ashara's body. One hand going behind Ashara's neck; trying to pull, trying to push, but never deciding between encouraging and discouraging the </text:span><text:span text:style-name="T3">lyn</text:span><text:span text:style-name="T2">’s attention. The other hand found its way to Ashara's crotch.</text:span></text:p>
      <text:p text:style-name="P1"><text:span text:style-name="T2"><text:tab/>Under the skin, Ashana felt the muscles of Ashara's abdomen tighten. The heel of her hand braced on the her pubic arch. The down tickled her palms and the heat seemed intoxicating. Pinned down, Ashana was at the extent of her reach, keeping her hand up between Ashara's legs. Exploring. In her way, taunting the sensitive flesh. Lightly applying pressure along the seam, tickling. Sliding her finger along and slightly parting the coital lips. Dipping toward the opening of her </text:span><text:span text:style-name="T3">coi</text:span><text:span text:style-name="T2">.</text:span></text:p>
      <text:p text:style-name="P1"><text:tab/>A secret smile ghosted across Ashana lips. Pushing into her lover's body with a finger, she succeeded in distracting her. Ashana's finger was probing and stroking. Deceiving her body. Arousing that which lay within her to assume its female aspect. In a flash she was desperate for an embrace which Ashana was in no position to provide. Ashara’s grip slackened, and Ashana thrust herself upright. Wrestling Ashara to her back, Ashana turned her attention to her assault. The sensation impaled Ashara. Within her abdomen a pulling thrill began, as Ashana’s fingers started drawing her out.</text:p>
      <text:p text:style-name="P1"><text:tab/>Ana had tricked her again. Writhing with frustration, but unable to find release under the taunting seduction of Ashana's fingers. When she had Ashara begging, she finally stopped and leaned back away from her. Smiling deviously.</text:p>
      <text:p text:style-name="P1"><text:tab/>Wound up around whetted lust, they locked in a frenzied glare for a minute before Ashara smiled, saying reverberantly, “Good morning Ashana.”</text:p>
      <text:p text:style-name="P1"><text:tab/>Ashana laughed pleasantly. Leaning forward, and rising to hands and knees, she bent over Ashara’s body to give her a kiss on her stomach. In a husky voice queried, “Now that you have my undivided attention, was there something you wanted from me, or do you just get off disturbing my dreams?” The mock severity in her voice was belied by the amorous glint in her eye.</text:p>
      <text:p text:style-name="P1"><text:span text:style-name="T2"><text:tab/>Ashara lay back, smiling. Ashana prowled forward, dropping nipping kisses until her face was above Ashara’s. «</text:span><text:span text:style-name="T3">What do you want?</text:span><text:span text:style-name="T2">» Ashana asked, silently.</text:span></text:p>
      <text:p text:style-name="P1"><text:span text:style-name="T2"><text:tab/>«</text:span><text:span text:style-name="T3">Open up to me. Let's step up,</text:span><text:span text:style-name="T2">» Came the eerie reply.</text:span></text:p>
      <text:p text:style-name="P1"><text:tab/>Ashana hunched down and tasted Ashara's mouth. In a part of her mind, the walls between them came down. Like two hands coming together, they both shared the sensation of mouth on mouth, two tongues seeking for each other. From the coil in Ashana's abdomen, another tongue emerged, assuming the male aspect of her gender. Their psychic embrace eclipsed the embrace of their flesh. Awareness of their own bodies became only an attribute of their personalities, aware of each other's realm of sensation. Between them, the world was redefined. Each caress an accent in both minds. Each ache and pleasure read and each gesture executed with total conviction. No doubts. No searching. Playing the elusive senses of their bodies like an instrument. And their music—intimately private—was indescribable.</text:p>
      <text:p text:style-name="P1"><text:tab/>Their intercourse embedded in an intercourse of thought, they fenced ideas and impressions. Their rapport teaching them how to fit together in ways a lifetime of searching could not. In ways two bodies can never quite fit together. The object, not sex, was pure sensation. A song for the sense of touch. </text:p>
      <text:p text:style-name="P1"><text:tab/>The penetration of each other's minds realized as a penetration of the unknowable depths of each other's bodies. The friction between them a thought that, alone, neither could hope to know. Sharing this, they found the patience to stretch the envelope of sensation. The deliberation to build up wave upon wave of devastating erotic pulses—each a brush with the knife of orgasm. Tempted. Then recoiling. Returning to the hunger. Then resumed. Reaching repeatedly a higher intensity until it became too much. Too fast. Losing themselves as with one mind seeking that final stab beyond endurance. And even when their bodies were spent and vibrating with the echoes of orgasm, they held each other tight. Even as they became able to sort out who was who—even as the passion died—they remained open to one another. </text:p>
      <text:p text:style-name="P1"><text:tab/>They spoke no words, nor thought no thoughts of love. </text:p>
      <text:p text:style-name="P1"><text:tab/>Their possession of one another spoke far more than they, themselves, ever could. This was the third time, and it was awesome. Nothing they had ever shared before compared to this, and this was what they had been so afraid of. Only one question remained, what was there to be afraid of in this?</text:p>
      <text:p text:style-name="P1"><text:tab/>Quietly, they explored each other and their common self. They were a polarized mind bereft of boundaries. A shared consciousness bound between two distinct wills. Seamlessly mated together in the most perfect embrace, they were for the moment a single being torn between a pair of bodies woefully unable to express what they had become. Anashara. Union. As they had always been, but for the moment awake. Aware. And Anashara was fascinated at the structure of her bodies, and moved by the passion evoked from them. Removed from the notion of a physical self, Anashara regarded her bodies as incomprehensibly rare objects. A pair of lenses through which her diune will refracted; split by the immortal sparks that were the ultimate selves of Ashana and Ashara. Each realizing that they were seeing each other—seeing themselves through the other's eyes. Each other's feelings. </text:p>
      <text:p text:style-name="P1"><text:tab/>They lay together until they had managed to overcome being enraptured with one another. They swapped a secret smile. It was for rapture of the moment of reunion that they had suffered the agony of severing their bond the last time. But they would not sever it again so soon. They turned their attention to dealing with the world. The demands of nature their love making had postponed. A task requiring them to keep the functions of each body distinct in the unity of mind they held. Fortunately, they had taken pains to master this from the start. They showered together. Another sensual experience, but one they chose not to succumb to. Returning to their bed, they considered the day ahead.</text:p>
      <text:p text:style-name="P1"><text:tab/>It was still early. Perhaps an hour remained until the time they usually broke fast. Together, they left the room and wandered sculpted stone corridors until they found a sunny terrace where they could bathe in the warm morning sun and let the wind dry their hair. </text:p>
      <text:p text:style-name="P1"><text:tab/>Conversation was absent in favor of sharing their impressions of the morning's details. They sat facing one another, and thus shared between them a full three hundred and sixty degree view of the world. It came as second nature for them to make themselves part of each other's scenery—unconsciously making their bodies into objects for each other's scenic composition. Here, as in most parts of the estate, the distinction of indoors and outdoors was utterly obscure. The area’s specifically incorporating a residence were the only true indoors—nestled within the embrace of terraces like this one, and gardens and waterways. Even within a sheltered residence, however, there were exceptions. Atriums, balconies and alcoves open to the sky or the wilderness accented many of the rooms and corridors. </text:p>
      <text:p text:style-name="P1"><text:tab/>They took it all in. Every detail adding a dimension to their vision. The morning light cut sideways through branches, leaves and vines; high lighting marble columns and their selves. Red and gold glints struck from Ashana's hair. Her flesh glowing semi-translucently like moonstone and Ashara's like mother of pearl. Blue sky lured their eyes through gold and pink tinted banners and banks of clouds. The world seemed an enrapturing art to which they added the finishing touch—a focus—with their own presence. Beholders and the beheld.</text:p>
      <text:p text:style-name="P1"><text:tab/>They drank deeply of a sense of peace that could be described as transcendental. So beautiful that it actually hurt. And that, they relished too. </text:p>
      <text:p text:style-name="P1"><text:span text:style-name="T2"><text:tab/>«</text:span><text:span text:style-name="T3">It's almost too incredible to be real,</text:span><text:span text:style-name="T2">» thought Ashana poignantly.</text:span></text:p>
      <text:p text:style-name="P1"><text:span text:style-name="T2"><text:tab/>“But, it is too perfect to be unreal,” replied Ashara in a soft voice. Neither the content, nor the detail of what they were looking at was incongruous. The scenery was exactly what it always was. It was the mood that was so unique—though a completely natural mood for the limits of weather and climate. Ashara added objectively, “And yet, what we are really seeing that is so sublime is what we are bringing out of ourselves to </text:span><text:span text:style-name="T3">see</text:span><text:span text:style-name="T2"> it.” They both realized how true that was, and held the realization with awe and sudden sobriety. They continued to watch the clouds roll by for a while. Casually, one or the other would stretch languorously. Knowing the pangs of attraction these innocent movements caused, neither could say if they were not particularly deliberate. In wordless agreement, they stood up and walked out of the courtyard. </text:span></text:p>
      <text:p text:style-name="P1"><text:span text:style-name="T2"><text:tab/></text:span><text:span text:style-name="T4"><text:tab/></text:span><text:span text:style-name="T2"><text:tab/></text:span></text:p>
      <text:p text:style-name="P1"><text:span text:style-name="T2">Avon knew his name even before he came around the corner. She wanted to curse, and barely managed to check her fist as it snapped out in frustration. Once again, her path had been crossed, and she had to stop and compose her wits. Her hand opened and came gently to rest on the cold stone as she focused her thoughts with grim determination. She had made it this far, sticking to remote passages. She did not intend to be driven off again. But it was hard. The young man who approached was in emotional turmoil. </text:span><text:span text:style-name="T3">Just let it wash over you, don’t fight it,</text:span><text:span text:style-name="T2"> she told herself. </text:span></text:p>
      <text:p text:style-name="P1"><text:span text:style-name="T2"><text:tab/>Fortunately, his attention was reflected inward. </text:span><text:span text:style-name="T3">Just walk by. Don’t look at me,</text:span><text:span text:style-name="T2"> she prayed, standing her ground. Then the flavor of his thoughts hit her. Aroused and warm, savoring an image of two </text:span><text:span text:style-name="T3">lyn </text:span><text:span text:style-name="T2">basking provocatively in the glory of dawn. She turned her face to the wall, trying not to be sucked in, but the image absorbed her, reflections of each other and reflections of herself, naked in the morning sun. </text:span></text:p>
      <text:p text:style-name="P1"><text:span text:style-name="T2"><text:tab/>Avon gritted her teeth. The hunger in his mind took root in hers. She could not wrench herself from his fantasies. Her blood ran hot as her body responded to the boy’s naked desire. Sympathetic response, simple psychic resonance aroused her against her will. Anger churned inside her, at her defenselessness. That it had trapped her in a secluded corridor with a young man full of lust. His imagination seized her, guilty of desire. It burned him so strongly he had to stop walking for a moment as the memory of a close courted disaster came. Shan’je had drifted from his amorous fantasies into a memory of past longing. The memory of himself chased itself into her, a younger man, unnamed and hoping to be claimed. A time when he had first seen them. Not knowing who they were, he had made his own assumptions; based on what he observed in passing. Quiet, solicitous beauties who moved with the most sensual grace, exuding the mind-body harmony only possible in a trained </text:span><text:span text:style-name="T3">mnai</text:span><text:span text:style-name="T2">. </text:span></text:p>
      <text:p text:style-name="P1"><text:span text:style-name="T2"><text:tab/>He had wanted them. Confronted by the bond of intimacy between them, he only became more determined to impose himself on them. Any young man had the right to press a </text:span><text:span text:style-name="T3">mnai</text:span><text:span text:style-name="T2">. Fortunately for him, his interest was noticed by his sponsor. Just as he was about to approach them the senior servant had pulled him aside and explained who they were. As deadly as they were Ideal. No matter how much his hormones might boil at such a sight, he was a servant. They were there to be used but not by the likes of him. Shan’je fumed at the turn in his musing. He had understood the implications of their unwitting role and had found it little to his liking. In any other circumstances an Ideal was not untouchable. If he had not become a servant, if he had pursued a name of status he could have freely sought their favors for as long as his motives were honest. But there was no denying his lust. He dared not approach them. He had cursed himself. </text:span></text:p>
      <text:p text:style-name="P1"><text:tab/>Avon was shaking, clinging to the raveling shreds of her will. She could see too much. He was a decent soul, frustrated by obsession. The guilty undertone told her he was aware of his folly. He argued with himself as he thought about his actions. His hunger. He had fostered a special blindness to the objects of his desire, the only protection he had against their animal magnetism, and it had failed him this morning. In spite of his fear, he had welcomed for once the opportunity to appreciate and savor. Now that he had admitted his personal demon, he was at a loss over what to do about it.</text:p>
      <text:p text:style-name="P1"><text:tab/>Absorbed by this inner conflict, he crouched down and snagged a weed out of the flagstones without consciously taking note of the young woman who stood turned away from him. His self absorption was the only thing that allowed her to keep her chin above water. She wanted to escape, but instead she found herself looking at him. </text:p>
      <text:p text:style-name="P1"><text:tab/>He was a sandy haired young man, on whom the suggestion of a smile was almost enough to balance the features of a much too serious face. His skin was flushed, and he nearly grinned at the turn of his thoughts. It was not a crime to admire. Not even an insult. But desire—desire was dangerous. Desire could lead to disastrous actions. The serious turn in his thoughts had cooled him somewhat, but a shock of cold startled her. She realized he had spotted her. Shan’je took in her white clad legs with their dancer's feet, and scanned up her body as his eyes rose with the rest of him. And finally locked on those all too familiar opalescent grey eyes. A red eyebrow quirked up as he stammered. His own sense of guilt took rule of his thoughts. All at once he knew that she had seen him watching her. </text:p>
      <text:p text:style-name="P1"><text:tab/>With the full weight of his attention on her, her fragile grip on herself crumbled. She watched his eyes drink in the signs of her arousal, his reflected lust. Her presence of mind, her fear for herself, abandoned her, replaced with his hunger, his need. Losing her grasp on herself, she lost her grasp on reality. </text:p>
      <text:p text:style-name="P1"><text:span text:style-name="T2"><text:tab/></text:span><text:span text:style-name="T4"><text:tab/></text:span><text:span text:style-name="T2"><text:tab/></text:span></text:p>
      <text:p text:style-name="P1"><text:span text:style-name="T2">Her body was shaking violently when she came to her senses. Looking around, she discovered she was in a fallow garden. She could not help crying out in relief when she realized she was alone. With trembling fingers, she attempted to make herself presentable. Her mind was as tangled as her garments, but her state of undress suggested things she desperately did not want to remember. She did not need to subject herself to the details to know what had happened. As she savagely brushed the tears off her cheek, she told herself there was nothing she could have done. She wanted to hate herself, wanted to hate him, for what had happened. But, what was the point? Crying was not changing anything. </text:span><text:span text:style-name="T3">Just let go of it, </text:span><text:span text:style-name="T2">she told herself. </text:span><text:span text:style-name="T3">Sometimes you get beat up in life.</text:span></text:p>
      <text:p text:style-name="P1"><text:span text:style-name="T3"><text:tab/></text:span><text:span text:style-name="T2">All that mattered was that she had survived. </text:span></text:p>
      <text:p text:style-name="P1"><text:span text:style-name="T2"><text:tab/></text:span><text:span text:style-name="T3">My own stupid fault for going out</text:span><text:span text:style-name="T2">, she accused. This, or worse, had been bound to happen. A person needed defenses to deal with the world, a person like her was a fool to neglect her own protection. Her fingers smoothed the folds of her seal. </text:span><text:span text:style-name="T3">Besides</text:span><text:span text:style-name="T2">, she thought sarcastically, </text:span><text:span text:style-name="T3">it’s not as if I was capable of saying no. </text:span><text:span text:style-name="T2">Very rational thoughts, unfortunately she was shouting into a storm of emotions. Snapping to her feet, she thrust her arms into her blouse so violently its seams cried out in pain. Fire crackled along the nerves under her skin, a tide of rage that fed off each gesture.</text:span></text:p>
      <text:p text:style-name="P1"><text:span text:style-name="T2"><text:tab/>A heat very different from the sensual flame that had tantalized her at the start of her walk. Her head dropped in anguish, as she remembered her thoughts then of sex. </text:span><text:span text:style-name="T3">This is what you want, </text:span><text:span text:style-name="T2">her mind held the image of her innocent arousal, </text:span><text:span text:style-name="T3">and this, </text:span><text:span text:style-name="T2">she touched her bruised lips, </text:span><text:span text:style-name="T3">this is what you get!</text:span></text:p>
      <text:p text:style-name="P1"><text:span text:style-name="T2"><text:tab/>The fire in her heart turned to ice. Stomping her feet into her boots, and belting her tunic, she swore to herself she would not let her weakness be taken advantage of again. There had to be a way to guard her will. There must be something she could do to keep people away from her. Gathering up her overcoat, she set her feet back on the path leading to the cliffs. The guest suite she had spent the night at had looked out over the sea. She was so close. All she had to do was make it to, and cross the training ground separating the annex from the </text:span><text:span text:style-name="T3">dahn, </text:span><text:span text:style-name="T2">and she would be safe.</text:span></text:p>
      <text:p text:style-name="P1"><text:tab/>With new determination, she set out. Crossing the garden, she was not surprised to find herself not far from where her rape had started. Entering the corridor, she oriented herself, and started walking. If she thought about it, she might have realized where her skirting course had brought her. She might have known she was directly under the Residence of House Ara. If she had made a different turn at the end of the passage way, she could have found the stairs that led up to the patio courtyard where Shen’je’s passion had been sparked. She could have pursued the young man who had used her, and left her in a heap. </text:p>
      <text:p text:style-name="P1"><text:span text:style-name="T2"><text:tab/></text:span><text:span text:style-name="T4"><text:tab/></text:span><text:span text:style-name="T2"><text:tab/></text:span></text:p>
      <text:p text:style-name="P1"><text:span text:style-name="T2">Ashana and Ashara strolled unhurriedly in the shadow of the residence. The local seat of Ashana’s House. Like the annex, the residence was a large block in the outer ring of concentric shells nested about the heart of the </text:span><text:span text:style-name="T3">dahn. </text:span><text:span text:style-name="T2">Like the annex, it was a formidable mansion in itself. As they walked they had untangled their minds. Even though it was the first day of wend, Ashana intended to devote part of her morning to research. Like Ashara, the lords and nobles of </text:span><text:span text:style-name="T3">avon</text:span><text:span text:style-name="T2"> society had little confidence in Ashara’s rebirth. In some of their eyes, she was already dead. They looked to her successor, Ashana, to fulfill the needs of the Avatar. Because Ashana would not inherit the vast experience Ashara had accrued over her many incarnations, she was forced to spend hours of her own time studying the vast store of knowledge maintained by her House. Before they reached the entrance to the House Archives, Ashana’s stomach started to grumble. “Do you want to eat first,” Ashana asked. </text:span></text:p>
      <text:p text:style-name="P1"><text:span text:style-name="T2"><text:tab/>Ashara paused. “No. I’ll be fine. You go ahead. I will wait for you to get back, though,” she said, with a glance at the archive entrance. She usually accompanied Ashana into the labyrinth of books. Of late, she had been doing her own research, paying particular attention to the Covenant of Exile and the practice of </text:span><text:span text:style-name="T3">av’va. </text:span><text:span text:style-name="T2">What they had discovered in each other had not been described in any text on </text:span><text:span text:style-name="T3">av’va </text:span><text:span text:style-name="T2">she had read so far. Ashana nodded, and slipped away. Ashara blew her a kiss, and went looking for a good place to wait.</text:span></text:p>
      <text:p text:style-name="P1"><text:tab/>A few moments later, she was stretched out on a bench, eyes closed and lost in thought. She had become so used to the servants of the House haunting every shadow, she really did not pay much attention when she felt one approach. When he spoke it caught her off guard. “Well, I’m sorry I had to leave you like that. How did you get up here so quickly?” his hand slid up inside her thigh, and his mouth seized hers. Sheer disbelief delayed her reaction. A violent instant later, she was on her feet towering over his cringing body. Before she could break any more of his bones, Ashana’s hands appeared and locked themselves under her jaw. </text:p>
      <text:p text:style-name="P1"><text:tab/>Her lover had been summoned in haste by the pulse of rage accompanying Ashara’s lightening attack. Her blood was still boiling as she heard Ana’s voice, speaking to her victim with incredulity, “Do you have some kind of death wish, Shan’je?”</text:p>
      <text:p text:style-name="P1"><text:tab/>The servant cradled his shattered arm to his chest and whimpered in shock, “I’m so sorry. I must have gotten the two of you confused.”</text:p>
      <text:p text:style-name="P1"><text:tab/>“Confused!?” Ana exploded, “And what insanity makes you think you could take such liberties with me?” she demanded.</text:p>
      <text:p text:style-name="P1"><text:tab/>Shan’je stared at her aghast. “But I thought… we just… didn’t you just give yourself to me?” he stammered in disbelief. Four frigid orbs of grey locked on him. Ana let her love go, and stalked over to the servant. Her hand dropped to his shirt, and bunched the fabric in her fist. Dragging him to his feet, she brought their eyes level.</text:p>
      <text:p text:style-name="P1"><text:tab/>“I’m sorry, I must have misunderstood you. Would you care to restate yourself?” she said in a menacing tone.</text:p>
      <text:p text:style-name="P1"><text:tab/>Shan’je held his fingers before her face, and very carefully said, “If that is not your scent, then it has to be hers,” he pointed at Ashara, “because there isn’t anyone else in the world that looks like you do. Do you really think I would dare to touch either of you if you had not touched me first? I may be a servant, but I’m not stupid!” </text:p>
      <text:p text:style-name="P1"><text:tab/>Ana released her grip and stumbled back. “That’s not possible. The two of us have been together all morning. The first time we have been out of each other’s sight was just now. You must be mistaken,” she protested. What he implied was unbelievable. Unfortunately, she had recognized the scent. She looked at Ashara.</text:p>
      <text:p text:style-name="P1"><text:tab/>Ashara had approached the two of them, but instead of meeting Ana’s eyes, hers were fixed on the servant’s blouse. Following her gaze, Ana saw Ashara pull a couple strands of blood red hair away from the silk shirt. “Where did you last see this person?” Ashara asked in a commanding voice.</text:p>
      <text:p text:style-name="P1"><text:tab/>Realization crossed his face. “It wasn’t you. It wasn’t either of you,” he gasped. “but, then, who else could it be?”</text:p>
      <text:p text:style-name="P1"><text:tab/>“That’s what I have to know!” Ashara shouted, holding the strands in her fist. “Now tell me, where did you last see this person!?”</text:p>
      <text:p text:style-name="P1"><text:span text:style-name="T2"><text:tab/></text:span><text:span text:style-name="T4"><text:tab/></text:span><text:span text:style-name="T2"><text:tab/></text:span></text:p>
      <text:p text:style-name="P1"><text:span text:style-name="T2">Avon stood at the edge of the cliff and stared out over the land slashed ocean. After all her efforts to negotiate the increasingly crowded corridors of the </text:span><text:span text:style-name="T3">dahn, </text:span><text:span text:style-name="T2">she had entered the training ground. In order to get this far, she had been forced to literally shove people out of her path with her telekinetic gift. It had been rude, and excessive, but it had worked. Between that, and the fact that she had not stopped running, she had escaped the weight of unwanted attention. Not a terribly long sprint, but it could not hurt to catch her breath, she decided. Of course, with such a view, it was hard not to soak it in.</text:span><text:span text:style-name="T3"> </text:span></text:p>
      <text:p text:style-name="P1"><text:span text:style-name="T2"><text:tab/>A froth of fog danced </text:span><text:span text:style-name="T5">across the waves of warm tropical water before her. The Emerald Coast stretched its wing over the north-west hemisphere. Its majestic mountains extended on in archipelago chains, their steep flanks sunk sedately into the ocean’s embrace. Cold arctic air, flowing along the feathered highlands, endlessly combed the tropical winds, bathing the rain forests—both tropical and temperate—from which the coast got its name. The forests had adapted an age ago, blending away climate borders. </text:span><text:span text:style-name="T6">Dangerous</text:span><text:span text:style-name="T5">, she thought, </text:span><text:span text:style-name="T6">no way to distinguish where you really are. </text:span><text:span text:style-name="T5">Something told her it was like that along most of the coast and deep into the interior. Only far to the east did the tropics become a dominating blanket over ancient slopes. </text:span><text:span text:style-name="T6">No way for people, or beasts to be entirely sure of the perimeter of their habitats. </text:span></text:p>
      <text:p text:style-name="P1"><text:span text:style-name="T7"><text:tab/></text:span><text:span text:style-name="T4">She took a deep breath, savoring a moment free of conflict. Before she could release it, though, conflict found her. They appeared without warning. A group of boys ringing the circle in the dirt. The weight of attention was her only warning. Whipping around, she deflected the first blow.</text:span></text:p>
      <text:p text:style-name="P1"><text:tab/>They said nothing, and their thoughts were held tight. Her mind was a knot of apprehension, as she followed her instincts through the forms of combat dance. The morning light was slanting across from the mountains, filtering through the forest of columns of the vast open air architecture of the sprawling complex. The complexity of the dance so deeply ingrained in her body kept her at a meditative distance from the hard eyed contempt that flared from the young men’s minds. </text:p>
      <text:p text:style-name="P1"><text:tab/>As the last of them completed his initial assault, she slid to a stop, pivoted and raised her guard. They simply stood there, breathing heavily. One of them stepped forward, and pointed at her. “That is too much to fight in. You can take it off,” he said. Without asking any questions, she stripped down to her seal, seeing that was all her assailants wore. One of them gathered her clothes, and walked away. Another tossed a sheathed blade to her. She caught it, and slid into the harness.</text:p>
      <text:p text:style-name="P1"><text:tab/>The one who had spoken took up his guard, and the others faded back to the edge of the circle. He had a disciplined mind. All of them did. She could find no explanation for this strange engagement, and it took a great deal of effort to pry even a name from his guarded thoughts.</text:p>
      <text:p text:style-name="P1"><text:tab/>She had time for a deep breath before the onslaught continued. The dust raised by their combat was adhering to the wet film coating her body. Part of her attention was devoured by the sensation of hot blood coursing down her side. She had no idea when he had cut her. In a moment the shock would pass and she would feel the sting of the long slash cutting her open from ribs to hip. Somehow managing to keep the man’s blade from getting another bite out of her, she concentrated on folding the edges of her wound back together, willing the parted flesh to seal. She resisted the urge to wipe the sweat from her eyes. That was all she needed, muddy vision. The wound vanished almost as quickly as it had appeared, and again she was in motion. </text:p>
      <text:p text:style-name="P1"><text:span text:style-name="T4"><text:tab/>Skirting the edge of the terrace, she got out into the open. Ciar was still pressing her, so she fell back to the center of the circle. Half of the huge circle nestled into the side of the </text:span><text:span text:style-name="T8">dahn</text:span><text:span text:style-name="T4">, the other half of the circle was an unbounded drop to the rocky tops of the sea cliffs. Looking back over the way she had come, she could see ocean and sky. Ciar kept his distance, flexing an injured leg. She did not want to draw her blade yet. She would not even know if she could use it effectively until she did. At least she already knew she could use her body and her mind for attack and defense. She kept a sharp eye on him as he started to close again. Ciar still limped from her combined kicks to knee and hip. A bit too cocky, that. It had cost her a pint of blood, </text:span><text:span text:style-name="T8">took the slash on the way out</text:span><text:span text:style-name="T4">, she guessed. Still, soft tissue healed faster than bones. Much, much faster than joints. But now he knew what she could do.</text:span></text:p>
      <text:p text:style-name="P1"><text:tab/>Her fingers flexed on the hilt of the blade. She knew she could hit him. Hurt him. But, could she end the fight without a weapon? A successful strike with her blade might have more lethal effect, but against one as good as Ciar, would be much more difficult to achieve. </text:p>
      <text:p text:style-name="P1"><text:tab/>The tickle touch of alien thoughts scurried along the edges of her mind. She readied herself for his attack. She could feel Ciar trying to break her concentration, but to her surprise her mind was wholly shielded against telepathic attack. Against another telepath, or a person with a sufficiently disciplined mind, telepathy was not enough of an advantage. It just opened one’s guard. Case in point. Stabbing into his mind with the edge of her thoughts, she punched through his defenses. Almost as quickly, her sword leapt from it’s scabbard and darted through a flashing series of strikes that crippled his defenses. In the space of a breath she landed three crippling and two killing blows. Ciar slumped to the ground, almost too shocked to hold his body together. Avon stepped back from him, flicking the blood from her sword, and looked up at the ring of men who had already attacked her once. Several of them broke the circle rushing to Ciar’s side. </text:p>
      <text:p text:style-name="P1"><text:span text:style-name="T4"><text:tab/>Their discipline cracked, and suddenly she realized what had happened. The man laying bleeding on the ground was </text:span><text:span text:style-name="T8">Vai. </text:span><text:span text:style-name="T4">A champion of the Court</text:span><text:span text:style-name="T8"> Ashara</text:span><text:span text:style-name="T4">. The others, the ones who had been watching, were his students. When they found her in the circle, they had assumed she was challenging the school. The information was just suddenly there, and if it was correct then—she went rigid. Carefully, she turned around. There he was. She had not even noticed the mediator, a younger </text:span><text:span text:style-name="T8">Vai </text:span><text:span text:style-name="T4">instructor. Looking into his eyes, she probed for his identity. Ciar’s assistant, Kynh. He had been standing behind her, blade ready. She nodded and moved aside. Kynh stepped into the opening between Avon and Ciar. </text:span></text:p>
      <text:p text:style-name="P1"><text:tab/>Avon held on to her discipline with a firm grip. It had happened so fast. She could hardly believe she had killed him. To her shock, Ciar pulled himself together, shoving his students off, and rose to his feet. Very formally he bowed, eyes never leaving hers. She quickly wiped down her blade and sheathed it, then returned his bow and the gesture of respect. </text:p>
      <text:p text:style-name="P1"><text:span text:style-name="T4"><text:tab/>“Cleanly done, </text:span><text:span text:style-name="T8">Nai</text:span><text:span text:style-name="T4">,” he said, as he cleaned and ran his blade home in it’s scabbard, “You have my respect.” Kynh received their final bows, and sheathed his sword. He had been prepared to strike down either one of them from the moment the fight ended, had either one attempted to re-engage the other. With the close of duel formalities, Kynh moved away from them to reprimand the students who broke the Circle. In the moment of privacy, Ciar bent close to her and challenged, “You are not Ashara. Nor are you Ashana. I apologize for this. I assumed, you understand, but I was clearly wrong. Who are you, and where did you get your training?”</text:span></text:p>
      <text:p text:style-name="P1"><text:tab/>She glanced over at the class before answering, “I am no one. I have no past. I cannot answer these questions. I am sorry.”</text:p>
      <text:p text:style-name="P1"><text:span text:style-name="T4"><text:tab/>“</text:span><text:span text:style-name="T8">Avon’Nai</text:span><text:span text:style-name="T4">,” he replied softly, bestowing a warrior’s title. “You are worthy. I could make you </text:span><text:span text:style-name="T8">Vai,</text:span><text:span text:style-name="T4"> you have the skill for the arena. Do you have the substance?” Her surprise showed on her face. He had offered to train her, to give her mind the discipline to shake off death. Her eyes darted toward the annex. She had to reach safe haven, she had made such a sacrifice to get there. But then she remembered. Dane had denied it, but if his suspicions were right, she was a danger to him and his. They were better off if she did not return to them. She looked into Ciar’s eyes. She could see he was a man of honor. He was a teacher. And he was offering to give her what she really needed to survive long enough to find answers to Dane’s questions.</text:span></text:p>
      <text:p text:style-name="P1"><text:tab/>“I am willing,” she replied.</text:p>
      <text:p text:style-name="P1"><text:span text:style-name="T4"><text:tab/>He smiled mysteriously. “I would expect a bit more apprehension, </text:span><text:span text:style-name="T8">Vao</text:span><text:span text:style-name="T4">. Dying is not as easy as it looks, and it has a tendency to be permanent. You are a fast healer, I’ll give you that, but you are not immortal,” he pointed out. As they moved out of the circle, he asked in a loud voice, “Now, tell me, why did you wait so long to draw your sword?”</text:span></text:p>
      <text:p text:style-name="P1"><text:tab/>Avon retrieved her shirt from one of the students and cocked her head. It seemed a non sequitur. Then she realized he was speaking for the class’s benefit. With slight shrug she replied, “I drew it as soon as I knew I would win. If I had drawn before I was ready I would have lost.”</text:p>
      <text:p text:style-name="P1"><text:tab/>“Indeed, you would have,” Ciar nodded, and addressed the crowd. “The mind is the sword of the soul—it’s best weapon and it’s best defense. The body is but a sheath to protect the edge of that sword, and veil it’s lethal potential when the soul is at peace or in harmony with the dream. If she had relied foremost on the sword, she would have dulled her effectiveness. Using her mind as her weapon, she won the fight before even drawing her blade. It’s only purpose was bring the contest to a definitive end.” He retrieved his outer garments and handed his sword to Kynh. Casting a wary eye up at the sun, he joked, “A good thing, as it happens. It is much too hot this morning for fighting. What say we adjourn to the gym for the remainder of class?”</text:p>
      <text:p text:style-name="P1"><text:span text:style-name="T4"><text:tab/>As one, the class moved out of the sun and in among the columns of the </text:span><text:span text:style-name="T8">dahn</text:span><text:span text:style-name="T4">. Looking back over the cliff top terrace, Avon ran her fingers along the split fabric of her seal. Ciar had recognized her skill, but the challenge that came with it troubled her. </text:span><text:span text:style-name="T8">What am I doing? I just keep going along with what other people want of me.</text:span><text:span text:style-name="T4"> Even with his disciplined mind, she had sensed what he was thinking—recognized his ambition for her. </text:span><text:span text:style-name="T8">Is this what I want? Is this any different than going for a walk in the middle of the night? </text:span><text:span text:style-name="T4">The wind stirred around her, rising up the cliffs from the ocean below. The chill she felt came from within.</text:span></text:p>
      <text:p text:style-name="P1"><text:tab/>Ciar glanced back and saw her standing lost in thought. She was a promising individual. Almost too promising. He ran his hands along his torn body seal. Turning to follow his students, he noticed a commotion ahead.</text:p>
      <text:p text:style-name="P1"><text:tab/><text:tab/><text:tab/></text:p>
      <text:p text:style-name="P1">Ashara shoved her way through the crowd of students. After Shan’je had told her where to start looking, she had left him in Ana’s care and sprinted down to the fallow garden below the residence. From there, she had wandered around until she found someone who admitted to having seen her—or rather someone who looked like her—that morning. The way she stumbled over the question had earned her a few strange looks, but the answers they gave were firm and decisive. Whoever she was, she had left a path of disgruntled individuals, and all of them pointed they way toward the annex. When she reached the annex, however, there was no sign of her. Then she had heard the commotion on the training ground. Ashara cursed herself. She should have thought of looking there first. Taking shortest route from the fallow garden to the annex, the Circle could not be avoided, and where but the annex would a stranger try to go?</text:p>
      <text:p text:style-name="P1"><text:span text:style-name="T4"><text:tab/>She recognized Ciar at once, and beyond him, she saw </text:span><text:span text:style-name="T8">her</text:span><text:span text:style-name="T4">.</text:span></text:p>
      <text:p text:style-name="P1"><text:tab/>She came to a stop, breathing heavy, and demanded, “Who is she?”</text:p>
      <text:p text:style-name="P1"><text:tab/>Ciar saw how excited she was, and could not imagine what she was thinking or what she might do. He stepped into her path and tried to cut her off. Ashara rolled within his grasp, and suddenly Ciar was flying away. </text:p>
      <text:p text:style-name="P1"><text:tab/><text:tab/><text:tab/></text:p>
      <text:p text:style-name="P1">Avon looked up, and—impossible as it was for her complexion—her face paled perceptibly. She had never seen the Avatar with her own eyes, but she had encountered her image in countless minds before this. She was magnificent. Without a doubt, she was perfectly naked, but she was so well dressed in her attitude that the people around her did not even notice. For a long moment, their eyes were locked together. If Dane had been right, Avon mused, she was now most likely going to die. She had been too stupid, and her chance had come too late. Watching her alleged enemy fling Ciar out of her way, like some helpless rag doll, Avon bared her teeth and drew the sword that was still in her hands. </text:p>
      <text:p text:style-name="P1"/>
      <text:p text:style-name="P1"/>
      <text:p text:style-name="P1">chapter</text:p>
      <text:p text:style-name="P1">06</text:p>
      <text:p text:style-name="P1"/>
      <text:p text:style-name="P1"><text:tab/></text:p>
      <text:p text:style-name="P1"><text:tab/></text:p>
      <text:p text:style-name="P1"><text:span text:style-name="T4">Ashara paused in her approach as the fang of steel glinted in the morning light. Very carefully she appraised her reflection. What else did she call this </text:span><text:span text:style-name="T8">lyn?</text:span><text:span text:style-name="T4"> She stood there facing Ashara in a four thousand year old fighting stance. Aside from herself, Ashara had met no one in this life time who knew the style that went with it. </text:span><text:span text:style-name="T8">Who are you?</text:span><text:span text:style-name="T4"> she asked herself, guarding her thoughts carefully. The important question, however, was why the stranger’s first reaction to seeing her was to draw and present a naked blade. What did she do? If she met her with a sword, one of them would end up dead. Possibly beyond recovery, and then there would be no answers. </text:span></text:p>
      <text:p text:style-name="P1"><text:tab/>Ciar’s class had gathered behind her, and Ciar himself was regaining his feet. Ashara took a cautious step forward as Ciar shouted.</text:p>
      <text:p text:style-name="P1"><text:span text:style-name="T4"><text:tab/>“No, Avon!” he interposed himself between the nameless </text:span><text:span text:style-name="T8">lyn</text:span><text:span text:style-name="T4"> and Ashara. “This is not in the Circle. Put it away, or you will lose.”</text:span></text:p>
      <text:p text:style-name="P1"><text:tab/>Avon glanced at him. A flash, and then her eyes were once more riveted to Ashara. Her mouth set in a firm line. There was a glint of terror in her eye, quickly leashed. All she could think was that if Dane were right, she faced the person responsible for what had happened to her. Certain this was her enemy, she lashed out. A wave of crushing force spiraled out of her thoughts, striking at Ashara. </text:p>
      <text:p text:style-name="P1"><text:tab/>Ashara felt it coming, recognized the technique, and countered it. Gritting her teeth, she held her ground as the others behind her went flying. Instinct took over. A cloud of dust was rising from the ground, Avon vanished from her field of view. Ashara turned. Kicking out, she caught Avon in the gut, as she whipped in with the following attack. Ashara’s leg snapped in, her body arched back extending under Avon’s recovering slash. Continuing her arc, she planted her hands, kicking her feet up under Avon’s chin. Avon absorbed the impact, flipping backwards. Before her feet reached the ground, she was twisting, blade flashing around again. The Avatar dove away from the stabbing blade. Both of them completed their motions, riding the momentum, opening the range. Ashara regained her feet as Avon tried to flank her. Ashara reversed, exposing her back for a split second. As the strike came, she twisted on through, slipping inside Avon’s guard. With two rapid strikes, the blade went flying out of Avon’s grasp. </text:p>
      <text:p text:style-name="P1"><text:span text:style-name="T4"><text:tab/>A flurry of blocks and blows spat between them, fists, elbows and knees seeking vital targets on each other’s bodies. Each of them looked for the other to overextend herself. Each of them fought to slip invisible fingers through the other’s telekinetic guard. Ashara yelped in surprise, as Avon latched onto a striking arm. She was forced to concentrate her telekinetic defenses to keep the </text:span><text:span text:style-name="T8">lyn</text:span><text:span text:style-name="T4"> from ripping her arm right out of its socket. Avon continued driving her face into the ground, so she lashed out. A snap kick backwards into Avon’s hip. Avon’s leg went out from under her, and she crashed to the ground in Ashara’s wake.</text:span></text:p>
      <text:p text:style-name="P1"><text:tab/>Ashara’s body rebounded from the dirt. Snaking her legs under her, she whipped around. Her hands braced against the ground. Extending her entire body, she drove her feet once more into Avon’s flank, as she attempted to roll clear. The opposing force of tangible thought vanished, and Ashara seized Avon’s body in the crushing grip of her mind.</text:p>
      <text:p text:style-name="P1"><text:tab/>Remembering, just, that she did not intend to kill her, she concentrated her psychic assault on pressure points and ligature. There was a jarring crunch, as Ashara dislocated her shoulders and hips with the ruthlessness of her grip. Avon gave a final cry and blacked out from the pain.</text:p>
      <text:p text:style-name="P1"><text:span text:style-name="T4"><text:tab/>Rising to her feet, Ashara wiped the blood from her mouth and staggered over to her unconscious twin. Dropping beside her, she checked her injuries, none of which were mortal, and sighed. Who ever she was, she had done her best to kill her. There had to be a reason for it, but she was in no condition now to answer questions. As Ciar stepped up beside her, she turned to him.</text:span><text:span text:style-name="T2"> “Who is she?” she demanded, as she snapped each joint mercilessly into place. He did not answer her until she pinned him with a glare.</text:span></text:p>
      <text:p text:style-name="P1"><text:tab/>“I don’t know,” he confessed. Gathering her limp form into his arms.</text:p>
      <text:p text:style-name="P1"><text:span text:style-name="T2"><text:tab/>Before he could take her away, however, Ashara grabbed his arm. He looked at her in surprise. “I’m sorry </text:span><text:span text:style-name="T3">Vai, </text:span><text:span text:style-name="T2">but I can’t leave her to you. Not after this,” she said, holding out her arms. Ciar protested, Avon had accepted his claim, but Ashara interrupted. “Is she promised, Ciar? I don’t think so. And without a patron, what weight is there to a mentor’s claim? Besides, just look at her, you know what mentor any patron would have to choose for her. I am truly sorry Ciar, bring your suit to Amaeo, but don’t cross me here,” she warned. Ciar was obviously reluctant to hand her over, but Ashara did not relent. He gently shifted Avon’s body into Ashara’s arms. The class, and a number of other onlookers who had appeared during the short fight, parted before her. Among them, she spotted a number of the human guests. As she passed through the growing crowd, a small commotion ensued. Ashara frowned. The sight of her with Avon’s limp, identical body in hand could not go unremarked. Word of this would sweep the </text:span><text:span text:style-name="T3">dahn </text:span><text:span text:style-name="T2">in less than an hour. What would it mean to them to see two embodied Ideals try so hard, and so publicly, to kill each other? Amaeo would not be amused.</text:span></text:p>
      <text:p text:style-name="P1"><text:span text:style-name="T2"><text:tab/></text:span><text:span text:style-name="T4"><text:tab/></text:span><text:span text:style-name="T2"><text:tab/></text:span></text:p>
      <text:p text:style-name="P1">Avon was refining her definition of “overwhelmed”. Her mind had been seized by the senses of her own, and Ashara’s flesh. The differences between their bodies were so minimal, that fact alone presented a serious challenge to her sense of identity. Added to that, a large part of her attention had become entangled with her enemy’s thoughts. A fear—that had not even occurred to her to entertain before this—reared over her. The touch of their naked limbs had plunged Avon’s pathetic, one night old existence into an ocean of memory seven million times her own depth. Her only salvation was Ashara’s unshakable confidence in herself.</text:p>
      <text:p text:style-name="P1"><text:tab/>“I can tell you’re awake,” Ashara suddenly said to her. “Do you think you can walk on your own?” From the tension in her shivering arms, Avon assumed appropriately that Ashara did not relish the idea of carrying her all the way back to her residence. Avon somehow managed to nod her head, and without further comment, Ashara shifted Avon’s weight onto her own feet. </text:p>
      <text:p text:style-name="P1"><text:span text:style-name="T2"><text:tab/>She tried to use the opportunity to escape, but the power of Ashara’s mind had unhinged her. She barely managed a few shaky steps, before she was forced to collapse against a stone column. Ashara grunted, and seized her by the arm, leaving Avon no option but to stumble along in her grasp. All semblance of control had left her by the time they reached the </text:span><text:span text:style-name="T3">osi j’caoi</text:span><text:span text:style-name="T2">.</text:span></text:p>
      <text:p text:style-name="P1"><text:span text:style-name="T2"><text:tab/>It all finally caught up to her. The hours of wandering—mentally, if not physically—naked, on an empty stomach, chose that moment to exact their price. Starving and captive, she was having a hard time simply processing the cues of her environment. The crowds of people, the </text:span><text:span text:style-name="T3">avon</text:span><text:span text:style-name="T2"> escorting her, the city she found herself in, were too much to deal with. Everything was disorientingly alien and painfully familiar to her. Control over her psionic potential she had not even realized she was exercising finally escaped her. As her mind dived for the abyss, she felt Ashara’s frantic psychic cry.</text:span></text:p>
      <text:p text:style-name="P1"><text:span text:style-name="T2"><text:tab/>«</text:span><text:span text:style-name="T3">Amaeo, iDai, I need you! Now!</text:span><text:span text:style-name="T2">»</text:span></text:p>
      <text:p text:style-name="P1"><text:span text:style-name="T2"><text:tab/>Avon could not tell if the hands gripping her face were hers or not, but the white hot nail screaming into her skull had to have been Ashara. It chased her retreating consciousness into oblivion, refusing her the abdication of her senses. Amaeo was swift to answer Ashara’s summons. When she arrived, she confronted an unprecedented sight. Avon and Ashara—who she could not tell apart—leaned together in a heap in the center of the </text:span><text:span text:style-name="T3">osi, </text:span><text:span text:style-name="T2">at the eye of a psychic storm. One of them held the other, hands cupped around her face, and waves of St. Elmo’s fire rippled away from them, etching the columns and flagstones in eerie brilliance. The air itself was thick and heavy. Without the power of her own mind, she could not have penetrated the sphere of domination. Amaeo had to wrest control of the molecules in the air away from the grip of Avon’s mind with every step of her approach.</text:span></text:p>
      <text:p text:style-name="P1"><text:span text:style-name="T2"><text:tab/>What she struggled through to reach Ashara and her unnamed twin was a pale reflection of the chaos in Avon’s mind. Recovering from the shock of her initial thought-touch, Amaeo plunged into Avon’s mind. Desperately seizing the threads of the </text:span><text:span text:style-name="T3">lyn’s</text:span><text:span text:style-name="T2"> wild potential, she traced the paths of power and erected blocks, forcing the outer shells of her mind into dormancy. With the sudden disengagement of her heightened awareness, Avon began to recover her wits. Wasting no words, Ashara and Amaeo gathered her up between them. They moved quickly to escape the crowds to study the enigma in their hands in private. </text:span></text:p>
      <text:p text:style-name="P1"><text:tab/>Avon was past resistance. It was all she could do to follow her own disjointed thoughts as they jumped from one minute observation to the other. The reaction of the crowds to the presence of her captors gave a disoriented Avon clues, establishing them both as powerful local figures. For once, not absorbing her conclusions directly from the minds of those around her, she was amused to discover she could form her own conclusions based on the evidence of her senses. She took note of the subtleties of the onlookers’ behavior. She took assurance in noticing that they were revered and deferred to on an almost instinctive level. It made her apprehension a much less frightening prospect.</text:p>
      <text:p text:style-name="P1"><text:span text:style-name="T2"><text:tab/>Once she accepted that she was far from knowing what to do with herself, she resigned herself to being an honored captive. She merely hoped she would have a chance to stop, and figure out what was really going on, without the influence of other’s fears to contend with. Not after the mistakes she already made. Avon could not comprehend her enemy’s actions. If enemy she was, Ashara had given up the best opportunity to kill her, and make up her own explanation. It would take her some time to reevaluate her situation. With her thoughts turned inward, she did not notice when they entered the </text:span><text:span text:style-name="T3">Ara </text:span><text:span text:style-name="T2">Residence. Ashara and her mentor brought her to Ashara’s room and laid her out. They spoke to each other for a moment, but Avon was all too delighted to not have to hear what they said. Amaeo paused at her side and looked into her eyes before departing. Avon was unconscious before he could even say anything to her.</text:span></text:p>
      <text:p text:style-name="P1"><text:span text:style-name="T2"><text:tab/></text:span><text:span text:style-name="T4"><text:tab/></text:span><text:span text:style-name="T2"><text:tab/></text:span></text:p>
      <text:p text:style-name="P1"><text:span text:style-name="T2">A deep blue sky glowed through the open windows. The pale wash of evening caressed the folds and edges of the bed and the furnishings about the room. The soft light rested gently on the sleeping form of the stranger. Her hair was a dark formless mass in the dim ambiance. Her pale features were luminous, her flesh drinking in the weak moon light. On close examination, her striking resemblance to the pair of </text:span><text:span text:style-name="T3">lyn </text:span><text:span text:style-name="T2">who sat on the edge of the bed was frightening. One of them stood, trailing a hand over the other’s shoulder, and walked softly out of the room. The other hesitated, lightly brushing stray threads of the stranger’s mane back from her peaceful face. While virtually no one on this world had ever seen her before this day, Ashana was intimately familiar with this reflection of hers.</text:span></text:p>
      <text:p text:style-name="P1"><text:span text:style-name="T2"><text:tab/>It would be difficult, to say the least, to explain her sudden appearance among the household when the rest of </text:span><text:span text:style-name="T3">Tear’ni’hayr </text:span><text:span text:style-name="T2">found out. But strangers had appeared in the </text:span><text:span text:style-name="T3">dahn</text:span><text:span text:style-name="T2"> without warning before. Ana, tightened her other hand on the sheet she wore draped around her and rose silently from the bed. With deft movements she drew the drapes tight over the windows to block out Ajeo’s light. On whispering feet she withdrew from the room, meeting her friend and lover at the door. Ashara looked at Ana carefully before escorting her to an alcove to discuss what was to be done.</text:span></text:p>
      <text:p text:style-name="P1"><text:tab/>“She does not look like either of us as much as she looks like both of us,” Ashana observed. Biting her lip, she ran a hand through her hair. They had discussed this all day, but this was the first chance they had found for her to see for herself. “Still, she could easily be your clone.”</text:p>
      <text:p text:style-name="P1"><text:span text:style-name="T2"><text:tab/>“The resemblance is unmistakable, but she is </text:span><text:span text:style-name="T3">aelyn</text:span><text:span text:style-name="T2">. How do you think they’ll explain that away?” her shadow, asked. Her face was a careful mask over her emotions. Ashara, standing nude, could not hide from the symmetry between her own slender and athletic body and that of the </text:span><text:span text:style-name="T3">lyn</text:span><text:span text:style-name="T2"> they had left in her bed. Ana frowned and turned away in silence. Ashara watched her friend’s profile for several minutes, waiting, before raising her hand to the </text:span><text:span text:style-name="T3">lyn’s</text:span><text:span text:style-name="T2"> arm. “If there were no differences, we could claim the Terrans made her, like they make copies of their own people. People would believe that. It would hurt relations between us, but </text:span><text:span text:style-name="T3">avon</text:span><text:span text:style-name="T2"> would believe them capable of it.”</text:span></text:p>
      <text:p text:style-name="P1"><text:tab/>“They won’t,” Ashana shrugged her off. “Some one will notice. Some one will check. I just don’t understand how it could have happened,” she confessed. </text:p>
      <text:p text:style-name="P1"><text:span text:style-name="T2"><text:tab/>“It couldn’t have happened. Even in </text:span><text:span text:style-name="T3">av’va</text:span><text:span text:style-name="T2"> we could not conceive together,” Ashara protested. “Her existence simply defies explanation…”</text:span></text:p>
      <text:p text:style-name="P1"><text:tab/>“So, what? Did we just dream her into existence?” Ashana hissed at her lover, cutting Ashara off. She turned back and apologized to her friend with her eyes. She spoke with a sad, wry smile, “I don’t think we should try to explain anything, Asha. There are no words that will make a difference in people’s minds. We broke the Covenant, and now suddenly this happens. But no one in this House will dare speak it. Even if they cannot help but think it. We will have a little time, at least,” Ana sighed and looked back at the closed door down the hallway. She laid a hand over Ashara’s heart. “We have to get rid of her. It’s the only hope we have. Maybe among the terrans she will have a chance,” she mused. </text:p>
      <text:p text:style-name="P1"><text:span text:style-name="T2"><text:tab/>Ashara folded her own hands over the Ana’s. The terrans were </text:span><text:span text:style-name="T3">àlyn</text:span><text:span text:style-name="T2">, male and female. Their child—assuming Ashana’s suspicions were right— would stand out among humans, much as she had stood out. But if they could get Amaeo’s help, Ashara could give her an advantage </text:span><text:span text:style-name="T3">she</text:span><text:span text:style-name="T2"> never had among humans. Ashara drew a steady breath and turned her thoughts away from that with painful determination. Ashara focused back on what immediately needed to be done about their ill-conceived child. </text:span></text:p>
      <text:p text:style-name="P1"><text:span text:style-name="T2"><text:tab/>The words struck deep into her unconscious. An epiphany. Ashara had stumbled across a strange reference connected with the original cause of </text:span><text:span text:style-name="T3">av’va</text:span><text:span text:style-name="T2"> that suddenly clicked in her mind. Connected with a very old memory. “There is a chance,” the shadow began thoughtfully, “we could have conceived in </text:span><text:span text:style-name="T3">av’va.</text:span><text:span text:style-name="T2"> If so, we can’t escape the consequences of what we have done, but we might be able to salvage </text:span><text:span text:style-name="T3">her</text:span><text:span text:style-name="T2"> at least.”</text:span></text:p>
      <text:p text:style-name="P1"><text:tab/>“What are you talking about?”</text:p>
      <text:p text:style-name="P1"><text:tab/>Ashara turned on her, a fevered light of understanding in her eye. “You are right. We have to get rid of her. We have to keep people from talking, and without exception, we have to keep them from testing her genes. They cannot know exactly what she is, no matter what they will suspect. It might not even be possible to determine what she is until she herself fully realizes it, and from what I saw this morning, she is a long way from that. That first moment was too great a shock for her.”</text:p>
      <text:p text:style-name="P1"><text:tab/>“But if we turn her over to the humans, the first thing they will do is gene print her. Won’t that… no, wait,” Ashana suddenly caught herself. “Do we really need to deny that she might be related? After all, there is no real account of your affairs during your time among the humans...” </text:p>
      <text:p text:style-name="P1"><text:span text:style-name="T2"><text:tab/>Ashara did not need much encouragement to follow where her lover was leading, “…and it is common knowledge that gene pirates have made attempts to acquire </text:span><text:span text:style-name="T3">lyn</text:span><text:span text:style-name="T2"> DNA. In the past thirty years, the only </text:span><text:span text:style-name="T3">lyn avon</text:span><text:span text:style-name="T2"> to enter the aegis has been me. Yes, there might be no harm in recognizing her at least until her mind is trained well enough to function in the aegis.” Ashana leaned into her and draped the sheet around them both. They held each other in silence as light filtered in through narrow windows. As of yet, they had avoided thinking of the price they must inevitably pay for exceeding the bounds of their intimate working relationship. If the </text:span><text:span text:style-name="T3">Dai</text:span><text:span text:style-name="T2"> ever suspected what they suspected, they would die for their love. They accepted that. What they might do to protect the embodiment of that love did not bear thinking on.</text:span></text:p>
      <text:p text:style-name="P1"><text:span text:style-name="T2"><text:tab/></text:span><text:span text:style-name="T4"><text:tab/></text:span><text:span text:style-name="T2"><text:tab/></text:span></text:p>
      <text:p text:style-name="P1">Her dreams struggled between chaos and oblivion. She was absently aware that she was dreaming. Her mind was a riot of unclaimed memories and emotions, many conflicting and disjointing each other. Most of it did not really register as she drifted helplessly through alien landscapes of the mind warped together from bits and pieces of familiar places. The background whirled while the center of her focus remained dauntingly normal. She tried to remember what made her wake up in the dream. It was not easy to concentrate on the question and it had eluded her several times already. </text:p>
      <text:p text:style-name="P1"><text:span text:style-name="T2"><text:tab/>Clenching her teeth, she narrowed her focus, pulling her attention away from the distracting images. The dreamscape misted and grayed about her as she struggled with the evasive memory of dreaming. As her mind gathered around her query she</text:span><text:span text:style-name="T5"> closed her eyes and pretended that she didn't know what would happen next. She remembered being tired and a weight had settled on her like a lover. She wanted to cry because this was how it always started. An inescapable pressure plunged her body into the paths of sleep but cast her mind adrift. </text:span></text:p>
      <text:p text:style-name="P1"><text:span text:style-name="T5"><text:tab/>Merciful oblivion floated beyond her reach, an impenetrable sea. She twisted, she writhed, but every move only loosened the contours of her private universe. Every sensation became cleaner, sharper. A laser shearing through dissipating smoke as her mind flowed beyond it into the cold abyss. Searing and electric. Endless</text:span><text:span text:style-name="T3">. I know this and I know I can't escape this.</text:span><text:span text:style-name="T5"> She tried to scream. Anything. Wake up. But the sound shivered across the threads of her soul—horrifying how it eclipsed the sphere of her mind—and then the brilliant sound exploded in the light of understanding, piercing her inner eye. An instant glimpse of the meaning of her scream; terror, agony, ecstasy—</text:span><text:span text:style-name="T3">Av</text:span><text:span text:style-name="T5">—a word, a concept of beginning and ending and change, but the thought seemed inexpressible. Unbearable. She coiled around another scream but the echoes reached her before she could start. The echoes swallowed her. The shadows twisted and </text:span><text:span text:style-name="T2">coiled about her, piercing and penetrating her. </text:span></text:p>
      <text:p text:style-name="P1"><text:tab/>Awakening brought it’s own confusion. Listless thoughts drifted toward the last echo, and it threatened to escape her comprehension. It struck her suddenly, a sense of identity. It had been her name that had caught her attention in the dream. Then she frowned. Oddly, while it felt right, she could not remember actually ever having been called by that name. This uncertainty knotted into a kind of pain; a vain struggle to find a memory, a sense of past to attach her present awareness to. While a part of her still panicked at the absence of continuity, the rest of her harkened to explore, and thus connect with world that sensation described. So she opened her eyes. Muted light seeped through the draped windows. The heavy down comforter pressed her body’s heat back on her. Av sat up and the cover slid from her shoulder to bunch up in her lap. She smiled at the warm familiarity of the room around her. She had never seen it before.</text:p>
      <text:p text:style-name="P1"><text:tab/>A glint sparked in her eye, and she slid powerfully from the bed, dragging away the comforter—the only covering she had needed apparently. It slid fluidly off of her and pooled on the hardwood floor unnoticed. Turning triumphantly, to see what else she recognized, she happened to catch a glimpse of herself in the picture mirror on the wall. The extra reflection in the glass startled her.</text:p>
      <text:p text:style-name="P1"><text:tab/>Turning around, she saw—which one? She knew there were two of them. Two who wore her face. The Ideal measured her from head to toe. Avon—no, Av, she asserted consciously for the first time—evaded her gaze, slipping into a robe that was draped over a chair. While she belted the silk, her twin found and lit a candle.</text:p>
      <text:p text:style-name="P1"><text:tab/>When she turned around, Ashara was still looking at her.</text:p>
      <text:p text:style-name="P1"><text:tab/>“Who are you?” Av asked suddenly, as if seeing her for the first time. </text:p>
      <text:p text:style-name="P1"><text:tab/>The candlelight gave her eye a distracting glint, transforming the shock and uncertainty in Av’s expression into a look that was indefinably alluring. Ashara regarded her in the dim light with calculated quiet. The candle light transformed her mane of red hair into a blaze. The golden highlights she would have found in Ashana’s were more sparingly applied on Av. The flame reflected in opalescent grey eyes—she knew they would shift to green or blue according to her moods. Her face had Ashana’s feline cast and her own mother of pearl complexion. The robe suggested a lithe frame, but she remembered seeing a body sculpted by athletic and acrobatic activity. She had felt its perfect balance between strength and suppleness. Muscles she had seen sharply defined in motion now lay smooth and unobtrusive, at rest. </text:p>
      <text:p text:style-name="P1"><text:tab/>Disturbed by the weight of Ashara’s attention, Av slipped over to the bed stand, and poured a glass from the pitcher that had been set out. The weight of her question went unrelieved for several tense moments. Finally, Ashara spoke.</text:p>
      <text:p text:style-name="P1"><text:span text:style-name="T2"><text:tab/>“The question, really, is who are </text:span><text:span text:style-name="T3">you?</text:span><text:span text:style-name="T2">”</text:span></text:p>
      <text:p text:style-name="P1"><text:span text:style-name="T2"><text:tab/>Av’s looked up in surprise. Ashara’s gaze caught and held hers. She just watched, as confusion and alarm flickered in Av’s thoughts. She tried to frame an answer, but words suddenly failed her. She lifted her glass to her lips and sipped, carefully maintaining eye contact. Darkness devoured the ring of grey as her eyes dilated. The wine was cold and sour as she swallowed. </text:span><text:span text:style-name="T3">Who am I?</text:span><text:span text:style-name="T2"> she pondered. How could she seriously answer that? She was tempted to respond with the question: </text:span><text:span text:style-name="T3">Who do you think I am?</text:span><text:span text:style-name="T2"> But she really wasn't sure if she wanted to hear her answer.</text:span></text:p>
      <text:p text:style-name="P1"><text:tab/>Ashara cocked her head and gave a faint shrug, acknowledging the difficulty she had imposed on her and demurred, “I'm sorry. That was an unfair question.”</text:p>
      <text:p text:style-name="P1"><text:tab/>Av could not look away. A ghost smile touched her lips as she responded, “Perhaps. Perhaps not. In any case, it is not an easy question to answer. The name I have is short but sweet. I don’t know where I got it, but I know it is mine.” </text:p>
      <text:p text:style-name="P1"><text:tab/>Ashara raised an eyebrow, and gestured for her to go on.</text:p>
      <text:p text:style-name="P1"><text:tab/>“Av. Of course, that does not answer your question anymore than you have answered mine,” she smiled, more confidently. She settled back onto the bed, leaned back into the head cushion, and collected herself casually. Given the hour, and the topic of conversation, she felt rather out of place with reality. No doubt her host did too. </text:p>
      <text:p text:style-name="P1"><text:span text:style-name="T2"><text:tab/>“It is so easy to put together a name and a face and think that we can know the person behind them. And what do you really know?” Ashara challenged. “I should think you would understand that. It’s not the question either one of us was asking,” she elaborated. Flowing into motion, she stalked up on Av, pressing close with examining eyes. “It is scary to look at the face of a friend or lover and suddenly </text:span><text:span text:style-name="T3">realize</text:span><text:span text:style-name="T2"> you don't really know who you are dealing with. To suddenly find yourself alone with a stranger. But, this,” she said brushing her fingers from Av’s temple to her chin, “is simply frightening. Surely you can understand what I was really asking?”</text:span></text:p>
      <text:p text:style-name="P1"><text:tab/>Av turned her face, freeing her chin. She shifted and glanced away uncomfortably. “Maybe that happens sometimes. I would not know. That's certainly not the way I felt, though,” she murmured. A gentle hand forced her head back, Ashara seeking out her eyes again. There was something challenging and dangerous in the look. <text:tab/>She probed her guest for a moment and then looked down, her eyes shadowed by dark eyelashes. </text:p>
      <text:p text:style-name="P1"><text:tab/>“I was afraid of that,” she breathed. </text:p>
      <text:p text:style-name="P1"><text:tab/>The sudden change in her tone, provoked Av’s curiosity. “Why?” she pried. Sliding down on the bed, she was able to lean in and look up into the Avatar’s eyes. Ashara shifted. Av could suddenly feel the weight of her body on her legs. Ashara boldly matched her gaze.</text:p>
      <text:p text:style-name="P1"><text:tab/>“You asked me who I was. Not because I suddenly seemed alien to you. Rather, you suddenly felt that you knew me too well, no?”</text:p>
      <text:p text:style-name="P1"><text:tab/>Av maintained an even gaze and felt that strange feeling again—something like a subsonic reverberating within her; unmooring her sense of balance. Or stranger still, an ominous plummeting within her like the onset of panic. It came up suddenly. More menacingly. Stronger. She fought inwardly to maintain her grip on herself. </text:p>
      <text:p text:style-name="P1"><text:tab/>She nodded timidly.</text:p>
      <text:p text:style-name="P1"><text:span text:style-name="T2"><text:tab/>Ashara’s expression became more resigned. She smiled; it felt ironic and bitter, but not ugly. She extended one of her long fingers to her lips and her look became a touch worried. “I was afraid of that; because I think... maybe... I know why you would,” she declared softly. She frowned. Allowing herself to consider more completely what she had only intuitively gathered. Gradually, yet all at once, it fell together. While it made an incontestable amount of sense, it did—for a fleeting eternity—frighten her out of her mind. «</text:span><text:span text:style-name="T3">You tried to kill me...</text:span><text:span text:style-name="T2">» the thought escaped her, arising without warning. </text:span></text:p>
      <text:p text:style-name="P1"><text:tab/>Av cringed back at the silent accusation. However, she was also reacting to the implication of Ashara’s words. A desperate ring of terror resounded in her blood, and an electric whip snapped in her neurons. A wave of force exploded out of Amaeo’s crumbling restraints, flinging Ashara’s body across the room. A matching pulse of telekinetic force belled out of Ashara’s startled thoughts, cushioning her body, as it hurtled toward the wall, absorbing the impact. Her guard snapped up, but there was no following blow.</text:p>
      <text:p text:style-name="P1"><text:tab/>The force of Av’s mind held half the room, enough to keep Ashara at bay, but not enough to present a threat. Her angry eyes demanded an explanation, but she swallowed her rage at the fear so obvious on Av’s face. Without any doubt, Av was a bomb with an unstable fuse. </text:p>
      <text:p text:style-name="P1"><text:tab/>Ashara advanced until the force of Av’s thoughts arrested her. Taking a deep breath, she began in a calming voice, “I understand you are afraid. Obviously, you are afraid of me, Av. Please believe me, I mean you no harm. All I want to do is help you. I promise you, I will not hurt you.”</text:p>
      <text:p text:style-name="P1"><text:tab/>Av shuddered, her arms locked around each other. “I want to believe you. I just don’t know how. Nothing makes sense. Not by itself. I just…” she swallowed. “Nothing good is happening to me. I can hardly trust myself. How do I know if it is safe to trust any one else?” She found, and held Ashara’s eyes. Her look was desperate, “How do I know if I can trust you?”</text:p>
      <text:p text:style-name="P1"><text:tab/>Ashara looked at her sadly, and shook her head. “I don’t know. I can’t give you the power to trust,” she was forced to admit. “But we have to start some where. At least tell me why you wanted to kill me. Why are you so afraid of me?”</text:p>
      <text:p text:style-name="P1"><text:tab/>Av curled up tighter. Her thoughts raced. Part of her implored her not to say anything more. Not to be caught up in Ashara’s game, but another part of her held out. What difference did it make if she told her what she feared? If her fears were true it would not change the ultimate outcome. Then she asked herself what Ashara could possibly say to convince her she was not what she suspected. She set her shoulders and looked back up. “I can not answer that question. Not from you.” </text:p>
      <text:p text:style-name="P1"><text:span text:style-name="T2"><text:tab/></text:span><text:span text:style-name="T4"><text:tab/></text:span><text:span text:style-name="T2"><text:tab/></text:span></text:p>
      <text:p text:style-name="P1">The sun had made its advance in the wake of Ashara’s departure. Hours had passed, while Av sat curled around herself. Most of her mind was occupied with reigning in the power her mind had unleashed in her moment of panic. For all the effort she had put into it, she had come no where near to restoring the peace of mind Amaeo had given her with a moment’s effort the morning before. In truth, she did not know if she had done anything more than put herself into a trance. Like a mistress calling to her servants, she called together her thoughts and restored that elusive perspective that humans were fond of calling consciousness. So it happened that she faced the memory of the morning and evening before. Now, in light of a new day, she felt foolish for the suspicions she had entertained against Ashara. Dashing the frightful and unspoken fear before it could take root again, she took possession of her body and slipped out of the bed. It was like her, she mused, to turn an offer of truce into something dark and deceiving. That innocence that Shan’je had not taken from her with his abuse of her had been raped by a moment in the company of the Ideal. In the place of that loss, she had condemned herself to becoming a creature that acted with the weight of thought. </text:p>
      <text:p text:style-name="P1"><text:tab/>Responsible.</text:p>
      <text:p text:style-name="P1"><text:tab/>She strode across the room and into the bath. The bath was a room that adjoined Ashara’s bedroom. Her host’s fondness for mirrors forced her to confront her nude reflection. Uncomfortably familiar with what she saw in the glass, she looked for something beyond the surface of her form and features. It was not easy to find, but it was there. Something she could call herself, a kind of strength inside her vulnerability that would be alien to Ashara. She turned away from herself and quickly washed under the shower. Then she stepped into the bath and simmered while collecting her mind for the day. Ashara, she hoped, would have responsibilities to attend to. Unless she stumbled across her before she left the residence this morning, Av would probably not have to see her again until evening—if she still happened to be in Ashara’s room. That, she would only know after braving whatever unknowns lay beyond Ashara’s door. As she soaked in the heat, she wondered what kind of assassin would bring in a target she had failed to knock off, and set her up in her own room.</text:p>
      <text:p text:style-name="P1"><text:tab/>In spite of the near boiling water, an icy chill raced down her spine.</text:p>
      <text:p text:style-name="P1"><text:span text:style-name="T2"><text:tab/>A while later, she lifted her scalded flesh out of the pool, and scrubbed herself dry. Upon finishing the rest of her toilet, she returned to the bedroom to dress—where she discovered she had a visitor. On first glance, she saw a </text:span><text:span text:style-name="T3">lyn</text:span><text:span text:style-name="T2"> clad in a loosely gathered sheet. On second glance the person's androgyny seemed suspect. The intruder stood with the strength and assurance of a man and appraised Av's own naked body with a hungry male appetite. Something about the width of the shoulders, and the general mass of his presence gave weight to her suspicion. He had a pleasant face. He regarded her with a slightly amused and intriguing expression. He looked innocent and young, in a dark cascade of unbound hair. But the youth was like a perfect mask over ancient features. The sheet suddenly slipped free, the silk shimmered and reflected colors and hues, and details around him distracting her vision. All at once, Av's vision cohered and she confronted a man as naked she.</text:span></text:p>
      <text:p text:style-name="P1"><text:tab/>She confronted a fear she would never have admitted to. </text:p>
      <text:p text:style-name="P1"><text:tab/>Before she could flip out, a reassuring touch soothed her thoughts. It startled her into calm. Confusion brought her eyes back up to his. Like the touch of his thoughts, the light in his eyes was as familiar to her as everything else about him was not. Recognition made Av's mind whirl.</text:p>
      <text:p text:style-name="P1"><text:tab/>This was the person who had reigned in her mind..</text:p>
      <text:p text:style-name="P1"><text:tab/>“Amaeo,” she breathed in astonishment. </text:p>
      <text:p text:style-name="P1"><text:span text:style-name="T2"><text:tab/>The man—who was a </text:span><text:span text:style-name="T3">lyn </text:span><text:span text:style-name="T2">the last time she saw him—smiled in answer and approached her. Av bowed her head and seized her will. She did not know what he wanted, but she knew that she would oblige. He was a person she could not fear, and whose power she knew she could take shelter in. If there was a chance he could help her, in any way, she would do, or be, anything he asked of her. Amaeo had drawn close. With a light touch, he clasped Av's chin and raised her bowed head. Forcing her to make eye contact. Gazing deep into the soul of a Greater Avatar, Av was utterly mesmerized.</text:span></text:p>
      <text:p text:style-name="P1"><text:span text:style-name="T2"><text:tab/>“I was told,” the </text:span><text:span text:style-name="T3">aeo</text:span><text:span text:style-name="T2"> murmured. “that you were raped.”</text:span></text:p>
      <text:p text:style-name="P1"><text:tab/>Unable to break away, and compelled to respond, all Av could manage was a single tear—racing down over her wide cheekbone and turning at the line of her jaw to run to her chin where it met and was drunk by Amaeo's hand.</text:p>
      <text:p text:style-name="P1"><text:span text:style-name="T2"><text:tab/>The </text:span><text:span text:style-name="T3">aeo</text:span><text:span text:style-name="T2">'s smile turned wry, “And yet it was Ashara you did you best to kill,” he purred.</text:span></text:p>
      <text:p text:style-name="P1"><text:span text:style-name="T2"><text:tab/>Av, feeling confused and ashamed, felt the same overpowering sense of awe she had when Amaeo had first subdued her. Her will bridled. An insubstantial part of her grabbed hold of the awe, the mesmerism and pulled them deep into her—swallowed them and abased herself in them so that her will could rise and slip out against the tide. Becoming the iron in her voice as she spoke, “I was not afraid of Shan’je. Not until it was too late,” Av spoke true, and the </text:span><text:span text:style-name="T3">aeo</text:span><text:span text:style-name="T2"> stared at her inexplicably, so she went on, “Should I be afraid of you?”</text:span></text:p>
      <text:p text:style-name="P1"><text:span text:style-name="T2"><text:tab/>The </text:span><text:span text:style-name="T3">aeo</text:span><text:span text:style-name="T2"> pulled back a pace and regarded her sadly. “Ah, my child, you have so much to learn. I am not here to take advantage of you,” he explained plainly. “I am here to help you if I can. To find out what has happened to you, and heal the damage that has been done.” Av looked at him, unable to comprehend. Unwilling to comprehend. Amaeo was not surprised. In a gentle voice he explained, “A wound to the spirit that festers with fear cannot heal. A fear can not be banished until it is confronted. Some fears cannot be confronted alone.”</text:span></text:p>
      <text:p text:style-name="P1"><text:tab/>Av flushed darkly, glancing down his torso in apprehension. “I wasn’t even there,” she denied hotly, “How can I be afraid, when I don’t even remember what happened?”</text:p>
      <text:p text:style-name="P1"><text:tab/>He did not say anything, he simply pulled into his embrace. With deft hands, he pressed them together, holding them as her body shivered and jumped violently. When she stopped struggling, he smoothed her hair back in long caressing strokes. “Tell me the truth,” he commanded softly.</text:p>
      <text:p text:style-name="P1"><text:tab/>“Don’t do this to me,” she whimpered.</text:p>
      <text:p text:style-name="P1"><text:tab/>“Don’t fool yourself,” he returned sternly. “What do you want me to believe? I saw your mind. I know how open you were. I understand you could not differentiate. I am not surprised you disassociated yourself,” he pulled back and looked her in the face. “But, can you honestly say you were raped?”</text:p>
      <text:p text:style-name="P1"><text:tab/>She stared back at him incredulously. </text:p>
      <text:p text:style-name="P1"><text:tab/>Before she could manage an angry retort, he covered her mouth. Walking them over to the bed, he elaborated, “I understand how you feel, but do you understand how the mind works? A naked mind is subject to overwhelming input, but at worst is only suggestible. The power of suggestion is not powerful enough to compel an individual to take an action she is opposed to.” </text:p>
      <text:p text:style-name="P1"><text:tab/>She planted her feet before they reached the bed, “What are you trying to say? Do you think I wanted to be raped?” Av did not sound amused.</text:p>
      <text:p text:style-name="P1"><text:tab/>“I did not say that. What I am saying is that you wanted to have sex,” he clarified. “Is there anything wrong with that? Is it wrong to want to have sex?” he asked seriously.</text:p>
      <text:p text:style-name="P1"><text:tab/>“No. No, That’s not what I meant,” she shook her head. “What I meant was...”</text:p>
      <text:p text:style-name="P1"><text:span text:style-name="T2"><text:tab/>“What you meant,” he interrupted, “was, when you came to your senses, and realized that you had been seduced into having sex with a man you knew nothing about, for no justifiable or explainable reason, you felt used and ashamed. Because </text:span><text:span text:style-name="T3">you were taken advantage of</text:span><text:span text:style-name="T2">.”</text:span></text:p>
      <text:p text:style-name="P1"><text:tab/>“Yes!”</text:p>
      <text:p text:style-name="P1"><text:tab/>“But,” Amaeo went on, his hands starting to caress her flanks, “the anger and hate you started to feel were not over sex. They were not turned against your sexuality.” He felt the resistance go out of her legs, and gently started easing them back toward the bed. He was still talking, “You looked at what had happened, and started placing blame. It was his fault for being a man—for being highly aroused and sexually attractive—because his lust made it easy for him to take advantage of you. It was your fault, for being naked and defenseless—for being easy to take advantage of. But, most of all, it was someone else’s fault for leaving you naked; after all, you certainly wouldn’t do something so ridiculously stupid as cripple your own defenses, would you?”</text:p>
      <text:p text:style-name="P1"><text:tab/>Av, already responding to his gentle caresses, already reaching back for the bed, suddenly froze—a look of realization on her face. He saw it. Taking her head in his hands, he kissed her long and deeply. When he let her go, he stepped back and asked her, “Who’s fault is it that you got raped, Av?”</text:p>
      <text:p text:style-name="P1"><text:tab/>Without even thinking, she said, “Ashara’s”</text:p>
      <text:p text:style-name="P1"><text:tab/>He gave her a fatherly look, and restated the question, “Who’s fault is it that you got raped Av?”</text:p>
      <text:p text:style-name="P1"><text:tab/>She started to repeat, and then the second realization hit her. In a small voice, she said, “No one’s. No one got raped.” She looked up at his magnificent male body, and blushed from head to toe. He was not even aroused. She sat there, waiting for him to say something else. When nothing happened, she looked up. Her body ached with yearning, and she asked, “Aren’t you going to finish what you started?”</text:p>
      <text:p text:style-name="P1"><text:span text:style-name="T2"><text:tab/>He smiled, and said, “Why, I’ve already finished what I was doing.” She looked at him dumbfounded. Before she could form a question, he raised an eyebrow, and posed the question himself, “So, what was all this about?” he asked, reaching foreword and caressing her again. He shrugged, “A lot can be done with words, but more can be done with words </text:span><text:span text:style-name="T3">and</text:span><text:span text:style-name="T2"> actions. I told you from the beginning I was not here to take advantage of you.”</text:span></text:p>
      <text:p text:style-name="P1"><text:tab/>She got control of her voice and declared hotly, “You had better start taking advantage of me, or I am going to lose my mind!” Amaeo looked her over long and hard, and sighed deeply. Crossing the floor, he gathered up the sheet he had been wearing and wrapped it around his body.</text:p>
      <text:p text:style-name="P1"><text:tab/>Turning back to her, he said, “I might be willing to let you take advantage of me. In which case it would be up to you to convince me, but as it stands, I have something else I must do first. There is,” he indicated the door to the bathroom, “a shower available, and I am certain it provides all the cold water you could desire. Failing that, I am sure you could find something to do with yourself to sate your appetite.” She gave him another disbelieving stare, so he added, “self control starts with yourself.”</text:p>
      <text:p text:style-name="P1"><text:tab/>Realizing he was dead serious, she let out an aggravated sigh, and rushed for the shower. </text:p>
      <text:p text:style-name="P1"><text:span text:style-name="T2"><text:tab/></text:span><text:span text:style-name="T4"><text:tab/></text:span><text:span text:style-name="T2"><text:tab/></text:span></text:p>
      <text:p text:style-name="P1"><text:span text:style-name="T2">“Avon.”</text:span></text:p>
      <text:p text:style-name="P1"><text:tab/>The voice was very far away. She stirred, but her body felt leaden. Sluggish. </text:p>
      <text:p text:style-name="P1"><text:tab/>“Av, come on. Wake up.” </text:p>
      <text:p text:style-name="P1"><text:tab/>She moaned. The world was tumbling around her. She realized that someone was shaking her. Opening her eyes, she saw mostly darkness. “It was a dream,” she heard herself say, the sound deep and distant even to her.</text:p>
      <text:p text:style-name="P1"><text:tab/>A female voice responded with something born of a huff and a short laugh and said, “If so, look around, the dream is still going on.”</text:p>
      <text:p text:style-name="P1"><text:span text:style-name="T2"><text:tab/>She sat up and saw Amaeo silhouetted by the candle light. She was taller than Av, she sensed, but kneeling beside her like that, it was hard to tell. In spite of herself, her eyes riveted to Amaeo’s new form. At least she assumed it was Amaeo. He—she had pulled this trick on her once already that day. She had a slim and supple body. Her features were elegant—feminine, but conveying strength. Her features made her recognizable, being closer to what she had seen originally when Amaeo had appeared as a </text:span><text:span text:style-name="T3">lyn</text:span><text:span text:style-name="T2">. Like before, the apparent youth was deceptive, she had no idea how old she really was. “Amaeo?”</text:span></text:p>
      <text:p text:style-name="P1"><text:tab/>“As good a name as any other,” she answered. “Are you all right? What do you remember?”</text:p>
      <text:p text:style-name="P1"><text:tab/>“You changed on me again,” she mumbled, trying to coordinate her limbs. “How do you do that?” She glanced around. The room was familiar, in fact it was all too real. Amaeo’s question sank in and she returned her eyes to her. What did she remember? She concentrated, but a wash of images engulfed her. Too much. She shook her head, to clear it, and very distinctly heard her sigh. “What?” she asked her a bit sharply.</text:p>
      <text:p text:style-name="P1"><text:tab/>“Nothing,” she replied, gathering up the wine glasses and getting up. Why did she sound so relieved? Av wondered, as Amaeo held out a hand to help her to her feet. All at once, she did remember. She remembered why she passed out. To both their surprise, she flinched away from her rather violently. Amaeo was instantly alarmed.</text:p>
      <text:p text:style-name="P1"><text:tab/>“You do remember.”</text:p>
      <text:p text:style-name="P1"><text:tab/>“Yes,” she barked, her voice unsteady. Her memory of a large part of the day was highly subjective. She had spent hours disoriented by Amaeo’s telepathic examination. Under probing, her mind had displayed remarkable integrity. Amaeo had not been able to help commenting on what she found in Av. Contrary to Av’s fears, her identity was profoundly stable, as if she held an eternal awareness of herself. Beyond that, however, her mind was was void of particulars. No fragments of a defined past or determined position in the world would come to light. Her sense of self, while coherent, was ungrounded by common or coincidental details. </text:p>
      <text:p text:style-name="P1"><text:tab/>Amaeo had spent the bulk of her time examining the architecture of her psionic potential. She had mostly reserved comment, but Av had felt how deeply concerned Amaeo was about her perpetually heightened state of awareness. As Amaeo had once again blocked her channels of power, she had explained why. It was not her apparant lack of mental discipline that presented the problem, but the degree of power available to her untrained mind that could be dangerous. Amaeo had noted that Av’s mind was remarkably instinctive and intuitive, which contrributed immensely to her innate control, but the lack of true discipline made her vulnerable to dangerous episodes. Even when she lost control in the plaza, she had not tapped even a fraction of her full potential. Like Ciar, Av sensed an ambitious current, a propriatary interest that glimpsing he potential evoked in even the noblest minds she encountered. Amaeo had felt clearly justified in making a claim on her and training her. When Av had challenged the fugitive impulse, Amaeo had aptly defended her interest. Confessing that Av was perhaps the most gifted individual she had ever confronted. Her raw potential exceeded that of the most exceptional and enlightened individuals Amaeo had ever confronted. </text:p>
      <text:p text:style-name="P1"><text:tab/>Having done everything she could to probe for Av’s missing past, Amaeo turned to untangling the memories she had acquired recently. Av had submitted, when Amaeo pointed out that her exposed mind had subjected her to stolen memories every minute since she had first awakened. Amaeo was only offering to recover whatever personal memories she had lost to the overwhelming impact of those alien experiences. Everything had been fine until Amaeo found her suspicions against Ashana. She was <text:s/>such a fool. Av had been thrown into turmoil, struggling to preserve the virginity of those dangerous moments. Amaeo had hurt her, forcing her to give up those memories. When she blacked out, Amaeo was sure to have pried them free.</text:p>
      <text:p text:style-name="P1"><text:tab/>Careless stupidity, now she had put Dane in danger.</text:p>
      <text:p text:style-name="P1"><text:tab/>Amaeo lunged quickly, catching her by the arm, and hauled her to her feet. Av had not even realized she was about to bolt. She writhed to break Amaeo’s grip, and Amaeo had to shake her and growl, “Stop it. Don't be foolish.” She felt her body turn to water in the joints and fire in her gut. Tensing in Amaeo’s grip, her mind fought for equilibrium. Amaeo caught her eye, “I'm not going to hurt you. Okay?” </text:p>
      <text:p text:style-name="P1"><text:span text:style-name="T2"><text:tab/>«</text:span><text:span text:style-name="T3">Trust me.</text:span><text:span text:style-name="T2">»</text:span></text:p>
      <text:p text:style-name="P1"><text:tab/>With some effort, she relaxed and nodded.</text:p>
      <text:p text:style-name="P1"><text:tab/>Amaeo noted this and finally let go of her. “I think we have a lot to talk about.”</text:p>
      <text:p text:style-name="P1"><text:tab/>Again she nodded.</text:p>
      <text:p text:style-name="P1"><text:span text:style-name="T2"><text:tab/>Leading the way, Amaeo passed through a curtain, stopping to drop off the glasses, and together they stepped out onto the balcony. The midnight air was sharp and cool and helped clear her head. Her fright passed into an odd bewilderment. They stood near the railing and gazed over the skyline of the </text:span><text:span text:style-name="T3">dahn </text:span><text:span text:style-name="T2">for several long, quiet moments. Like all cities, this one did not sleep. Rather, it fitfully emulated its daily business. A fading echo of itself, dressed in jewels of light. The sight should have absorbed her attention. Instead it reminded her of her first night, when she woke up from a dream so frightening in its implications that she had to call it a nightmare. A nightmare that did not deign to remain her sleeping companion, but which caught her in the grip of her untamed power. The power that Amaeo had sent the entire day probing and measuring. She closed her eyes and hugged herself tight, trying to force this turn of thought out of her mind.</text:span></text:p>
      <text:p text:style-name="P1"><text:tab/>Eventually, Amaeo began to speak again.</text:p>
      <text:p text:style-name="P1"><text:tab/>“We were both a bit distracted, when we first met. I noticed that you were desperately afraid of Ashara while I was blocking you. It is a shame we didn't talk about it then. Things might have started out better, perhaps,” she mused. Out of the corner of her eye, she saw Av turn to face her.</text:p>
      <text:p text:style-name="P1"><text:tab/>“How do you suppose?” she issued, sort of skeptically.</text:p>
      <text:p text:style-name="P1"><text:tab/>She shrugged. “You remember what we did talk about, don't you?” she returned.</text:p>
      <text:p text:style-name="P1"><text:tab/>Av tilted her head, and her eyes narrowed. She fixed on the memory of the morning of her capture. Amaeo had been there when she recovered from her black out. Waiting with a tray of food, and patiently engaging the subdued “guest” in conversation. They had talked mostly about her appearance, she recalled. That was what they had talked about this morning, after her second shower, as well. On the surface, it was a rather narrow topic. She frowned. It was not a comfortable topic, either. Then she caught herself. No. They had not just talked about her appearance, specifically. They had talked a bit about the expectations held of the Ideal that she resembled. Amaeo had been trying to explain to her why Av had been brought to her, and put in her care. Amaeo had described how she herself was indirectly involved with the fulfillment of those expectations and, through association, several of the Ideal’s obligations. Now that she had an idea where this was going, she nodded, “I think I know what you mean.”</text:p>
      <text:p text:style-name="P1"><text:tab/>Amaeo smiled, “I do not understand the logic of your intuition. Sometimes you understand the strangest things with the most unnatural certainty, and other times you can't even see what's right in front of your face.”</text:p>
      <text:p text:style-name="P1"><text:tab/>Av gave her a disparaging look.</text:p>
      <text:p text:style-name="P1"><text:span text:style-name="T2"><text:tab/>“Well, what was it we talked about that night? Seriously talked about?” she prodded. Av set her shoulders. Looking at Amaeo hard, she could see the </text:span><text:span text:style-name="T3">aeo’mni</text:span><text:span text:style-name="T2"> really meant to tackle this issue. Well, if she was going to touch it, she intended to take it by the throat. </text:span></text:p>
      <text:p text:style-name="P1"><text:tab/>“The Goddess,” she answered edgily. </text:p>
      <text:p text:style-name="P1"/>
      <text:p text:style-name="P1"/>
      <text:p text:style-name="P1"/>
      <text:p text:style-name="P1">chapter</text:p>
      <text:p text:style-name="P1">07</text:p>
      <text:p text:style-name="P1"/>
      <text:p text:style-name="P1"><text:tab/></text:p>
      <text:p text:style-name="P1"><text:tab/> </text:p>
      <text:p text:style-name="P1"><text:span text:style-name="T2">“Yes. The Goddess,” Amaeo answered. Her voice had an unusual weight. A resonance that broke into Av's sudden reverie. </text:span></text:p>
      <text:p text:style-name="P1"><text:span text:style-name="T2"><text:tab/>Av turned and looked at her more carefully, trying to pierce the surface of the intense yet casual attitude she maintained. “You were telling me that no one in their right mind would want to hurt me. Because, quote, ‘I am the image of the Goddess’,” she reflected. During one of her panics, Amaeo had calmed her down by telling her a story. Ancient beliefs held that the universe started as a dream in the mind of a sleeping goddess. Over the ages, the Dream of the Goddess had become the home, the reality, of countless mortal races. During the height of </text:span><text:span text:style-name="T3">lyn</text:span><text:span text:style-name="T2"> civilization, the Dreamer had awakened within her dream. Av was intimately familiar with the Amaeo’s description of the Goddess. Unable to cope with the reality of a waking dream, she had sought the Absolute, offering herself, </text:span><text:span text:style-name="T3">her dream</text:span><text:span text:style-name="T2">, for a taste of objective reality. According to legend, her offer was taken. After a generation, the Absolute had sought to give the dream, and the embodiment of the dreamer, the Goddess, back. The actually Absolute returned what it had taken, restoring the Goddess to herself, but before she could awaken, she was devoured in </text:span><text:span text:style-name="T3">av’va</text:span><text:span text:style-name="T2"> by her own chosen, and lost forever. But the </text:span><text:span text:style-name="T3">lyn </text:span><text:span text:style-name="T2">who went into exile remembered her image, and committed themselves to preserving the memory of her face and form in the hopes that one day she would again embody herself in the Dream. For that reason, </text:span><text:span text:style-name="T3">avon</text:span><text:span text:style-name="T2"> revered the Ideal. </text:span></text:p>
      <text:p text:style-name="P1"><text:tab/>Av sighed, and then her thoughts jumped back to where Amaeo’s question had originated. She had reminded her of the story of the Goddess after expressing regret that they had not talked about her fear of Ashara. “I remember the story, but I don’t see what it has to do with what you were saying,” she stated calmly, glancing off into the night.</text:p>
      <text:p text:style-name="P1"><text:span text:style-name="T2"><text:tab/>“When Ashara found you, you were desperately afraid of her. That was obvious, but we were so busy trying to subdue you and get you somewhere private that neither of us really confronted it. We did not really ask </text:span><text:span text:style-name="T3">why </text:span><text:span text:style-name="T2">you were so afraid of her. Actually, I understand that Ashara did ask, but you couldn’t bring yourself to answer, could you?” she argued. “When I confronted you over the incident with Shan’je, I already suspected that you had some personal grievance with Ashara, but I neglected to address it specifically. I was able to deduce that you held Ashara responsible for your condition, but I could not imagine why,” she confessed. </text:span></text:p>
      <text:p text:style-name="P1"><text:tab/>Av shifted uneasily while Amaeo paused. She looked at Av, tilting her head a bit. “I understand now. While I admit that what your Dane’Captain suggested is technically possible, I do <text:s/>not <text:s/>think it very likely to have occurred. Do you think you can tell me why?” she suggested challengingly.</text:p>
      <text:p text:style-name="P1"><text:tab/>She shuddered, “I have no idea.”</text:p>
      <text:p text:style-name="P1"><text:tab/>“Actually, you do,” she argued. “I described to you what is expected of an Ideal. While there is a lot of status associated with the face of the Goddess, there is not a lot of power. I don’t think Dane understood this when he made his assumptions.”</text:p>
      <text:p text:style-name="P1"><text:tab/>“I don’t understand,” Av protested.</text:p>
      <text:p text:style-name="P1"><text:span text:style-name="T2"><text:tab/>“Let me explain,” Amaeo offered. Av hopped up, and perched on the wide stone casing of the balcony. With her full attention focused on Amaeo, she encouraged her to do so. Amaeo went into detail. In </text:span><text:span text:style-name="T3">avon </text:span><text:span text:style-name="T2">culture, one of the highest social ranks was that of Ideal. A person who embodied one or more of a number of attributes or proficiencies revered in </text:span><text:span text:style-name="T3">avon</text:span><text:span text:style-name="T2"> culture. Every path had its Ideal, and a title that reflected the Ideal in its form. But these were paths, these were things that anyone could attain. What Ashara and Ashana, and now Av, were, was different. The Image of the Goddess was not an attainment, it was an endowment—an embodiment. There was no path, no Ideal name to aspire to. Conversely, because of what they were—or what they were regarded as—Avatars of the Goddess—they were the only ones specifically called </text:span><text:span text:style-name="T3">Ideal</text:span><text:span text:style-name="T2">. </text:span></text:p>
      <text:p text:style-name="P1"><text:span text:style-name="T2"><text:tab/>The significance of their role in society was one which required explanation. An Avatar of the Goddess was an exception. “An Ideal, as opposed to a </text:span><text:span text:style-name="T3">Nai</text:span><text:span text:style-name="T2"> or a </text:span><text:span text:style-name="T3">Vai</text:span><text:span text:style-name="T2">, or even a </text:span><text:span text:style-name="T3">Dai</text:span><text:span text:style-name="T2">, is the only </text:span><text:span text:style-name="T3">avon</text:span><text:span text:style-name="T2"> confronted with expectations. Other Ideals are revered for their exceptional achievements, but an Avatar must be nothing less than exceptional,” Amaeo stressed. “Furthermore, no other Ideal is as much the property of their title as those of your likeness. In the minds of the people, who you are is incidental to what you are. They are not interested in you. To them, you are the Goddess. Their interest is solely to commune with the Goddess through you. </text:span></text:p>
      <text:p text:style-name="P1"><text:tab/>“I could not begin to tell you the possible benefits of being the Ideal,” Amaeo declared. “But I can assure you that it is an endlessly demanding role to fill. You are tested in every proficiency, challenged by the Ideals of every path, and more so than any other Ideal, sought on an intimate level.” Amaeo fell <text:s/>silent for a moment, and Av reflected on the deeper meaning of her words. She could not quite apprehend the point that Amaeo was trying to make, but she finally understood what she had been trying to tell her that first day of captivity. </text:p>
      <text:p text:style-name="P1"><text:tab/>What she was describing did not sound like anything Av would go out of her way to become. Amaeo had yet to say it, but this was not about her becoming anything, this was about her realizing what she already was. An Avatar of the Goddess. As the perfect image of the Ideal, she had little choice about it. Society had a place all staked out for her, and her function was at once priest, paladin, and prostitute of the Goddess.</text:p>
      <text:p text:style-name="P1"><text:tab/>“The irony of the whole thing,” Amaeo suddenly continued, “is how the demands and expectations guarantee their own fulfillment.”</text:p>
      <text:p text:style-name="P1"><text:tab/>“How is that?” she asked.</text:p>
      <text:p text:style-name="P1"><text:span text:style-name="T2"><text:tab/>Amaeo let out a shuddering sigh. “It is a common misunderstanding that the blood red hair of the Goddess is the rarest of </text:span><text:span text:style-name="T3">avon</text:span><text:span text:style-name="T2"> features. In fact, it is a dominant trait. The reason it appears so rarely is because it is without exception the determining factor in naming a child a candidate for Avatarhood. In my life, I have trained thousands in the hopes of finding even a handful who can live up to the expectations they will face. I cannot tell you how many have killed themselves for failing—in their own eyes—to be equal to the demands placed on them. Or for falling short of the Ideal in other aspects of their appearance. It is too much to ask of children to be so selfless and still be self possessed.”</text:span></text:p>
      <text:p text:style-name="P1"><text:tab/>Av was shocked. “Isn’t there an alternative?” she asked.</text:p>
      <text:p text:style-name="P1"><text:tab/>“There are a few,” Amaeo admitted. “Most of them go wild. Some of them breed together, seeking to perfect the Image in their offspring. Ashana is the product of that recourse. Some of them choose to be altered, to give up the likeness. And that is how the expectations of the Ideal come to be fulfilled. Those who remain truly are exceptional.” Amaeo turned and gave her a hard stare. “All of which tells me that what Dane suspected is implausible. If someone wanted to assume the place of an Ideal, and had what it took to do it, they would only need to go so far as assume the likeness of the Goddess. It makes a poor motive for murder.”</text:p>
      <text:p text:style-name="P1"><text:tab/>“Assuming that such a person merely wanted the position. The prestige or the power of the Ideal,” Av commented. “But what of an assassin? Is it inconceivable that an assassin would want to assume, not just the role, but the identity of the specific individual in order to get close to an exclusive target?” she challenged. That had been Dane’s specific fear.</text:p>
      <text:p text:style-name="P1"><text:span text:style-name="T2"><text:tab/>Amaeo frowned in thought. After a moment she shook her head. “I wonder. Who does Ashara have access to that no other Ideal could get close to? I can think of no one, not even the </text:span><text:span text:style-name="T3">Dai</text:span><text:span text:style-name="T2">. Except maybe Ashana. Still, I have to admit,” she finally confessed, “it is plausible. In fact it is too plausible. Once suggested, that kind of idea is almost impossible to refute. However, you have to ask yourself, what is more likely? </text:span></text:p>
      <text:p text:style-name="P1"><text:span text:style-name="T2"><text:tab/>“An assassin sneaks into the </text:span><text:span text:style-name="T3">dahn</text:span><text:span text:style-name="T2">, catching Ashara off guard in the bath. She manages to seize, not only her mind, but also her body—because anything less would risk discovery. However, in spite of this coup, she somehow manages to leave enough of her victim intact to regenerate a new, but virtually mindless body. Then, when she discovers her mistake—and is literally attacked in broad daylight with a deadly weapon—she merely subdues the ‘real’ Ashara and delivers her into the care of her own mentor. Risking certain discovery and the failure of her mission?</text:span></text:p>
      <text:p text:style-name="P1"><text:span text:style-name="T2"><text:tab/>“Or,” Amaeo emphasized with a telling look, “an innocent guest, a stranger to this </text:span><text:span text:style-name="T3">dahn,</text:span><text:span text:style-name="T2"> is mistaken for Ashara—who I can assure you has many enemies. She finds herself the target of an unprovoked attack and gets virtually slaughtered. In her desperate attempt to stay alive, she reaches for her untapped potential, experiences a profound catalytic shift in her power and blows out a large part of her own mind by accident. Fortunately, she regenerates, and while still in the umbra of her trauma, she encounters an alien from a paranoid culture who, having read too much fiction puts two and two together, and coming up with five, puts the fear of the Goddess into her defenseless mind—and then lets her wander off alone in the middle of the night?</text:span></text:p>
      <text:p text:style-name="P1"><text:span text:style-name="T2"><text:tab/>“I’m not questioning that something terrible has happened to you, but I don’t find it likely that the author of your misery is Ashara,” she concluded. She regarded Av carefully, taking in the scowl of thought on her face. Laying a hand on the youth’s knee, she elaborated, “I have two reasons for stating that opinion. The scenario that Dane suggested, the extreme interpretation which has you so frightened, implies that, before your trauma, </text:span><text:span text:style-name="T3">you</text:span><text:span text:style-name="T2"> were Ashara.” She gave her a wry smile, “The only problem with that idea, is that you are too tall. You are about an inch taller than she is, and Ashara has been the same height, full grown, for forty lifetimes.”</text:span></text:p>
      <text:p text:style-name="P1"><text:tab/>Av considered that for a second and replied, “Can this be confirmed? I <text:s/>mean, you are right, the thing that scared me the most was that—” She struggled for a word. “I felt like something was stolen from me. I could not deal with the idea that someone could steal your life from you and start living it without anyone noticing,” she explained with a shiver. </text:p>
      <text:p text:style-name="P1"><text:tab/>Amaeo rubbed her thighs reassuringly and smiled, “I am sure it would have helped if we had talked about this earlier.” Av pulled her legs up, out of Amaeo’s gentle grip, and wrapped her arms around her knees. Amaeo grinned and turned to go back inside. Just at the door she said over her shoulder, “I’m sorry I had to force you like that. I was just trying to help. Does it make a difference, now that we have talked about it?”</text:p>
      <text:p text:style-name="P1"><text:tab/>She blushed and looked down, demurely murmuring, “I... I don’t know.” Amaeo had forced Av to confront her fear of Ashara intelligently—confronting her suspicions with the reality of the Ideal. Disarming the notion that Av and Ashara were ever the same person, while admitting that Av’s trauma might be related to her reflection of the Ideal. Av looked up as the dark haired woman went in. The drape flapped down behind her, leaving her alone on the balcony. It was a place to start, she decided. The mystery remained, but now Av could at least give Ashara the benefit of the doubt.</text:p>
      <text:p text:style-name="P1"><text:tab/>She shivered and followed Amaeo inside.</text:p>
      <text:p text:style-name="P1"><text:tab/>Amaeo was no where in sight when she entered the room. She wandered back to the low table where the candles languished in their last moments beside the wine in its bed of ice. Gazing into the flames, systematically hunting down each one and extinguishing it with long breath, she waited for Amaeo to show herself. Her keen ears picked up the crunch of woven fibers as she stepped onto the carpet. She turned and casually looked up at her. Amaeo could disguise it, but she could see that she had been enraptured watching her killing the flames. </text:p>
      <text:p text:style-name="P1"><text:tab/>Amaeo was naked. She smiled as Av seemed to consider what to say for a moment. Her eyes read the tension in Av’s young body. “Come,” she implored, gesturing her over to the bed. Av ran a hand through her hair, sighing. Quietly, she moved over and stood next to her by the bed. Amaeo turned back the comforter and slid in between the sheets. Av gave a little start as Amaeo caught her loose robe and started to slide it off of her. In a soft voice, she murmured, “Relax.”</text:p>
      <text:p text:style-name="P1"><text:tab/>“What are we doing?” Av asked in trepidation.</text:p>
      <text:p text:style-name="P1"><text:tab/>“We are gong to bed,” she answered gently. The silk garment whispered down the length of her body. Amaeo caught one of her hands and tugged her lightly toward her, holding out her other hand for Av to clasp.</text:p>
      <text:p text:style-name="P1"><text:tab/>She hesitated before taking her free hand, “I... can’t… I don’t think I want to have sex tonight. It’s just...” she stammered.</text:p>
      <text:p text:style-name="P1"><text:tab/>“Shhh. It’s all right. I know. I wasn’t going to ask,” she soothed, pulling both of them under the covers. “Now is not a good time for you to be alone. I don’t want you to sleep with your fears tonight.”</text:p>
      <text:p text:style-name="P1"><text:span text:style-name="T2"><text:tab/></text:span><text:span text:style-name="T4"><text:tab/></text:span><text:span text:style-name="T2"><text:tab/></text:span></text:p>
      <text:p text:style-name="P1"><text:span text:style-name="T2">The moon cast questing fingers of light through the water, tracing esoteric patterns on the bottom of the pool. Dane’s athletic form plunged powerfully through its depths. Hitting the opposite wall, he flipped end over end, and kicked off. He managed to complete his third crossing underwater, in spite of the fact that the </text:span><text:span text:style-name="T3">avon</text:span><text:span text:style-name="T2"> pool exceeded the Olympic proportions he was accustomed to. Breaking the surface, he drew in a sweet, deep breath. With strong even strokes, he attacked his final laps, and then propelled his body out of the water in one smooth motion. As he shifted his weight from his hands to his haunches, a woman’s hands draped a towel over his shoulders. He glanced up and acknowledged Linda’s presence with a nod. She waited patiently as he rose to his feet and toweled himself off. He noticed that she was in her uniform, and tied the towel around his naked flanks.</text:span></text:p>
      <text:p text:style-name="P1"><text:tab/>“Does this mean you were able to find anything?” he asked.</text:p>
      <text:p text:style-name="P1"><text:tab/>She handed him a data pad and replied, “Something, but it raises more questions than it answers. We were fortunate in one regard at least. We had the blood and tissue samples we took when we first found her to work with. Not that it will matter much now that she is in their hands. If the one they call Ashara had anything to do with what happened to her there’s probably nothing we can do for her.”</text:p>
      <text:p text:style-name="P1"><text:tab/>Dane read through the analysis in the report. When he was finished he looked back up at her. “That was a worst case scenario. Even so, she was taken very publicly, if she is in hostile hands, it would be difficult for them to simply make her disappear,” he commented. He rubbed his lip thoughtfully for a moment and handed the data pad back to the intern. “So, her DNA is not on file. This at least tells us at least that she is not a registered citizen. I did not expect she would be, given her sex. So far as I know they have only allowed their men and women to opt for aegis citizenship. The fact that you could not find a sequence match for her augmentation heritage tells us more. A civilian augmentation could be pirated—and therefor not be recorded—but the fact that her interface is military grade means that she, or her mother before her, was a covert operative or an intelligence resource,” he concluded. He did not mention the other option. Officially, the aegis did not condone assassination. </text:p>
      <text:p text:style-name="P1"><text:tab/>Linda clasped the pad in her hands and considered the question that had been itching at her for last two days. Dane raised an eyebrow at her. She shrugged, “I have to wonder, is it possible we’ve been reading this situation wrong?” Dane looked at her very carefully, his expression thoughtful. Linda took his cue to continue, “I mean, we really don’t know enough about these people. I think that sort of skewed our perception of events. What do we really know? What facts do we really have?” </text:p>
      <text:p text:style-name="P1"><text:span text:style-name="T2"><text:tab/>“We never really had a specific read on the situation,” he reminded her. “What we had was one very frightened adolescent who was the victim of a serious trauma. We don’t know what happened to her anymore that she does. What we needed were answers, but we were not in the best position to acquire them. I am not ashamed to admit that we took a rather paranoid stance, but if you don’t know what you are dealing with, it is safer to suspect everything and be disappointed than it is to suspect nothing and be surprised.” He clapped her on the shoulder and started them off for the wash room. “I would not be surprised if our hosts suspect </text:span><text:span text:style-name="T3">us</text:span><text:span text:style-name="T2"> of some kind of wrong-doing to or through her now that Avon is in their hands. From what I have put together the past couple of days, an Ideal would be in a great position to act as a spy for us, and I am sure some of them will think the same thing.”</text:span></text:p>
      <text:p text:style-name="P1"><text:tab/>Linda looked at him oddly, “You must be kidding.”</text:p>
      <text:p text:style-name="P1"><text:tab/>He laughed, “Not at all. If it turns out that they can’t positively identify her, we might find them dumping her back on us with a choice selection of nasty accusations before they send the lot of us packing.” He sobered and added, “And if they simply kill her, then, well, there really wasn’t much we could have done about it anyway.” <text:s/></text:p>
      <text:p text:style-name="P1"><text:span text:style-name="T2"><text:tab/></text:span><text:span text:style-name="T4"><text:tab/></text:span><text:span text:style-name="T2"><text:tab/></text:span></text:p>
      <text:p text:style-name="P1">Av wandered through the lower corridors again in the silence of dawn. She had a head of ire built up. She had woken up to find the sheets warm, but herself alone. For the first time she could remember—which was not saying much—she had not been wracked by fits or nightmares. That more than anything had brushed away the impulse to lie and bask in the twilight of sleep. Or, rather, she had been tempted, but as her eyes had closed, she had remembered the promise she had made to Amaeo before she had fallen asleep. It had been easy, so late at night in the company of someone who had felt so damn safe, to let go of her doubts. </text:p>
      <text:p text:style-name="P1"><text:tab/>She had not lost them very well, for they had turned up while she was in the bath. By the time she was dressed, her apprehension had already reached a peak. Unfortunately, she saw no way to avoid the confrontation waiting for her. She had forced herself to admit it, but she had given in to an unconscious urge to at least delay it a little. Her unthinking path had not been chosen any more wisely. </text:p>
      <text:p text:style-name="P1"><text:tab/>Her steps faltered as she neared the fallow garden. To her eyes, it was simply one of many open areas—a subtle transition from indoor to outdoor space erratically defined by columns—that had been relieved from cultivation to grow wild. To her heart, her fragile spirit, it was a monument to her frightening vulnerability.</text:p>
      <text:p text:style-name="P1"><text:span text:style-name="T2"><text:tab/>Avon slipped between the columns of the expansive arcade, and for a moment she completely forgot her agreement to meet Ashana and Ashara for breakfast. More seriously, she did not notice her shadow creep up in her wake. Shan’je had been keeping an eye out for her, and his vigilance had finally paid off. His pulse had quickened as the intrepid guest had wandered back to where he had left her before. He prowled even closer as she delved curiously deeper into the undergrowth. When she found the nest they had made, his smile broadened with delight. The young </text:span><text:span text:style-name="T3">lyn</text:span><text:span text:style-name="T2"> seemed completely oblivious to him, but without warning she turned to face him. Her expression was distant but bemused. His heart resumed beating as she continued to turn. </text:span></text:p>
      <text:p text:style-name="P1"><text:tab/>She had not seen him. </text:p>
      <text:p text:style-name="P1"><text:span text:style-name="T2"><text:tab/></text:span><text:span text:style-name="T4"><text:tab/></text:span><text:span text:style-name="T2"><text:tab/></text:span></text:p>
      <text:p text:style-name="P1">Amaeo had left them to make arrangements for their breakfast. Ashana and Ashara sat together in silence and considered what their mentor had told them. He had arrived, waking them before dawn, with answers to the questions neither of them could have pried out of their likeness. They were still stunned over the logic behind Av’s attack on Ashara. It was an insidious accusation, especially when they forced themselves to consider the possibility. It had given Ashana pause, but Ashara had to struggle much harder to come to grips with it. Ashana saw this and expressed her concern. </text:p>
      <text:p text:style-name="P1"><text:tab/>She shrugged, “It is hard to be asked to question my own existence, but once there is a question posed it is that much more important to get an answer. We both know better than to take what is happening to us for granted, and this is a possibility that had not occurred to us. If I am not who I think I am, we could all be in danger. Since I know from experience that what Av and the human suggested is possible, I cannot afford to deny that.”</text:p>
      <text:p text:style-name="P1"><text:tab/>She realized that Ana was staring at her in bewilderment. “Surely you don’t doubt who you are?” she asked softly, almost with awe.</text:p>
      <text:p text:style-name="P1"><text:tab/>“What?” she challenged, “Why are you looking at me like that?”</text:p>
      <text:p text:style-name="P1"><text:tab/>She grinned and turned to leave her room. Just at the door she said over her shoulder, “I just can’t imagine how you could possibly doubt yourself. I have known you all my life. Sometimes I feel like I have always known you, watched you and followed you—always from a distance. I have never been more sure of you than I have been these past three days.” She shook her head in thought, then stared her suddenly, “Why do you have this power over me?”</text:p>
      <text:p text:style-name="P1"><text:span text:style-name="T2"><text:tab/>Ashara blushed and looked down, demurely murmuring, “I... I don't know.” Her lover gestured for her to follow her from the room. Ashara hesitated. To herself she wondered, </text:span><text:span text:style-name="T3">Why is it that whenever I am near you... whenever I even think of you, I can feel your touch around me? Why do you have this hold on me?</text:span><text:span text:style-name="T2"> She shivered and followed Ana through the door.</text:span></text:p>
      <text:p text:style-name="P1"><text:tab/>She was not in the hall, so she continued on to the main room of Ashana’s apartment. The room was unusually large for one person's comfort. Ashana lived alone, but her home was quite expansive. Ashara wandered back to the low sitting table where a bottle of wine was already chilling in its bed of ice. Sitting down among the cushions she waited for Ashana to show herself. While waiting, she tried to determine what the exact nature of their relationship was. They were unusual for Ideals. They were far from the only, but she herself had been the first. The basis for the legend. Ashana was the first who had come so close to the standard she had set, in spite of her youth. </text:p>
      <text:p text:style-name="P1"><text:tab/>They had been chosen as companions, with the hope that they would become complements, while they had both been children. They had known that Ashara would remain a dragon in spirit, but there was only half a chance Ashana would become a phoenix. They had been expected to make love, and yet they not allowed to make any claims to each other. No engagements. No commitments. In some ways, they maintained a great deal of separation. Ashara was a master of several physical and spiritual arts and practices Ashana was studying, but which Ana would not allow her to teach her. Ashara eagerly listened to her lover’s discoveries and inspirations and critiqued her work, but she would not participate directly in Ashana’s academic studies. They made extraordinary confidences in each other, yet they were not exactly friends. They fought and tested each other so often they seemed more like fond enemies. In spite of that they had come to possess each other. </text:p>
      <text:p text:style-name="P1"><text:tab/>A relationship between them had always been impossible, but it had so natural for them to become intimate. In spite of their better judgment, they had fallen in love, but it had not really been their love that had led them to cross the line. It was a shocking realization. She turned her attention inward to identify what had, and blanched. Fascination. Not love. Obsessed fascination. But, then, that simply did not make any sense. Maybe she was just confusing the memory with something else. With a start, she realized Ashana was standing there watching her. Her face had clouded as she watched Ashara's pale.</text:p>
      <text:p text:style-name="P1"><text:tab/>The question was in her eyes.</text:p>
      <text:p text:style-name="P1"><text:tab/>“It's nothing,” Ashara sighed, waving her thoughts aside. “I’m just tired. A lot has happened recently, and I don't know for sure what is bothering me anymore. Don't take it personally,” she implored, gesturing for her to come to her. Quietly, she moved over and kneeled down next to her. Ashara ran a hand through her lover’s hair, sighing. </text:p>
      <text:p text:style-name="P1"><text:tab/>“Are you ready to go get her?” Ana asked gently.</text:p>
      <text:p text:style-name="P1"><text:tab/>Ashara took a deep breath, and squared her shoulders. “Lets go.”</text:p>
      <text:p text:style-name="P1"><text:span text:style-name="T2"><text:tab/></text:span><text:span text:style-name="T4"><text:tab/></text:span><text:span text:style-name="T2"><text:tab/></text:span></text:p>
      <text:p text:style-name="P1">She was lost in the memory—a novel experience—of Amaeo’s revision of what actually happened to her here. Av mulled his words over in her head as she aimlessly wandered the tangled green. As fast as she had been adjusting to her new life, she really hadn’t had much time to deal with the implications of her image. In a way, her first lesson had been right here. What had happened here would inevitably happen again. She had not wanted to face that. She suddenly confronted it now.</text:p>
      <text:p text:style-name="P1"><text:tab/>He came up behind her and caught her up in his arms. One hand slipped over her hip to hug her belly and the other snaked under her arm to cup firmly over her boyish left breast. She caught sight of sandy hair out of the corner of her eye as he bent to kiss her on the side of her neck. She stiffened reflexively and he whispered thickly, “Are you in the mood?”</text:p>
      <text:p text:style-name="P1"><text:tab/>Her body remembered his touch. Thunder suddenly pounded in her ears. She slid her hand over his where it rested over her heart, gripped it and turned about to face him. Her motion forced him to turn as well, presenting her his back as the joints of his arm locked up in the painful bind. Her right hand locked on his shoulder as she carried through and drove him down, hard, into the ground. Something black churned in her heart, and she was suddenly fighting for an even tighter grip on herself.</text:p>
      <text:p text:style-name="P1"><text:span text:style-name="T2"><text:tab/>He winced in pain at the bind she had on his arm. Her eyes weighed her available targets, but her hand hesitated before striking. Even as she feared to look at what she wanted to do, she really looked at him for the first time. He was good to look at, and she hastily reconsidered her next move. She let go and stepped back. He rolled over, looking at her as he massaged his wrist. She measured him thoughtfully. Before he could speak, she smiled. “I don’t believe </text:span><text:span text:style-name="T3">I </text:span><text:span text:style-name="T2">ever was,” she answered, finally. “If I remember correctly, what happened here was all you. Your wants, your needs, your assumptions—and you were certainly aroused enough for both of us. Amaeo was right,” she confided, meeting his eyes. “What happened here was not rape. It was masturbation.”</text:span></text:p>
      <text:p text:style-name="P1"><text:span text:style-name="T2"><text:tab/>Shan’je stared at her uncomprehendingly for a moment. Then the word ‘rape’ registered. His sun kissed complexion turned to ash. Shan’je suddenly remembered what had happened to the last wretch who had raped an Ideal. Av, in spite of Amaeo’s blocks, could actually see the powerful images that flashed in his thoughts. He could tell the story better than anyone. He was far from the first servant to be tempted by the constant presence of the Ideals—or to assume that what they were obliged to give could as easily be taken. He once had a friend in his lust for them who had fallen prey to thoughts of possession. As a servant he had gradually succumbed to the prevailing attitude that the Ideals were property not people. It had not been a difficult attitude to adopt. As far as the lords of the establishment were concerned, Ashana and Ashara </text:span><text:span text:style-name="T3">belonged</text:span><text:span text:style-name="T2"> to the establishment. Bluntly put, they were the property of the </text:span><text:span text:style-name="T3">Dai.</text:span><text:span text:style-name="T2"> A priceless and living resource which increased the prestige and authority of the </text:span><text:span text:style-name="T3">Ashara’Daiyr</text:span><text:span text:style-name="T2">. But it had been a mistake to assume that they were dependent on the protection of the </text:span><text:span text:style-name="T3">avon</text:span><text:span text:style-name="T2"> emperor’s unique authority.</text:span></text:p>
      <text:p text:style-name="P1"><text:span text:style-name="T2"><text:tab/>The night before the boy had died he had joked with Shan’je, citing an old maxim: </text:span><text:span text:style-name="T3">Chiryn aneyzo do shi omenna; ànchiryn aneyzo do shi omenxa. /Willingly given, it is the embrace of life; unwillingly given, it is the embrace of death/.</text:span><text:span text:style-name="T2"> Shan’je had been amused by his friend mocking the ancient warning until the next morning, when Ashana had dragged his friend’s body before the majordomo. She had repeated his friend's words to the servants, and then stepped into a fountain to wash off the blood of the unexplained encounter.</text:span></text:p>
      <text:p text:style-name="P1"><text:tab/>Ashara had stepped into the water with Ashana and washed her back. They stared coolly at the gathered servants who all averted their eyes. Shan’je was the last to look away, but not before their predatorial gaze had pierced him. The message had been clear enough. All at once he had understood their true power. </text:p>
      <text:p text:style-name="P1"><text:span text:style-name="T2"><text:tab/>Fortunately, the majordomo had seen the light of defiance in his downcast eye. She had confronted him and her words had been cold and to the point. She had not challenged his assumption. Common belief might have held that they were destined to inherit the power of the Goddess, but among the servants it was decreed that they were no more than an essential part of the estate’s resources. Prisoners who must never know that they were imprisoned. His friend had been a fool for crossing the line. Shan’je, had been forbidden, then and there, to seek the favors of the Ideal. Not that he had been convinced until it became apparent that the Ideal would not face any repercussions for his friend’s death. They were as bold as brass and they knew it. They could do what they wanted because they damn well knew how to take care of themselves. Only a great fool could forget, even in lust, that an Ideal was as much </text:span><text:span text:style-name="T3">vai</text:span><text:span text:style-name="T2"> as she was </text:span><text:span text:style-name="T3">mnai</text:span><text:span text:style-name="T2">; and knew twice as many ways to kill as she did to pleasure. </text:span></text:p>
      <text:p text:style-name="P1"><text:tab/>Without uttering a word, he had fled from her presence.</text:p>
      <text:p text:style-name="P1"><text:span text:style-name="T2"><text:tab/></text:span><text:span text:style-name="T4"><text:tab/></text:span><text:span text:style-name="T2"><text:tab/></text:span></text:p>
      <text:p text:style-name="P1"><text:span text:style-name="T2">Ashana’s eyebrow quirked up as she noticed Shan’je charging down the arcade toward them. </text:span><text:span text:style-name="T3">There is a boy who could learn a little restraint,</text:span><text:span text:style-name="T2"> she mused. She indicated his approach to Ashara, who was still lost in thought. He looked up at the same time she did. They were not surprised in the least when he literally gaped at them as he stumbled to a halt. But when he spoke, it was a shock.</text:span></text:p>
      <text:p text:style-name="P1"><text:tab/>“Goddess! Not you! I didn’t…” he cut himself off in distress. He looked from one to the other, and finally settled his eyes on Ana. “I… you surprised me. Is… is… um, the two of you—have you been with each other until now?” he asked almost desperately.</text:p>
      <text:p text:style-name="P1"><text:span text:style-name="T2"><text:tab/>Their minds combined in a whirl of amazement. «</text:span><text:span text:style-name="T3">He couldn’t have—</text:span><text:span text:style-name="T2">»</text:span><text:span text:style-name="T3"> </text:span><text:span text:style-name="T2">Ashana turned a hard eye on him. His face was a pallid mask, and he clearly came to the sudden realization of how much he had just said. In a flash his guard was back up, and his face unreadable. Looking Ashana straight in the eye, he genuflected and apologized for interrupting their thoughts. This immediately intrigued her. Despite his recovery, she could tell that something had shaken him to the core. The last time he had </text:span><text:span text:style-name="T3">mistaken</text:span><text:span text:style-name="T2"> their identities, he had—</text:span><text:span text:style-name="T3">Amaeo says it was not rape, but the bastard did not give her a chance to say no—</text:span><text:span text:style-name="T2">just encountered Av. Probing gently she explored his surface memories. She was surprised at his potential, and felt him resisting her. She stepped closer and cupped his face in her hands. But as soon as her flesh contacted his, his spirit recoiled. </text:span></text:p>
      <text:p text:style-name="P1"><text:span text:style-name="T2"><text:tab/></text:span><text:span text:style-name="T3">What the…?</text:span></text:p>
      <text:p text:style-name="P1"><text:span text:style-name="T2"><text:tab/>He broke into a cold sweat, drenching her hands. </text:span><text:span text:style-name="T3">My God, he's terrified! What did he do? </text:span><text:span text:style-name="T2">She secured her grip on his arm, feeling him go rigid. Ashara pulled him away from her and examined him closely as well. Between them, they exposed his encounter with Av. “He didn’t do anything,” Ashana murmured, and he seemed to relax a bit. But the fear didn't go away. </text:span></text:p>
      <text:p text:style-name="P1"><text:span text:style-name="T2"><text:tab/></text:span><text:span text:style-name="T3">“</text:span><text:span text:style-name="T2">Shan’je,” Ashara caught his eye and held it. “What are you afraid of? What did you think we were going to do to you?</text:span><text:span text:style-name="T3">” </text:span><text:span text:style-name="T2">she paused to collect her wits. He knew he had been read. He knew why. Technically, because of what Av had given him before, he had not crossed the line of intimacy, even though his touch had been uninvited by Av. And yet his thoughts tasted guilty. So she challenged him, “If your memory is true, you have nothing to fear. Or do your memories lie?” It was a leading question. </text:span></text:p>
      <text:p text:style-name="P1"><text:tab/>He remembered the scene in the fallow garden and thought very carefully. There was a difference between what Av had said, and what he had heard, but he had not picked up on it yet. If they had not found his memory of her accusation of rape, he dared not convict himself. He <text:s/>shook his head to himself. “Have I ever been able to deceive you?” he asked carefully.</text:p>
      <text:p text:style-name="P1"><text:tab/>She looked at him inscrutably. He was staring at Ashana’s naked body, his thoughts fairly shouting his desire at her. Ashana looked away. He had them there, in a way. His obsession shaped his thoughts and emotions, and while they might not be noble, his feelings were at least honest. Smiling radiantly she answered Shan’je, “To deceive the world is to deceive yourself, Shan’je. Somehow, I don’t believe that to be beyond you.”</text:p>
      <text:p text:style-name="P1"><text:tab/>Shan’je looked confused.</text:p>
      <text:p text:style-name="P1"><text:tab/>“You have a guilty conscience, but I don’t think that is our concern,” Ashara contributed, watching him try to figure out if Ashana’s reply had been an insult or not. “I am sure we can make more sense of this if we find our guest and see what she has to say, yes?”</text:p>
      <text:p text:style-name="P1"><text:tab/>Shan’je could not say no to that suggestion, so he quickly composed himself, escorting Ashana and Ashara in the direction from which he had come. Feeling that they had resolved the matter, they allowed the incident to drop from their minds. Unfortunately, it was all Shan’je could think about. Apart from marveling at the nerve of Ashana and Ashara walking beside him. It neither crossed their minds, nor did it much matter to them, that they were going to confront their guest in the nude.</text:p>
      <text:p text:style-name="P1"><text:span text:style-name="T2"><text:tab/></text:span><text:span text:style-name="T4"><text:tab/></text:span><text:span text:style-name="T2"><text:tab/></text:span></text:p>
      <text:p text:style-name="P1">Her stomach growled at her, stirring her out of her reverie. Since she honestly could not fathom how long it had been since her last meal, she was happy to be reminded of her appointment with the Ideals. Unfortunately, that thought was accompanied by the doubts that had lead her to avoid them. It was not possible to approach Ashara without an awareness of what had already passed between them. Nor without dwelling on the terrible severing of her past and its obligations. Behind a placid face seethed an anguish at her fear of confronting either. It did not salve her conscience any to admit that the individual she persisted in viewing as an enemy had given up her own rooms so that she could face her fears in privacy. Ashana herself had delivered her into the care of a person she did not doubt would do everything in her power to help her. </text:p>
      <text:p text:style-name="P1"><text:tab/>Deep inside, she knew that in order for anyone to be able to heal her, they would no doubt have to learn of what had happened to her and what she had consequently done. She felt it, but she didn’t understand it, and so she was miserable. Miserable with that anticipation—even though she was delighted beyond words to be here. Ironic.</text:p>
      <text:p text:style-name="P1"><text:tab/>With a sigh, she accepted the armor of her sense of humor, and quietly laughed at herself. Her hosts arrived to this laughter, and were not too dull to recognize the bitter self mocking ring it carried. </text:p>
      <text:p text:style-name="P1"><text:span text:style-name="T2"><text:tab/>Ashana raised an eyebrow, and set her teeth with the intent to unearth the cause for such a black mar in the heart of her—. She grabbed the impulse and buried it. Her suspicion of Av’s true identity was the last thought she dared to let escape her. Av noticed them, and looked up. Her eyes bounced off of the servant who stood between them, refusing to acknowledge his presence. Taking in Ashana and Ashara's state of undress, Avon tilted her head to the side and opened in </text:span><text:span text:style-name="T3">uman</text:span><text:span text:style-name="T2">, “Are we not having breakfast then?” Her voice was a few notes deeper than Ashana's and had a strong timbre.</text:span></text:p>
      <text:p text:style-name="P1"><text:tab/>“Not at all,” Ashara replied, nonchalantly and to the contrary. “We were just on our way to meet you. It’s just,” she indicated her self with a gesture, “we didn’t think this should be a formal occasion.”</text:p>
      <text:p text:style-name="P1"><text:span text:style-name="T2"><text:tab/>“We have been looking forward to talking to you. It’s nice to finally meet you,” Ashana asserted warmly. Ashana wondered why Av had chosen to speak in the foreign tongue. </text:span><text:span text:style-name="T3">For that matter how did she know we would understand her?</text:span><text:span text:style-name="T2"> Ashana happened to glance at Shan’je and suddenly smiled conspiratorially. He wore a strange expression, unable to comprehend the metallic sounds of the alien language. She stepped into the garden and quickly found a perch on a stone table dividing the more internal from the more external space. “I am really looking forward to getting to know you, Av,” she confessed, with unexpected feeling. </text:span></text:p>
      <text:p text:style-name="P1"><text:tab/>A shadow passed through Avon's expression, and in a strange voice, she replied, “Yeah, me too.” The way she said it made Ashana wonder it she had been replying in kind or speaking about herself. Av smiled self consciously, dismissing the enigmatic comment, “I would have been up there earlier, I suppose, but I had a few things to think about.” She glanced into the undergrowth.</text:p>
      <text:p text:style-name="P1"><text:tab/>None of them looked specifically at Shan’je, but he felt attention shift unquestionably to him. In fact, he realized that Av—he still did not know her name even though Ashana had just said it—had deliberately avoided even looking in his direction since he had appeared with the Ideals in tow. Shifting uneasily, he excused himself, and fled from her presence once again. “Did he… do anything to you?” asked Ashara. Av gave her a startled look, and Ashara quickly amended, “I’m sorry, it was not my place to ask.”</text:p>
      <text:p text:style-name="P1"><text:tab/>“No,” Av waved her off, “It’s all right. He is no threat with Amaeo’s wards protecting me. In fact, I’m glad he found me. I think he understands now that he is unwanted,” she explained, a little sheepishly.</text:p>
      <text:p text:style-name="P1"><text:tab/>Ashana looked at her counterpart inscrutably. Ashara nodded, “Well, if you are sure. I guess we can let the matter rest. Breakfast should be ready for us. Do you still want to join us?” Ashara asked encouragingly.</text:p>
      <text:p text:style-name="P1"><text:tab/>Avon ran one hand through her hair, pulling it back from her face. It had a darker, more lustrous hue to it. Thick and perhaps a bit wild. “Want to? I don’t know, I don’t think I’m ready to look as that I want,” Av said, after a few seconds. “Not that I am opposed, it’s just—” she cut herself off before she could finish explaining. She looked Ashana in the eye, and Ashana could see that there was a lot meant in that look. There was something hurt and angry in Av's eyes. It suddenly occurred to Ashana that Av was here because she didn't really have anywhere else to go. </text:p>
      <text:p text:style-name="P1"><text:tab/>Av took a deep breath and started over, “I am being awkward. I would be delighted to join you.” With the grace of unexplained familiarity, the trio conducted themselves to the residence’s main terrace for a light breakfast of new bread and various fresh fruits. </text:p>
      <text:p text:style-name="P1"><text:tab/>Their conversation started light; much lighter for Avon's polite reluctance to participate. After a bit, they were at least able to draw her out on her experience with Shan’je. Av found herself expressing her uncertainty about knowingly being used in that fashion. Both of them sympathized with her. As Ideals, they had known where they stood in the world. They served a living, provocative function that was as political as it was religious. But it was not exclusively either. They were there to challenge the best. They were a goad for the advancement of their race. In most cases, simply by being what they were, they could not help but be an inspiration to others. Sometimes all they needed to reveal were ideas. Deep, illuminating thought had been Ashara’s stock and trade for ages. Often enough they had been bared to the soul. Pressed to embrace the guests of their House or Court. </text:p>
      <text:p text:style-name="P1"><text:tab/>There was an inescapable desire in any soul to touch divinity.</text:p>
      <text:p text:style-name="P1"><text:tab/>That was simply the way of it, and Ashara had dealt with it for scores of lifetimes. The only difficulty it presented for them now was that they were so young. Ashara had never been responsible for the duties of the Ideal at such a young age. The fact that there were, practically speaking, only two of them—until the appearance of Av—merely increased the level of interest and expectation invested in them. Ashana and Ashara had been prepared for this, of course. Even if they had not been pressed, even if the authorities in their House and Court had not allowed them to be courted, they would have know what was expected of them. </text:p>
      <text:p text:style-name="P1"><text:tab/>How could they not when the eyes of every servant they saw was a silent reminder of it. Especially Shan’je, who watched more openly than the rest. Neither of them had ever done what Av had done with Shan’je. Their position gave them no power over the stress brought on them by those who sought inspiration through them. They were left to their own devices to guard their sanity, which forced them to impose limits. To open up unreservedly, sparing nothing in themselves, and allow someone to take everything they could give was simply too much to ask. </text:p>
      <text:p text:style-name="P1"><text:span text:style-name="T2"><text:tab/>Unfortunately, their sympathetic explanations only confirmed her unspoken fears. Ashana and Ashara pretended ignorance of her lingering moodiness long enough to ensure a pleasant end to the meal, but as they relaxed over a cup of </text:span><text:span text:style-name="T3">avon</text:span><text:span text:style-name="T2"> coffee, Ashana pinned down her new friend with a severe look. Av considered herself well warned and resigned herself to an interrogation.</text:span></text:p>
      <text:p text:style-name="P1"><text:tab/>“It must be pretty bad,” was all she said.</text:p>
      <text:p text:style-name="P1"><text:tab/>The remark so subtly cut through her defenses, that Av responded without the slightest consideration. Her response revealed what direction her thoughts had gone with what they had discussed. “Who cares about Shan’je, he wasn’t the one that killed me,” she mewed. The voice was her pain, and the words were an immediate fact, though they had not found utterance in the days she had borne that wound. Despite the incongruity of Av's words, their ring of truth had impressed the pair. It was an admission that raised very interesting questions. Questions too difficult to ask bluntly.</text:p>
      <text:p text:style-name="P1"><text:tab/>Ashara graced her with a conspiratorial grin. “Well. It could be worse. At least you survived it,” she averred.</text:p>
      <text:p text:style-name="P1"><text:tab/>Av returned a stricken look, “I'm not so sure I have.”</text:p>
      <text:p text:style-name="P1"><text:tab/>“Can you tell us about it?”</text:p>
      <text:p text:style-name="P1"><text:span text:style-name="T2"><text:tab/>Av's face drained as she sought the words to express what she had endured. She struggled so hard with it she began to tremble. Ashara gazed into her eyes and for an instant glimpsed beyond the veil of consciousness. </text:span><text:span text:style-name="T3">A dragon in the infinite coil. The star of day flying above. Even as the dragon watched, the brilliant sun slipped into the embrace of shadow. A shadow stretching across the vast to fall upon the dragon. A caress and the dragon's flesh began to unravel and slough off. Devouring darkness feasted on the proud beast, tearing asunder that noble coil. A fleshy mantle blown away as easily as flame from a wick. And with the quenching of the sun itself, in all that darkness only one spark remained. The gleam in the slain dragon's eye. And in the brilliance cast from that infinitesimal point stretched a shadow that encompassed the entire dragon sea. One great dragon in which the others dwelt.</text:span></text:p>
      <text:p text:style-name="P1"><text:tab/>Ashara jerked spasmodically, drawing an alarmed glance from Ashana.</text:p>
      <text:p text:style-name="P1"><text:span text:style-name="T2"><text:tab/>“What?” she begged. But Ashara now wore the same mute stare as Av. “Well then, </text:span><text:span text:style-name="T3">who?”</text:span><text:span text:style-name="T2"> Ashana cried, turning to her other twin.</text:span></text:p>
      <text:p text:style-name="P1"><text:span text:style-name="T2"><text:tab/>Av met her eye and said in a distant voice, “I don’t know. I thought it was Ashara.” A chorus of silence rose up. Ashana and Ashara looked at each other. Should they admit that Amaeo had already told them? A small cough, beyond the capacity of a human throat, caught their attention. Snapping around their eyes fell on the vacancy of Avon's chair. The memory brought up by this sudden exchange had proven too much for the </text:span><text:span text:style-name="T3">lyn</text:span><text:span text:style-name="T2"> to bear. Ashara leapt from her seat only to be caught by Ashana's hand.</text:span></text:p>
      <text:p text:style-name="P1"><text:tab/>“No. She'll be back. Let her find her composure,” she advised. “Besides, we have another matter to attend to soon.” </text:p>
      <text:p text:style-name="P1"><text:tab/>Ashara stared at her, and then wondered how she could have forgotten.</text:p>
      <text:p text:style-name="P1"/>
      <text:p text:style-name="P1"/>
      <text:p text:style-name="P1">chapter</text:p>
      <text:p text:style-name="P1">08</text:p>
      <text:p text:style-name="P1"/>
      <text:p text:style-name="P1"><text:tab/></text:p>
      <text:p text:style-name="P1"><text:tab/> </text:p>
      <text:p text:style-name="P1"><text:span text:style-name="T2">“Welcome, Ara,” Amaeo greeted her patron—and Ashana’s mother—with a warm hug. Her eyes focused on the dragon train. Obviously, the preparations for the wedding were finally taken care of. Ara explained the arrangements she had been making, while the two of them stood on the grand steps of the East Gate. Below them the train of riders that had escorted Ara to </text:span><text:span text:style-name="T3">Ao’Dahn</text:span><text:span text:style-name="T2"> were turning scores of packages over to the servants and cinching up to continue their journey. One of the dragons blocked his rider when she went to remount. The two stared at each other for a moment before the rider started to remove her saddle from his shoulders. The pair watched this until the dragon and the rider went their separate ways into the </text:span><text:span text:style-name="T3">Dahn. </text:span></text:p>
      <text:p text:style-name="P1"><text:tab/>“I wonder what Dzeyrzo wants in the city of the star gate?” Ara mused aloud. The dragon stopped and looked back at her. Ara’s eyebrow rose, but she kept the dragon’s unexpected response to herself. </text:p>
      <text:p text:style-name="P1"><text:tab/>Amaeo smiled. “I guess he heard you.”</text:p>
      <text:p text:style-name="P1"><text:tab/>Ara nodded, suddenly lost in thought. Shaking it off, she turned to Amaeo, “Were the two of them tested already?” she asked. </text:p>
      <text:p text:style-name="P1"><text:tab/>Amaeo shook her head. “No, the terran delegation arrived that evening. Their presence kept us too busy to set it up before the beginning of the wend. I might have gone against tradition and tested them anyway, but my hands got tied up in another problem.”</text:p>
      <text:p text:style-name="P1"><text:span text:style-name="T2"><text:tab/>Ara glanced up at her, “So, there </text:span><text:span text:style-name="T3">was</text:span><text:span text:style-name="T2"> some sort of disturbance out here while I was gone.”</text:span></text:p>
      <text:p text:style-name="P1"><text:tab/>Amaeo met her look, “You could sense her even in Teal?”</text:p>
      <text:p text:style-name="P1"><text:tab/>“Her?”</text:p>
      <text:p text:style-name="P1"><text:tab/>“Hmmm. It is easier to explain if I just show you.”</text:p>
      <text:p text:style-name="P1"><text:span text:style-name="T2"><text:tab/></text:span><text:span text:style-name="T4"><text:tab/></text:span><text:span text:style-name="T2"><text:tab/></text:span></text:p>
      <text:p text:style-name="P1">They encountered Ashana and Ashara making their way to the East Gate, as they were headed to the residence. Ashara greeted Ara warmly. With Amaeo as her mentor, Ara was like a second Patron to her. Ashara announced that breakfast was waiting for her at the residence. Feeling the affectionate touch of Ashara, Ara regretted what coming events were going to do to her. “Thank you, Ashara,” she responded, giving the champion of her House and Court a squeeze. She stepped out of Ashara's embrace and into Ashana's.</text:p>
      <text:p text:style-name="P1"><text:tab/>“It is good to see you again,” her daughter sighed into Ara’s ear. </text:p>
      <text:p text:style-name="P1"><text:span text:style-name="T2"><text:tab/>She grinned and drew back enough to include both of them in her gaze, “I was only gone a couple of days.” She patted her on the shoulders and then extended her right arm to encircle Ashara's shoulders as well. Together, they finished ascending the steps and passed through the entry to </text:span><text:span text:style-name="T3">Tear’ni’hayr.</text:span><text:span text:style-name="T2"> Ara continued in her friendly musing, “Granted, I was only here for a day, and I was gone for almost a month before that. Fortunately, I have been able to turn affairs at </text:span><text:span text:style-name="T3">Teal’ni’hayr</text:span><text:span text:style-name="T2"> over to Annea. So, I am here through the end of the season.”</text:span></text:p>
      <text:p text:style-name="P1"><text:tab/>“So, you talked her out of being an Ideal,” Ashara commented. </text:p>
      <text:p text:style-name="P1"><text:tab/>“For the moment,” Ara qualified.</text:p>
      <text:p text:style-name="P1"><text:tab/>“Thank you,” her daughter sighed with relief. </text:p>
      <text:p text:style-name="P1"><text:tab/>Ara concealed a sudden disquiet. Her arm drew away from Ashara’s shoulder as her fingers toyed with the ends of her bleached mane. If she were to let it grow in its natural color, she would be as close to the Ideal as her second daughter—on first glance. Unfortunately, she was a descendant of Arden Eve Sinclair. Like her one human ancestor, she was female. Arden was the only human in her House’s bloodline. In spite of her Earthly origin, the first contact colonist had borne the mark of the Goddess. In fact, she had resembled Ashara as closely as Ashana did. Like Ara, her sex had counted against her. Far worse, seeing how she was murdered for being a ‘false’ Ideal. </text:p>
      <text:p text:style-name="P1"><text:span text:style-name="T2"><text:tab/>Nine centuries had passed since, but Ara had learned that the intolerance remained. The daughter she had conceived of herself, as part of her </text:span><text:span text:style-name="T3">lyn </text:span><text:span text:style-name="T2">heritage—still divorced from her parent identity—had refused to believe her mother’s, or younger sister’s warnings. Not even Anneo, her male half, had seemed able to discourage her from seeking the worship of the Goddess for herself. Finally, nature did most of the arguing. “I don’t deserve any thanks, most of the convincing was accomplished by her twins.”</text:span></text:p>
      <text:p text:style-name="P1"><text:tab/>Ashana looked up in surprise. “They’ve been born?” she piped. Her mother nodded. Ashana whistled softly. “Now you are into your third generation. How do you stay focused?”</text:p>
      <text:p text:style-name="P1"><text:span text:style-name="T2"><text:tab/>Ara smiled. “How do any of us stay focused? I know, I have twice as many separate attentions as a </text:span><text:span text:style-name="T3">lyn</text:span><text:span text:style-name="T2"> of my generation, but you have to remember, each body maintains it’s own sphere of attention, the part of me that controls all of us operates pretty much entirely in the background without getting any of us confused,” she explained, sensing the reason for her daughter’s inquiry. Dropping her hand over Ashana’s belly, she added, “Don’t worry, you’ll understand soon enough.”</text:span></text:p>
      <text:p text:style-name="P1"><text:span text:style-name="T2"><text:tab/></text:span><text:span text:style-name="T4"><text:tab/></text:span><text:span text:style-name="T2"><text:tab/></text:span></text:p>
      <text:p text:style-name="P1">Av stood as the four of them approached. They seemed to be caught up in some argument, for none of them noticed her at first. She smiled as it appeared that all of them were simply going to walk right past her. At that moment, the woman in their midst turned to address Ashara on her left. Toward Av. Ara gasped in amazement. The others paused, eyes on the woman as she stopped, her mouth open to speak and staring past them. They gazed at her in wonder for a moment, then turned to see what had astonished her.</text:p>
      <text:p text:style-name="P1"><text:tab/>There, advancing with catlike steps, was Avon. Noticing their attention, she smiled shyly and greeted them in a self possessed tone, “Hello.” </text:p>
      <text:p text:style-name="P1"><text:tab/>Ara stood silent in momentary mental turmoil. When ever her gaze fell upon an Ideal, her eyes looked for subtle cues she used to distinguish one from another. With that reflex, she picked out the fine details, and came to the conclusion that she was looking at Ashana—except the same instinct told her she was looking at Ashara. She dismissed the obvious assumption for the simple reason that her seventeen year old daughter could not possible have a seventeen year old daughter. In a flash, she realized that Amaeo’s hints had been correct—words could not have prepared her to confront this. Not that she found this mystery wholly disturbing. Rather, it conspired to fascinate her. </text:p>
      <text:p text:style-name="P1"><text:span text:style-name="T2"><text:tab/>Ara shook herself. Rationally, there must be some explanation. She was just glad she had seen her for the first time with both Ashara and Ashana present. Their presence was sufficient to displace the notion that they had become the same person. The union that could combine the features of two in the body of one would earn them a quick and permanent death. But confronted with all of them at once, clearly this was not them in full </text:span><text:span text:style-name="T3">av’va</text:span><text:span text:style-name="T2">. The object of her confusion was viewing her calmly. Ara met that steady gaze, a challenge in her eye.</text:span></text:p>
      <text:p text:style-name="P1"><text:tab/>While Ashara studied Ara's reaction carefully, Ashana was caught up in subduing the relief that had surged forth on spying her troubled—friend. She managed to present a casual smile and a smooth salutation, “Hi, Av.” Avon returned a small wave. Ashana, still gazing at Av, commented aside, “Ara, I don’t believe you’ve met Av.”</text:p>
      <text:p text:style-name="P1"><text:tab/>This prompted a dazed response, “No, I don't think I've had that pleasure.” She straightened and inclined her head, “Av.” Avon returned the slight bow and Ara murmured suspiciously, “Is that a diminutive?”</text:p>
      <text:p text:style-name="P1"><text:tab/>Her smile growing impishly, Avon replied, “I’m not sure. It is a fragment, not really a proper name. If it is part a longer form, I don’t remember it. I am Avon’Nai, but I prefer for my friends to call me Av,” she emphasized, extending her friendship.</text:p>
      <text:p text:style-name="P1"><text:tab/>“I thought it sounded unusual,” Ara commented. “Modern names derive from words in the form of authorities, but your preference derives from an abstract. In the old style of naming, I believe it would mean ‘Phoenix’,” she quickly analyzed.</text:p>
      <text:p text:style-name="P1"><text:tab/>“Really? I guess that’s appropriate,” Av allowed. She sensed Ara’s lingering uncertainty. Av realized that she had presented herself rather awkwardly, and her comment was hardly self explanatory. “How do I address you?” she inquired, distracting the woman from her suspicious contemplation. Amaeo, and the two Ideals found seats for themselves while Ara responded to her question.</text:p>
      <text:p text:style-name="P1"><text:tab/>“Well, the formal mode is, Ara’Daioni. But seeing as you appear to be my guest, Aranathne—or Ara—is fine as well,” she grinned. As Av had intended, completing the exchange of names had nudged her back into familiar territory. The spell was beginning to wear off. “I have to confess, you are the perfect image of the Ideal,” she added. </text:p>
      <text:p text:style-name="P1"><text:tab/>Av was forced to look away.</text:p>
      <text:p text:style-name="P1"><text:tab/>Ara raised an eyebrow. She could see that she was missing something. She glanced around her, and saw the silent, blank expressions. “You know,” she started after the pause had begun to stretch, “with such a resemblance, it seems odd that I have never even heard of you—” It was out of her mouth before she could cut herself off. She made a quick adjustment, and realized that there was more than a little truth to it. How did ‘Av’ ever manage to reach her apparent age without even a rumor of her existence preceding her? It raised an interesting question. “Where are you from, exactly?” she asked with an air of professional curiosity.</text:p>
      <text:p text:style-name="P1"><text:tab/>“Originally?” Av returned with wide eyed innocence. “I couldn’t say, I mean I honestly don’t remember,” she evaded.</text:p>
      <text:p text:style-name="P1"><text:span text:style-name="T2"><text:tab/>“Well,” Ara sighed, detecting her reluctance. “I did not mean to pry,” </text:span><text:span text:style-name="T3">at least not so clumsily</text:span><text:span text:style-name="T2">, she confessed to herself. She was openly intrigued now. “You have to understand, my House has been closely involved with the preservation of the Ideal for millennia. I couldn’t help but wonder—who prepared you?” </text:span></text:p>
      <text:p text:style-name="P1"><text:tab/>Av laughed, in spite of herself. “Oh, I was far from prepared,” she confessed, partially disturbed to deduce that a lack of prior reputation did not bode well for figuring out who she really was. </text:p>
      <text:p text:style-name="P1"><text:tab/>“Surely you know what is expected of you,” Ara challenged sensing that her words meant more than they implied. Ara frowned, she could not possibly mean she had not been prepared for her role at all!</text:p>
      <text:p text:style-name="P1"><text:tab/>“Av, Ara, please sit down,” Ashana interrupted, beginning to get a crick in her neck looking up and back at them. “Both of you. Get comfortable.”</text:p>
      <text:p text:style-name="P1"><text:tab/>Av and Ara gave a mild start. Realizing that they had squared off almost like opponents, they visibly relaxed at this suggestion. Av came around and answered, while she and Ara sat down, “I have been learning.”</text:p>
      <text:p text:style-name="P1"><text:tab/>Seeing her settled, Ashana offered politely, “Would you care for a drink, Ara? Av? There is tea, and coffee—I think we still have some juice, too.”</text:p>
      <text:p text:style-name="P1"><text:tab/>Av took note of the vessels on the dais in front of the lounge. “Oh, yes. Tea will be fine,” she accepted. While Ashana poured her a glass, Av turned back to Ara, “Are you related to Ashana?” </text:p>
      <text:p text:style-name="P1"><text:tab/>“Her mother,” she gave, accepting her own glass from Amaeo. She looked at Av carefully. Av wondered what she was looking for, but whatever it was she seemed to find it, giving herself a slight nod. Neither of them noticed as Ashana and Ashara paled. “If I didn’t know better, I might have asked you the same,” Ara commented. “Most people don’t catch the difference between our line and Ashara’s. Do you see it Ana?” </text:p>
      <text:p text:style-name="P1"><text:tab/>“Mmmm,” was her inscrutable reply, sipping her tea.</text:p>
      <text:p text:style-name="P1"><text:tab/>“And you?” she queried, taxing Ashara with the same question. The Ideal forced herself to nod. Ara nodded as well, her eyes narrowing. Ashara and Ashana both choked on their tea with her next words. “I would say that answers where you come from.”</text:p>
      <text:p text:style-name="P1"><text:tab/>Av’s eyes got big. “Where?” </text:p>
      <text:p text:style-name="P1"><text:tab/>“You have the points of both Ava and Ara bloodlines. You are sort of a combination of Ashana and Ashara,” Ara replied, waving her hand in the direction of the two she named. Her daughter rested a hand on her lover’s arm, warning her. Ara was already explaining, “An Avara cross has not been attempted in thousands of years. Everyone knows that, but that assumption is limited to planned breeding to fulfill the Ideal. Enough individuals from both bloodlines have gone wild that it is conceivable that you could have been conceived without anyone knowing it.” Ara leaned back and concluded, “Intentional or no, you were bred to be Ideal. It just happened out of sight in the wilderness. I could not guess you exact origins, but you are probably my niece.” </text:p>
      <text:p text:style-name="P1"><text:tab/>“Me?” Av started, pointing to herself. Her eyes took on a distance. She had wondered about the resemblance herself, particularly when she had believed that she might have been Ashara. The idea she might be their cousin had not occurred to her. “I guess that could be true,” she quickly amended. “And it supports Amaeo’s theory of how I got killed.”</text:p>
      <text:p text:style-name="P1"><text:tab/>“What?” </text:p>
      <text:p text:style-name="P1"><text:tab/>“Amaeo, thought I came from the wild too,” she continued, ignoring Ara’s startled expression. She looked at the mentor. “It makes sense. As far as I was concerned, I was no one special, right? And where else would I have felt safe enough to drop my guard? I mean I should have been safe, that is where the unpromised go for sanctuary—“ Av’s voice cut off at the sight of Ara recoiling, anger roiling behind her eyes. Everyone turned at her growl of surprise.</text:p>
      <text:p text:style-name="P1"><text:tab/>“I see,” she grated dangerously.</text:p>
      <text:p text:style-name="P1"><text:span text:style-name="T2"><text:tab/>Av's eyes widened, as she realized the social blunder she had unwittingly made. “I did not mean to say I was </text:span><text:span text:style-name="T3">unpromised</text:span><text:span text:style-name="T2">—” That was like the next best thing to saying she was a criminal. “—it is just that after what happened I have no way of knowing if I was ever named. It was the wrong word,” she hurriedly interjected. Naming and promising were conjoined rituals, and a person who had not been promised was unnamed, while a person who had been stripped of their name was unpromised. “It is possible I never had a name, technically speaking. I can only remember a fragment,” she explained. She gave it a little thought, and wondered what it was that made Ara take it as such an insult. She quickly reviewed the conversation in her mind. </text:span></text:p>
      <text:p text:style-name="P1"><text:span text:style-name="T2"><text:tab/>“I get the impression no one told you anything about me,” Av observed, after a moment. If Ara was forming her impression of her from observation and by listening to her, than perhaps her reaction was not so strange. A guest—that her daughter had invited into her residence—who she introduced, or at least presented as a civilized </text:span><text:span text:style-name="T3">avon</text:span><text:span text:style-name="T2">—who suddenly admitted to being a criminal could expect to anger a house lord. “I’m sorry, I assumed they told you,” she said. “I don’t know who I am. My memory was lost after someone tried to kill me in the public baths. I have been sort of obsessed with trying to figure out who I could have been, and your suggestion is the most practical one I have heard yet. I was not paying attention to what I was saying,” she stated.</text:span></text:p>
      <text:p text:style-name="P1"><text:tab/>“That is all right. I grant you that, if you just came out of the wild you would probably be unnamed. I didn’t know about your memory. I was operating on the assumption that you had been brought in out of the wild and trained,” she admitted. “In fact, you probably were not named, officially. If you had been promised I would have heard of you before now.” It was a prospect that begged for an explanation Av could not offer. Still the wheels were turning in her head, and she was keeping her thoughts well to herself. “I understand,” she breathed. Av waited patiently. “So, then you have just assumed this fragment name of yours? And I noticed you were in seal. Even for the unnamed it is presumptuous of you to wear that,” she pointed out. “If you were unpromised, and had the audacity to appear in that—do you realize what I could do to you for that insult?”</text:p>
      <text:p text:style-name="P1"><text:tab/>Av caught the dangerous edge in her voice, and frowned. “I didn’t—“ She bit her lip, and started over, “I wasn’t thinking. I just put it on out of habit,” she protested, glancing sidewise at Ashana. </text:p>
      <text:p text:style-name="P1"><text:span text:style-name="T2"><text:tab/>“The main concern for us has been her amnesia,” Ana interjected, responding to Av’s unspoken plea. “Her past is gone, but she </text:span><text:span text:style-name="T3">has</text:span><text:span text:style-name="T2"> habits that keep surfacing, and she appears to have had sophisticated training. She knows a lot more than she knows,” she put forward. She dared not reveal any more. “We have let her follow her instincts. It seemed the best way for her to recover. If we imposed limitations, not knowing her true station, it would compromise that,” she said, hoping that her mother would let it rest at that, and hoping that she had not already said too much.</text:span></text:p>
      <text:p text:style-name="P1"><text:span text:style-name="T2"><text:tab/>But Ara was no longer glaring at Av. On the contrary, she was beaming with amusement as Ashara persisted, “We already know she is worthy of a title of </text:span><text:span text:style-name="T3">Nai.</text:span><text:span text:style-name="T2"> It seemed less presumptuous of her to wear a seal after killing Ciar in the circle.” </text:span></text:p>
      <text:p text:style-name="P1"><text:tab/>Av was astonished. “He’s dead!? I thought he was able to heal himself.” She looked stricken.</text:p>
      <text:p text:style-name="P1"><text:tab/>“He did,” Ashara corrected. “It does not change the fact that you would have killed him otherwise. In the Circle or in the Arena, that is a valid kill and it remains on your public record.” Av absorbed this and adjusted with a shrug. Ara witnessed this exchange with accelerating curiosity. </text:p>
      <text:p text:style-name="P1"><text:tab/>Amaeo finally decided to cut in. “I’m surprised you didn’t already know that. Ashara was supposed to talk to you about Ciar, and his offer, after the three of you dealt with that misunderstanding,” she observed.</text:p>
      <text:p text:style-name="P1"><text:tab/>Ashara grinned wryly. “Sort of like how you were supposed to tell Ara’Daioni about her guest?,” she laughed. “Well, we were just getting around to it, when she popped out on us.” She turned to Av, “We were just about to tell you that Amaeo had explained what you were afraid of, when you teleported. Heh, I didn’t even know you could do that.”</text:p>
      <text:p text:style-name="P1"><text:tab/>“Me either,” Av confessed, feeling the heat enter her face.</text:p>
      <text:p text:style-name="P1"><text:tab/>Ara reasserted herself, “Well, since the explanations didn’t get done before, lets just start from the beginning now, and maybe the bunch of you will start making some sense to me.” Amaeo looked at Av, offering to tell the story, since she knew it about as well as Av. Avon considered this for a moment and finally shrugged permission. She would have tried to hide certain things, and she had learned how much of a mess obscuring those crucial details could cause. In the private vaults of her mind, she prayed that no terrible repercussions would fall on Dane and his people.</text:p>
      <text:p text:style-name="P1"><text:span text:style-name="T2"><text:tab/></text:span><text:span text:style-name="T4"><text:tab/></text:span><text:span text:style-name="T2"><text:tab/></text:span></text:p>
      <text:p text:style-name="P1"><text:span text:style-name="T2">After Amaeo had outlined the relevant sequence of events, Ara pressed each of them for specific details. Av had the most difficulty with her cross examination. Her confusion was evident, and her inability to respond to parts of her gentle interrogation was troubling to her captors. Individually, the details fit Amaeo and Ara’s assumption. The harder they tried to fit them into a whole, however, the more inconsistent the picture became when applied to Av. It was too much as if she had simply appeared out of nowhere. Nothing she tried would allow her to admit that she had a past beyond emerging from the baths of the </text:span><text:span text:style-name="T3">Ao’Dahn’etanu</text:span><text:span text:style-name="T2">. Nevertheless, Ara pressed her to remember.</text:span></text:p>
      <text:p text:style-name="P1"><text:span text:style-name="T2"><text:tab/>“The first thing I can actually remember was realizing that I was dreaming,” she declared with a piercing look. “In the dream I thought someone was trying to kill me—or something equally terrible. Maybe in the dream I had some sense of past experience, because I knew where I was. I mean, in the dream I was in the real world. I was here in the </text:span><text:span text:style-name="T3">dahn.</text:span><text:span text:style-name="T2"> Even though I can’t remember ever setting foot in the city of the star gate, I still know this place like the back of my hand. I just can’t tell you how or when I could have learned my way around.” Ara sat silent. Av went on.</text:span></text:p>
      <text:p text:style-name="P1"><text:tab/>“There is so little difference between what I saw in that dream, and what I’ve seen since that at times I think I’m still dreaming.” She shrugged, “I keep trying to wake up only to find that I am awake. It is just too surreal. I try to keep a grip on reality, but it is exhausting paying attention to everything constantly. I find myself starting to remember things only when I am asleep. I keep dreaming I had a life. All these answers are staring me in the face, but if I try to grab them I wake up and it’s gone.” She shook her head. </text:p>
      <text:p text:style-name="P1"><text:span text:style-name="T2"><text:tab/>Ara was not arguing, but she projected her dissatisfaction at Av’s response. She really believed that Av remembered far more than what than she was willing to admit. Her look turned to suspicion as Av continued, “I can’t tell you where I learned to fight, I can’t guess how I happened to learn </text:span><text:span text:style-name="T3">uman.</text:span><text:span text:style-name="T2"> For all I know, I have been picking everything up by osmosis.” She took a deep breath, trying to settle her frustration. Followed immediately by another one before adding, “Until Amaeo fixed me, I couldn’t even sit in the same space with you without having to wonder if I was you or if I was really myself.”</text:span></text:p>
      <text:p text:style-name="P1"><text:tab/>“But what made you think you once might have been Ashara?” Ara challenged impatiently. “From what you said, all you really knew about her was that she was the Ideal. It seems to me that you were inclined to identify with that. I agree that it is preposterous that you and Ashara could possibly be the same person, but look at the information you were working with.” </text:p>
      <text:p text:style-name="P1"><text:tab/>Av did her best to explain, again, “I really didn’t have any information to work with. I didn’t even know what the Ideal was until Amaeo explained it to me.”</text:p>
      <text:p text:style-name="P1"><text:tab/>“Then why did you find it so easy, so compelling to accept that identity—as if you recognized it on a subconscious level? Can you really argue with that?” she countered, with a look that suggested that she could not.</text:p>
      <text:p text:style-name="P1"><text:tab/>She responded to the challenge behind the words, “I needed something to focus on, I was going out of my mind.”</text:p>
      <text:p text:style-name="P1"><text:tab/>“But that’s just my point. From all accounts, you have an exquisite set of instincts. Doesn’t it mean something to you that, even without consciously grasping it, you were trying to reassert a stabilizing influence from your past. An aspect of your lost identity,” she relented, giving her a hint.</text:p>
      <text:p text:style-name="P1"><text:tab/>“I don’t know,” she shrugged. “Sure, for the sake of argument, why not?” she sighed, starting to get curious about where Ara was headed. “Where does that leave us? In my former life I was—if I am following your reasoning here—an Ideal, who, for some reason, managed to be raised and trained entirely without anyone otherwise associated with the role ever having heard of me,” she elaborated. Then she turned the focus back on Ara, “Do you actually think that is likely? If my existence was kept such a secret, what was I doing in the public baths at the same time Ashara was—more or less—getting myself killed?”</text:p>
      <text:p text:style-name="P1"><text:tab/>Ara smiled, “That depends on who had the privilege of killing you,” she obscured. She was beginning to enjoy fencing words with her guest.</text:p>
      <text:p text:style-name="P1"><text:tab/>“Ah,” her young opponent observed, in a tone of wisdom, “Isn’t that a matter of even greater supposition? Amaeo tells me that it is far from inconceivable that what happened to me was intended for Ashara.”</text:p>
      <text:p text:style-name="P1"><text:span text:style-name="T2"><text:tab/>“Perhaps. In fact that is very likely,” she allowed. “However, it does not address the question you put to me. The whole matter changes if we assume that your making was some secret project. The simplest answer to your question, then, would be </text:span><text:span text:style-name="T3">coming out</text:span><text:span text:style-name="T2">. There are several arts that reach culmination in a test of death. As we can tell you, the training of an Ideal can only be conducted by those who are </text:span><text:span text:style-name="T3">ideal</text:span><text:span text:style-name="T2"> among ideals.” She paused for a moment to let that sink in, noticing that even Amaeo was impressed with her logic. When Av appeared to have digested that thought, she added, “It is relatively easy to assume that the loss of your memories was the result of some accident, but the level of your ingrained training suggests that such an accident would be less likely with you. However, it would not be that difficult for your mentor to wipe out everything you had ever experienced—especially if he required you to submit. </text:span></text:p>
      <text:p text:style-name="P1"><text:tab/>“Yes,” she amended, seeing their responses forming, “the whole idea sounds elaborate, but Nineveh herself did the same thing to Avael ten thousand years ago. The only difference was that Nineveh neglected to really test her creation before letting her loose.”</text:p>
      <text:p text:style-name="P1"><text:tab/>Ashara remained carefully silent and still.</text:p>
      <text:p text:style-name="P1"><text:tab/>Ara shrugged as Av staggered under that mental blow. “It is a possibility. I admit it is a difficult one to corroborate, since it shares the main characteristic of Dane’s assumption. There is no feasible way to prove or disprove it through argument. But that was not my intent. I just think you let yourself be turned away from your own instinctive course.” She waved it off and looked back to Amaeo. “There was another thing I was particularly curious about. I bring this up, because it was of specific concern to Dzeyrzo.”</text:p>
      <text:p text:style-name="P1"><text:tab/>Amaeo raised her eyebrow.</text:p>
      <text:p text:style-name="P1"><text:span text:style-name="T2"><text:tab/>“According to Dzeyrzo, the dragons were all greatly disturbed a few days ago by a psychic event that was amplified and broadcast out of the star gate. If I understand their reckoning of time, that should have been the morning that you and Ashara ambushed her in the </text:span><text:span text:style-name="T3">osi j’caoi.</text:span><text:span text:style-name="T2">”</text:span></text:p>
      <text:p text:style-name="P1"><text:span text:style-name="T2"><text:tab/>More eyebrows rose, and thoughtful expressions shared time with thinking scowls. Amaeo and Ashara took turns explaining themselves, and told her their reasons for—as she had put it—</text:span><text:span text:style-name="T3">ambushing </text:span><text:span text:style-name="T2">Av. They confessed that they had confronted more in Av than they had expected. Fortunately she had not lashed out with her full potential, and it had been possible to subdue her.</text:span></text:p>
      <text:p text:style-name="P1"><text:span text:style-name="T2"><text:tab/>What they had confronted in the </text:span><text:span text:style-name="T3">osi</text:span><text:span text:style-name="T2">, Amaeo had confirmed during her first two days alone with Av. She was a full spectrum psionic, with potential that measured off the scale, but her inability to focus her ability left her almost effectively latent. That was why she had been defenseless before the onslaught of alien thoughts and emotions. They pointed out that she was so powerful that almost no one could train her. That was where Amaeo came in. Particularly in light of the observation that, even untrained, the power of her mind over her body was virtually absolute. </text:span></text:p>
      <text:p text:style-name="P1"><text:span text:style-name="T2"><text:tab/></text:span><text:span text:style-name="T8"><text:tab/></text:span><text:span text:style-name="T3"><text:tab/></text:span></text:p>
      <text:p text:style-name="P1"><text:span text:style-name="T2">Avon’jeAra’Nai, who named herself Av, made her way to the baths of </text:span><text:span text:style-name="T3">Tear’ni’hayr</text:span><text:span text:style-name="T2"> in a daze. They had not made any more progress toward finding out who she really was, but as of the end of her meeting with the head of House Ara she was now </text:span><text:span text:style-name="T3">someone.</text:span><text:span text:style-name="T2"> A dependent, to be sure, but not of the same sort as Shan’jeAra and his ilk. Ara had given the matter full consideration, and concluded that there was nothing to do but take her into protective custody. Ara had confirmed Amaeo as her mentor. She instructed Amaeo to introduce her into the company of the jen tempas. The jen tempas was a school under the patronage of House Ara, which gave Ciar license to make good on his offer. From having nothing to do and no where to go, Av now had a warrior’s title under House Patronage, and two arts to master—</text:span><text:span text:style-name="T3">Vai </text:span><text:span text:style-name="T2">and </text:span><text:span text:style-name="T3">Mnai</text:span><text:span text:style-name="T2">.</text:span></text:p>
      <text:p text:style-name="P1"><text:tab/>It was not said, but clearly, confirming Av as an Ideal was their first priority. Amaeo had expressed total confidence in her ability to stand equal to Ashara in the space of a year—if Ara’s guess about her background was accurate. If Av had been prepared as an Ideal, she would be less learning those arts as reminding herself what she already knew. </text:p>
      <text:p text:style-name="P1"><text:tab/>It occurred to her now that these decisions had been made for her. No one had actually asked her if she agreed to the arrangements they proposed before they were imposed on her. She had been too distracted, thinking about a possible past, wondering what it would take to willingly—or obediently—erase her own existence. It was difficult to imagine. She had been brought back to the present when Ara announced that she was finished with her interrogation. </text:p>
      <text:p text:style-name="P1"><text:span text:style-name="T2"><text:tab/>Still, there was one additional matter to be addressed. A matter of formality. Ara, like any </text:span><text:span text:style-name="T3">Dai</text:span><text:span text:style-name="T2"> was required to present new additions to her household to the ruling member of her court for recognition. In specific, a house lord was compelled to advertise her new claim to the lord of the court, giving her lord the opportunity to exercise her privilege to overrule the lesser lord’s claim. That was how her Ashara had become a ward of the </text:span><text:span text:style-name="T3">Ashara’Daiyr,</text:span><text:span text:style-name="T2"> and how her second daughter had been adopted by the </text:span><text:span text:style-name="T3">Avon’Dai, </text:span><text:span text:style-name="T2">Ash’Di Atephanket</text:span><text:span text:style-name="T3">.</text:span><text:span text:style-name="T2"> Her abrupt claim on Av invoked the same imperative. As a member of the </text:span><text:span text:style-name="T3">Ashara’Daiyr,</text:span><text:span text:style-name="T2"> Ara was also required to host or attend dinners of state during the wending nights of the week. The traditional gathering of leaders kept the establishment running during the four days when work was suspended for travel, recreation and matters of ceremony. In </text:span><text:span text:style-name="T3">Ao’Dahn,</text:span><text:span text:style-name="T2"> the city at the center of the circle, the </text:span><text:span text:style-name="T3">Avon’Dai</text:span><text:span text:style-name="T2"> took precedence as host. Since Ara’s presence was required at the </text:span><text:span text:style-name="T3">Dai’s</text:span><text:span text:style-name="T2"> table, and since tradition compelled a house lord to present a new claim at the earliest convenience, Av had a command invitation to dinner with Ara.</text:span></text:p>
      <text:p text:style-name="P1"><text:tab/>That said, Ara sent her off to make herself presentable. As Av left, she had heard them turn to the discussion of a wedding. Ashara and Ashana, who had risen to accompany her to the baths, were forced to resume their seats and so Av had departed alone. Ara’s words had given her much to think about, stripping away the scabs of acceptance she had developed. </text:p>
      <text:p text:style-name="P1"><text:span text:style-name="T2"><text:tab/>Her instincts guided her feet with unerring accuracy, an unnerving but useful quirk of memory. Of course, it raised the question of origins again. How did she ‘remember’ the layout of the private residence of </text:span><text:span text:style-name="T3">Tear’ni’hayr</text:span><text:span text:style-name="T2">? The one manor where she was certain to have been remembered had she ever been seen there before. Did she somehow steal the knowledge out of the minds of people around her? Had she, in her previous incarnation, scouted the territory in some sort of disguise? She had a lot of things to figure out about how she functioned and what sort of person she had been before that bloodbath.</text:span></text:p>
      <text:p text:style-name="P1"><text:span text:style-name="T2"><text:tab/>Av cringed. That was the last image she needed to summon to mind. The private bath of </text:span><text:span text:style-name="T3">Tear’ni’hayr </text:span><text:span text:style-name="T2">suddenly presented something of a challenge to her. Unlike the simple wash stall and hot water basin she had used while in Ashara’s rooms, the residence had fully appointed, imperial style bath chambers directly off the main foyer. There were always at least three servants on hand to wash and groom guests and residents on their way through water garden. They took one look at her, and set their teeth to give her their professional best. She started at first, as they grabbed hold of her and stripped her out of her clothes, but then she found herself relaxing. It was strange to discover that she had reflexes for this, but her instincts said to abandon control of her body to them while they set about their trade. Without question they did their job in intimate detail, but with such discipline that even the most invasive contact was sexually neutral. In their hands, she, as a person was divorced from her animal self—the object of their administrations.</text:span></text:p>
      <text:p text:style-name="P1"><text:span text:style-name="T2"><text:tab/>If not for Amaeo’s tinkering with her mind, the endless caress of massaging, scrubbing, and grooming hands would have been torturously invasive. Discovering, to her amusement, that she could actually enjoy the exquisite attention, she had to admit that there could be benefits to assuming the role of Ideal. When she was clean, trimmed and polished, they collected the debris and left her alone in the pool. Like the public baths, </text:span><text:span text:style-name="T3">Tear’ni’hayr’s</text:span><text:span text:style-name="T2"> was dominated by a huge, clear body of water. Sliding through it’s silken embrace, marveling at the soft sensuality evoked by her recent depilitation, she swam seven laps and levered herself over the rim. </text:span></text:p>
      <text:p text:style-name="P1"><text:tab/>As she pulled back the curtain to an alcove bath basin, a thrill of terror darted down her spine. The sensual distraction of grooming and swimming had not diverted her thoughts from that one ill considered flash of memory. Av somehow nerved herself to enter the near boiling water long enough to open her pores, and bit her tongue as strange hands fell on her head and shoulders. Fight reflex propelled her to her feet, but firm hands shoved her back down into the water, as the servants completed the tending of her hair.</text:p>
      <text:p text:style-name="P1"><text:tab/>The mood of easy relaxation was beyond recapture, but she willed herself to let go of her tension at least by the time the servants were done. They led her out of the water, and toweled her off. With deft efficiency, their nimble fingers soon had her dressed and her long mane plaited into a formal braid. She noted with distant curiosity the way the state garments impacted her appearance. Her androgyny lent her the quality of a blank sheet. She took on the character of the accouterments she wore. On one hand this could have been a rare elegance of form, on the other the epitome of plainness. </text:p>
      <text:p text:style-name="P1"><text:tab/>With a courtly bow, she excused herself from the trio of attendants and made her way deeper into the residence. She did not know where she was going until she found herself in a waiting room outside Ara’s personal chambers. The lord of the house came out as she was announced and looked her over strictly. She too noticed the effect of the clothes. The slender youth who had surprised her up on the main terrace, with her wild hair and predatory grace had clearly fit her assessment of a child born to the wilderness. In house robes, she seemed as cultured and formal as Ashana, Ara’s promised daughter.</text:p>
      <text:p text:style-name="P1"><text:span text:style-name="T2"><text:tab/></text:span><text:span text:style-name="T8"><text:tab/></text:span><text:span text:style-name="T3"><text:tab/></text:span></text:p>
      <text:p text:style-name="P1"><text:span text:style-name="T2">Avon’jeAra’Nai, posed erect in her chair, and concentrated on keeping her thoughts off her face, and behind an inner shield. After the first hour of patient, idle reflection, she had come to the conclusion that she had been sent to the baths more to get her out of Ara’s way than because of any urgency in the matter of presenting her to the court. Ara had come out to pass inspection on her appearance, and a moment later returned to her closeted debate with Amaeo and the other Ideals. In fact she had not even spoken to Av, she had simply given the majordomo instructions to escort her to the great parlor to wait. At first, she had sat quietly under the </text:span><text:span text:style-name="T3">lyn’s</text:span><text:span text:style-name="T2"> hawk like eye, but after a couple of hours, she had given in to the temptation to examine the richly appointed audience hall. She did not think she had disturbed anything, but the aggrieved air emanating from the senior servant had chased her back to her chair repentantly. She had been sitting there still when Ashara stepped in to announce that Av should wait there for a closed reception to take place as soon as the four of them—Ara, Amaeo, Ashana and herself—were finished with their bathing. She explained that Ara had summoned the household for private introductions. After that reception, the five of them would head over to the residence of the </text:span><text:span text:style-name="T3">Avon’Dai.</text:span><text:span text:style-name="T2"> </text:span></text:p>
      <text:p text:style-name="P1"><text:tab/>Av had nodded graciously, and watched her depart. She was trying to be patient, but her back was starting to hurt, and the only one there to witness her prim demeanor was the majordomo. If the senior servant was going to report back to Ara, then it was certain that three hours of perfect posture would be disqualified the instant she allowed herself to slouch. Rising to her feet, and turning to the servant, she asked her to come find her when it was time, and calmly walked out of the room. The majordomo looked after her wearing a startled frown, and then slipped over to the vacant chair to flop down with a grunt of relief. Av suppressed her smile at the servant’s reaction and edged back from the door. She did not even laugh until she was out in the open air. </text:p>
      <text:p text:style-name="P1"><text:tab/>Every level of the residence was built into its own colonnaded terrace, most with balconies overlooking a subordinate terrace. She wandered casually about, estimating that she had at least an hour before the others were through in the baths. She let that sink to the back of her mind and returned to the line of thought Ashara’s sudden appearance had interrupted. She had noticed herself taking a keen, almost proprietary interest in Ashana and Ashara. At first glance that morning, she had realized they were hopelessly in love, and cursed by polar natures. She was not sure how she had figured out that they were a complementary pair, but she knew what that meant. It was the classic tragic relationship, the impossible dragon:phoenix love affair. Av had been thinking about it hard, while she waited. In some things life was worse than unfair. It was calculatingly cruel. It did not take a genius to see, however illogically, that they belonged together. </text:p>
      <text:p text:style-name="P1"><text:tab/>Folding her arms on a balcony ledge, she wondered if there was anything that could be done for them. Some way to cheat the curse of the father race. Unfortunately, they seemed more interested in her problem than they were in their own. Her thoughts turned a shadowy corner in her mind. Today had done much to appease her doubts concerning Ashara. They had seemed so open and helpful, and yet she had sensed something held in reserve. Something of deadly importance to them. She could not explain it, but there was something about Ashana and her compliment Ashara that both attracted and repelled her. It did not need to be said that the feeling was mutual. </text:p>
      <text:p text:style-name="P1"><text:span text:style-name="T2"><text:tab/></text:span><text:span text:style-name="T8"><text:tab/></text:span><text:span text:style-name="T3"><text:tab/></text:span></text:p>
      <text:p text:style-name="P1">Commander Meggan India Alt leaned against the guardrail of the grand terrace and sighed. Adjusting to the twenty-seven hour day had been easier than she had expected. Her eyes danced over the crimson and gold, violet and blue tapestry of evening. On this world one really did have time to appreciate the sunset. Ajea was a very beautiful world, admittedly, but there were a million and one things she needed to be doing on the ship. “It’s been three days already. When are they going to be about it?” she complained as her captain caught up with her. He laughed good-naturedly, and looked <text:s/>back the <text:s/>way they had come. His people were circulating, and staying out of trouble. They were still somewhat in shock over what had happened the previous evening. The members of their party that were not intimately involved with each other had been assigned dancers to keep them company during the festivities. Everyone had been delighted, more or less, but then, at the end of the evening, the dancers accompanied them to bed.</text:p>
      <text:p text:style-name="P1"><text:span text:style-name="T2"><text:tab/></text:span><text:span text:style-name="T3">Avon</text:span><text:span text:style-name="T2"> hospitality concerned itself with </text:span><text:span text:style-name="T3">all</text:span><text:span text:style-name="T2"> the creature comforts, not stopping short of providing a very comfortable creature on occasion. He chuckled again, and turned back to his executive officer. “At least now we know what we are doing here. Why they wanted us to be a part of this.” </text:span></text:p>
      <text:p text:style-name="P1"><text:tab/>“We do?” </text:p>
      <text:p text:style-name="P1"><text:span text:style-name="T2"><text:tab/>“Well,” he gave her a half shrug, “the invitation to the heir’s wedding was a courtesy. By their laws, they had to extend it to us as their allies. The reason </text:span><text:span text:style-name="T3">we</text:span><text:span text:style-name="T2"> are here is to witness the first major changes in the treaty since the second contact.” </text:span></text:p>
      <text:p text:style-name="P1"><text:span text:style-name="T2"><text:tab/>“How do you get that?” she clasped her hands in front of her. Dane was momentarily distracted at the effect the formal robes they were both wearing had on her. Funny, he saw her every day aboard the </text:span><text:span text:style-name="T3">Raven</text:span><text:span text:style-name="T2"> in a skin tight body glove without really batting an eye, but in the loose concealing </text:span><text:span text:style-name="T3">avon</text:span><text:span text:style-name="T2"> garments she was wearing now, he was uncomfortably aware of her body. <text:s/></text:span></text:p>
      <text:p text:style-name="P1"><text:span text:style-name="T2"><text:tab/>He forced his eyes up. “Do you recall that the </text:span><text:span text:style-name="T3">Dai</text:span><text:span text:style-name="T2"> has appointed his heir to represent him in negotiations with the Senate?” he asked, by way of answering her. She nodded, so he went on, “I found out today what those negotiations are about.” </text:span></text:p>
      <text:p text:style-name="P1"><text:tab/>“I assume they are about their application for world membership in the aegis,” she commented nonchalantly. She turned back to look out from the elevated terrace on the people arriving in a steady stream below.</text:p>
      <text:p text:style-name="P1"><text:span text:style-name="T2"><text:tab/>“Ah, yes. But,” he held up his fore finger, “in the past, similar negotiations have always broken off over restrictions on the exchange of technology which have made it impossible for them to meet the membership qualifications.” The essence of human-avon relations was the careful regulation of technological trade. The psionic technology possessed by avon could make them appear as gods, but the mastery of that technology, and the innate gifts that their methods depend on, assured that such power resided only in the hands of the most responsible members of the avon race. However, that expertise was not the limit of their technology. </text:span><text:span text:style-name="T3">Avon</text:span><text:span text:style-name="T2"> could engineer general application weapons, tools and devices as portable as any human engineered product. While a significant part of the technology restrictions existed to protect </text:span><text:span text:style-name="T3">avon</text:span><text:span text:style-name="T2"> from the fruits of applied physics, tools and weapons which humans had devised, that could have a devastating effect on avon culture if unchecked, but the artifacts, locks and keys of avon applied psionics would be no less dangerous to humans. </text:span></text:p>
      <text:p text:style-name="P1"><text:span text:style-name="T2"><text:tab/>“You know as well as I,” he went on, “that the treaty restrictions on the exchange of technology have already been stretched past the point of safety, so the bulk of </text:span><text:span text:style-name="T3">avon</text:span><text:span text:style-name="T2"> wealth remains inapplicable for meeting the membership requirements. Instead of fighting that battle with the senate again, they have come to the conclusion that they have something we want more than technology.” </text:span></text:p>
      <text:p text:style-name="P1"><text:tab/>“Really? What could that possibly be?” she asked. </text:p>
      <text:p text:style-name="P1"><text:tab/>“Sex,” he smiled. She turned to respond, and then hesitated. Whatever she was about to say was abruptly shoved to the back of her mind. Wondering if she had even heard him, he opened his mouth to repeat himself when she suddenly narrowed her eyes and asked, “Captain? Isn’t that your young friend—the one you were all worried about?” </text:p>
      <text:p text:style-name="P1"><text:tab/>He could guess what had prompted that question, and he was responding before he even turned to look for himself. “No, there are two more that look just li— Oh. Well. One of them is, I suppose,” he admitted as he saw the three identical redheads in the arriving party. He squinted for a better look, but from this distance, he could not make out any clues to tell them apart.</text:p>
      <text:p text:style-name="P1"><text:tab/>Alt’s brow furrowed as she specified, “I was talking about the one on the right.” He looked at her. She was leaning over the guardrail, eyes fully open. He wondered what she could see that he was missing.</text:p>
      <text:p text:style-name="P1"><text:tab/>“Hmmm. From here, they all look the same to me.” </text:p>
      <text:p text:style-name="P1"><text:tab/>“I am pretty sure it’s her. Let’s go down for a closer look,” she suggested, leading the way to the stairs. He took one last look, as they disappeared from view, then turned to follow her downstairs. They dodged through the complex tide of bodies in the dance of social intercourse, and arrived in the main hall at the same time as Avon and her companions. As they approached, Amaeo stepped forward in greeting. She took note of their specific interest, and spoke directly to the point. </text:p>
      <text:p text:style-name="P1"><text:span text:style-name="T2"><text:tab/>“Dane’Captain,” she opened, the minimal greeting. “As you see, she is fine. We apologize for any inconvenience she may have caused you.” The captain exchanged nods, but his eyes were on the young </text:span><text:span text:style-name="T3">lyn</text:span><text:span text:style-name="T2">. She was dressed sharp, but he could recognize her now. It was the guarded way she held herself, more than anything.</text:span></text:p>
      <text:p text:style-name="P1"><text:tab/>“Avon?” Dane addressed her. She glanced at the blond woman at her side before approaching him. When she was in front of him, he asked in a soft voice, “Is everything okay now?” </text:p>
      <text:p text:style-name="P1"><text:tab/>Again, she glanced at the stately woman. She drew a breath and responded in equally subdued tones, “We don’t know anything yet, but we have some ideas about what happened to me, and why.” </text:p>
      <text:p text:style-name="P1"><text:tab/>“Were you able to find out who you are?” </text:p>
      <text:p text:style-name="P1"><text:tab/>“Not yet,” she offered a hopeful smile, offering him her hand. “I don’t think you need to be worried about me though.” She was trying very hard to convey sincerity. He could see the apology in her eyes for the <text:s/>way she had wandered off and gotten herself apprehended. Something in her attitude warned him that everything she had heard and done in his company had been discovered by the people who had taken her in. She examined his face, and gave a small nod. Certain that he understood her warning, she squeezed his hand and said louder, “This is not the best time to talk. We don’t want to be late for the reception.” </text:p>
      <text:p text:style-name="P1"><text:tab/>“I understand. We’ll talk later.” He let go of her hand. She stepped back, but as she turned to rejoin her group, she looked back and grinned.</text:p>
      <text:p text:style-name="P1"><text:span text:style-name="T2"><text:tab/>“Oh, and you can call me Av. If you need to look me up it’s Avon’jeAra’Nai, and I am at </text:span><text:span text:style-name="T3">Tear’ni’hayr.</text:span><text:span text:style-name="T2">” </text:span></text:p>
      <text:p text:style-name="P1"><text:tab/>Amaeo stepped to her side, and put her arm around her shoulder, urging her gently, “Come along.” The four natives gathered around her and moved her down to the inner doors. She hesitated before going through, looking back over her shoulder. She was at least a hundred feet away, but he heard her gentle parting words as clearly as if she had been right next to him.</text:p>
      <text:p text:style-name="P1"><text:tab/>“I will see you later, Dane. Thank you.” She smiled at him, and vanished into the audience hall. Dane stood for a long moment in thoughtful silence. He wished she could have told him more, but what she had managed to convey might be enough. He could have been reading too much into her meaningful looks, but he suspected that if she felt he was in any danger she would have telegraphed it simply by ignoring him. As it was, she had let him know that some of them now had an idea about the way he thought. His <text:s/>XO finally broke into his thoughts, reminding him where they were.</text:p>
      <text:p text:style-name="P1"><text:tab/>“Nice kid. So, you were saying—what? They plan to fuck us into submission?” her voice sounded teasing.</text:p>
      <text:p text:style-name="P1"><text:tab/>“Hmmm?” </text:p>
      <text:p text:style-name="P1"><text:tab/>“Sex,” she reminded him. “Isn’t that what you said they were offering us?” She hid a giggle as he switched mental gears, and recovered the line of their interrupted conversation. He took her by the arm and they started back up to the grand terrace.</text:p>
      <text:p text:style-name="P1"><text:tab/>“Oh, that. Not like that. Not what we went through last night,” he joked, laughing as she blushed at the memory of the delicious young man who had vastly complicated her last night’s sleep. She knew he had endured the same stubborn politeness. She pinched him, and he got serious. “They plan to offer us the third sex.” </text:p>
      <text:p text:style-name="P1"><text:span text:style-name="T2"><text:tab/>Her eyes widened. That </text:span><text:span text:style-name="T3">would</text:span><text:span text:style-name="T2"> involve a major change in the treaty, from their point of view. But by itself, how could it pay for the world’s membership? “I doubt that would be enough. I mean, sure, the Senate might be interested in the genetics, but one </text:span><text:span text:style-name="T3">lyn</text:span><text:span text:style-name="T2"> citizen would give them that.” </text:span></text:p>
      <text:p text:style-name="P1"><text:span text:style-name="T2"><text:tab/>“True,” he admitted with a half shrug, “but </text:span><text:span text:style-name="T3">we</text:span><text:span text:style-name="T2"> can’t turn a person </text:span><text:span text:style-name="T3">into</text:span><text:span text:style-name="T2"> a </text:span><text:span text:style-name="T3">lyn</text:span><text:span text:style-name="T2">. They can. And if they can make us something we have never been, think of what they can do with what we are. What they are really offering us is a way for individuals to choose their own sex.” </text:span></text:p>
      <text:p text:style-name="P1"><text:tab/>Alt went mute at the implications.</text:p>
      <text:p text:style-name="P1"/>
      <text:p text:style-name="P1"/>
      <text:p text:style-name="P1">chapter</text:p>
      <text:p text:style-name="P1">09</text:p>
      <text:p text:style-name="P1"/>
      <text:p text:style-name="P1"><text:tab/></text:p>
      <text:p text:style-name="P1"><text:tab/></text:p>
      <text:p text:style-name="P1"><text:span text:style-name="T2">Avon’jeAra’Nai shuddered as the crush of ambient thought assaulted the defenses Amaeo had built in her mind. It was a frightening mix of disciplined, directed mental intercourse spiced with the stray pulses of human impetuousness escaping the confines of a ward-lock. The past three days spent mostly in isolation had not prepared her for the sheer mass of attention attendant to a large social gathering. The endless dance of bodies was overwhelming even to the physical senses. Looking around, she was forced to tell herself that, despite her initial impression, only the tiniest fraction of the world’s population was actually crammed into the palatial residence of the </text:span><text:span text:style-name="T3">Dai.</text:span><text:span text:style-name="T2"> On the other hand, that fraction included the majority of the most powerful and exalted personages on Ajea. These were the people who would challenge her most as an Ideal. Her eyes examined the members of the ruling class as her patron and mentor guided her to the foot of the main dais. Unlike her, each of these people had earned the right to be in this room. In a sense, she was the exception that proved the rule. </text:span><text:span text:style-name="T3">Avon</text:span><text:span text:style-name="T2"> civilization was built on the willing and productive participation of individuals. </text:span><text:span text:style-name="T3">Avon</text:span><text:span text:style-name="T2"> custom allowed individuals to choose their own level of participation in, and benefit from, society. Those who did not choose to participate were regarded and treated the same as animals. Those who did participate were named—in a system of rank-titles representing status and proven ability. </text:span></text:p>
      <text:p text:style-name="P1"><text:tab/>None of them had been coerced.</text:p>
      <text:p text:style-name="P1"><text:span text:style-name="T2"><text:tab/>Av <text:s/>felt a keen envy as she found herself standing in the presence of her people’s de facto ruler. Av stood formally silent as Ara approached the </text:span><text:span text:style-name="T3">Dai.</text:span><text:span text:style-name="T2"> Ara came to a stop in the middle of the audience chamber, her back mostly to Av. Av could not even see the </text:span><text:span text:style-name="T3">Dai</text:span><text:span text:style-name="T2">. Ara looked like the polished version of her daughter. Tall, proud. Her hair, bleached clean of the Goddess’s red, was a rich gold. Reminiscent of her daughter’s highlights. </text:span></text:p>
      <text:p text:style-name="P1"><text:tab/>“With your indulgence, Unique, I appear tonight with a suit for claim,” she said tightly. Everything about her was tight. Her lips, her stance—even the glare in her eyes—hinted that fury, and not fealty had stirred in her heart. Av held her breath, watching her patron’s eyes. Ara had mentioned the risk involved in getting her adoption confirmed. Ara was a powerful individual. The head of one of the three oldest households on Ajea. But she was still only a House Lord, and a Peer of the Court. </text:p>
      <text:p text:style-name="P1"><text:span text:style-name="T2"><text:tab/></text:span><text:span text:style-name="T3">Avon</text:span><text:span text:style-name="T2"> acknowledged three spheres of authority, which corresponded with the three spheres, or domains of existence, the physical, the mental and the spiritual. These domains of authority were centered in three key cultural institutions; house, school and court. Each institution was defined largely by the activities—and thus the individual aptitudes and abilities—required to maintain or uphold that institution. An individual who had adeptly mastered a devotion—the training of her body, mind, or spirit, or the essential disciplines of a domain—was called an ideal, and could act as an independent authority in that sphere of civilization. An individual was not limited to one devotion, nor was an individual required to attain full mastery of a devotion. However, as social status was directly dependent on an individual’s achievements, those who were able usually pursued all three devotions throughout life. The highest authority was three times an ideal, a “perfect” or “unique” expression of the racial potential in body, mind, and spirit. In proper translation, such a person was called an inspiration. In terran languages she would be called an emperor. </text:span></text:p>
      <text:p text:style-name="P1"><text:span text:style-name="T2"><text:tab/>“I expected this, Ara.” Atephanket, the </text:span><text:span text:style-name="T3">Avon’Dai,</text:span><text:span text:style-name="T2"> appeared suddenly, moving out of the crowd from the left of Av’s vision. She advanced toward Ara’Daioni, as a dragon would its prey. The crowds fell silent as they noticed the confrontation taking place. “So,” Atephanket murmured, turning to regard Avon’jeAra, “This is the one I have been hearing about. I can see why you are eager to make her your claim. I would hope not to hear you claim her as a child of your house. We can see it is far too late for that. So, tell me, how does your claim exceed mine?”</text:span></text:p>
      <text:p text:style-name="P1"><text:tab/>“She is not an heir of my body, but she is of the blood of my house,” Ara said crisply. “I do not claim her for myself or for my house, but in the interests of restoring the Court,” Ara proclaimed. Av quirked an eyebrow as a ripple of consternation swept the room. What was this about? Ara shifted her weight and crossed her arms. “The House of Ava will no longer end with Avon’jeAshara Avael. A child of Avael’s line has returned from exile, and my suit is to prepare her as Ashara’s heir,” Another, louder disturbance filled her pause. Av was suddenly very afraid. Ara had mentioned nothing of this! </text:p>
      <text:p text:style-name="P1"><text:span text:style-name="T2"><text:tab/>The lord of the court turned her back to them and slowly paced away. Av’s brows creased, her mind raced in search of a context for what was happening. Av struggled to recall ever having heard mention of a house in exile, but she came up dry. When the </text:span><text:span text:style-name="T3">Avon’Dai </text:span><text:span text:style-name="T2">reached the far wall, she turned back and began speaking. </text:span></text:p>
      <text:p text:style-name="P1"><text:span text:style-name="T2"><text:tab/>“Do you think if I exercise my privilege the court will object? Do you honestly believe I could not be trusted to prepare her to challenge my own position? I know we have not always seen eye to eye, Ara, but you do me great disrespect to imply that I would sabotage the heritage of the Founding House simply to protect my authority,” the lord considered the two of them carefully. Av was startled to see a gleam of amusement in the Unique’s eye. Atephanket, shook her head and pinned Ara with a discerning glare. “No, you would not do that. I think you are actually </text:span><text:span text:style-name="T3">daring</text:span><text:span text:style-name="T2"> me to take another Ideal away from you, </text:span><text:span text:style-name="T3">neh?</text:span><text:span text:style-name="T2">” She raised a hand inquisitively. </text:span></text:p>
      <text:p text:style-name="P1"><text:tab/>Av felt her eyebrows creep up her forehead. She was missing most of the back ground to understand exactly, but she had the feeling of watching a performance. Av returned her eyes to the circling lords and saw her patron cocking her head to the left. Av wished she could see Atephanket’s face. Ara smiled sarcastically and took a few steps back into the center of the room. “You took Ashara from her dying mother, then turned around and stole my own daughter. No sooner did I come to terms with this terrible wound, you send them both back to me for their training as Ideals. You know as well as I do that regardless of who claims this young avatar, I am going to have to do the dirty work, and you are going to find a way to bask in the glory,” she accused, with apparent irony.</text:p>
      <text:p text:style-name="P1"><text:tab/>“Ah, you have seen through my strategy,” the Lord of the Court declared, laughing. “Now you have made it difficult indeed. I know for certain that if I leave everything up to you, you are going to make a demon out of her just to make me sweat to hold onto my name. If I claim her now, everyone will know I am protecting myself from your devious plot. Of course, there is that little matter about naming an Ideal to a Domain’s seat,” Atephanket challenged thoughtfully.</text:p>
      <text:p text:style-name="P1"><text:tab/>“That's not the point.”</text:p>
      <text:p text:style-name="P1"><text:tab/>“Maybe not, but it is not up to me, now is it?” She countered. The lord grinned at Ara, having found the hole in her offense.</text:p>
      <text:p text:style-name="P1"><text:span text:style-name="T2"><text:tab/>“No, it is not. But not the way you think,” Ara said with an added edge to her voice. Av glared in the darkness, she could feel the angry thoughts of the crowd demanding—</text:span><text:span text:style-name="T3">who did she think she was to speak that way to the </text:span><text:span text:style-name="T2">Avon’Dai?</text:span><text:span text:style-name="T3"> </text:span><text:span text:style-name="T2">But Ara was not done. “I always suspected you were a conservative, Ash. However, I had not intended to bring up that point. Now I have to challenge that abominable code. </text:span></text:p>
      <text:p text:style-name="P1"><text:tab/>“Ava was an Ideal,” she reminded Ash, “I give you that, but she was not abusing her legal authority when she severed the Spheres. The idea that combined her authority with the Image of the Goddess to usurp power was ridiculous, she already had the most powerful position. What happened was an accident, and her House paid dearly for it. When we exiled her, we condemned ourselves. We reduced her to an Ideal without authority, and left her no home but the wilderness. We could have restored her authority when she stopped the war with the humans when they first appeared nine hundred years ago, but we didn’t. We could have absolved her House two hundred years ago, when she negotiated the treaty with the second wave of humans, but we didn’t. You could have done all of this when you adopted her last incarnation, but still you have not,” she listed accusingly. “When are we going to admit that she was not the problem? She did not betray her obligations. She did not abuse her authority. It was this Court, our predecessors, which compounded the error of one hasty decision with nine thousand years of wallowing and indecision. </text:p>
      <text:p text:style-name="P1"><text:tab/>“The Codes say an Ideal was meant to hold authority only in her person. I disagree,” she declared. “We have demanded that the Ideal be better than any of us, but we deny her the chance to live up to that charge. We look up to her, whoever she happens to be as a person, but we can not bring ourselves to trust her?” her voice rang accusingly in the hall. Atephanket regarded her in silence. With a formal nod, she picked up the gauntlet Ara had dropped.</text:p>
      <text:p text:style-name="P1"><text:span text:style-name="T2"><text:tab/>“I can not refute or ignore this challenge. Nor can I shirk responsibility for answering it. I can not at this time recognize this addition to your household. By your suit, she is rightfully the heir of Avon’jeAshara’iDaiomni. Like Ashara, this </text:span><text:span text:style-name="T3">avon</text:span><text:span text:style-name="T2"> is properly a ward of the Court. I, as the Lord of the Court, am required to act as her patron. As a member of a House in Exile, she is unpromised, but presumed innocent of the charges against her House. As an Image of the Goddess, she is further immune to the limitations of the unpromised and unnamed, so I charge you to see she is prepared for the full obligations of her role.” The </text:span><text:span text:style-name="T3">Avon’Dai</text:span><text:span text:style-name="T2"> smiled at both of them sadly. Ara had maneuvered her too well. She turned to Av and addressed her carefully, “Avon’jeAshara, you are not obliged to meet this suit. Understand, I am required to recognize your claim to House Ava and offer you the chance to challenge its exile status. I warn you, however, that the obligations of Ava will require you to also challenge for the restoration of the </text:span><text:span text:style-name="T3">Avashara’Daiyr</text:span><text:span text:style-name="T2"> and the mantle of my own office as the </text:span><text:span text:style-name="T3">Avon’Dai.</text:span><text:span text:style-name="T2"> Until such time as you or Ashara take up Ara’s suit, you will be an affiliate of my own household. Do you understand?”</text:span></text:p>
      <text:p text:style-name="P1"><text:span text:style-name="T2"><text:tab/>“I think drowning was fun, by comparison,” she answered without thinking. Her thoughts were turned inward, trying to figure out how things kept getting more and more complicated without any special effort on her part. Discovering what she was expected to be and do as an Ideal had been hard enough. This sounded like Ara was setting her up to be the ruler of the whole damn world, and that was simply too much. «</text:span><text:span text:style-name="T3">Pawn takes Queen. Check,</text:span><text:span text:style-name="T2">» The strange thought penetrated her mind, and she turned to look for its source. Dane held a level stare on her from the edge of the crowd. She did not even notice the Unique’s perplexed question until she grabbed her arm. She turned her eyes back to her ruler, flushing hot. “I’m sorry, what did you say?”</text:span></text:p>
      <text:p text:style-name="P1"><text:span text:style-name="T2"><text:tab/>Atephanket stared at her for a second and then burst out laughing. Av’s eyes widened in alarm as the </text:span><text:span text:style-name="T3">avon</text:span><text:span text:style-name="T2"> emperor struggled to speak. “Word… for… word… exactly,” she managed to control herself and added, “What did you mean by that, um, answer?” </text:span></text:p>
      <text:p text:style-name="P1"><text:tab/>Avon pulled herself together, and tried to respond intelligently. “I was thinking aloud, but I may as well say it. To my understanding, this situation is abnormal. For all I want to find my own place in the world, I find positions opening up to me that are exceptionally demanding. I would be content to do my personal best, but instead I am being asked to be better than everyone else. At least when I was fighting for my life I knew what I was fighting for.”</text:p>
      <text:p text:style-name="P1"><text:tab/>The people around her realized she had a point.</text:p>
      <text:p text:style-name="P1"><text:span text:style-name="T2"><text:tab/></text:span><text:span text:style-name="T3">Avon</text:span><text:span text:style-name="T2"> society encouraged each individual to rise to her personal level of excellence in a system where an individual was judged only on the grounds of her ability to fulfill the obligations inherent to the responsibility she assumed. Each individual was motivated by the pursuit and cultivation of her own identity through the roles she chose for her participation in society. Free pursuit had shaped the entire development of their society. Opportunities were initially limited to strict devotion to three schools of thought, but past that rigid formalism, there were countless real as well as ideal objectives for a person to pursue. Atephanket suddenly saw the game Ara had played in another light.</text:span></text:p>
      <text:p text:style-name="P1"><text:span text:style-name="T2"><text:tab/>It was not unusual for a peer to sue the </text:span><text:span text:style-name="T3">Dai</text:span><text:span text:style-name="T2"> to make a point, but in this instance, it had put all of the obligation on the slender shoulders a young </text:span><text:span text:style-name="T3">lyn</text:span><text:span text:style-name="T2"> just out of her first heat. “I know it sounds like you are being asked to do the impossible, but you have to consider,” she pointed out, “that unlike most people, you have a legitimate claim for precedence. You are not required to be the </text:span><text:span text:style-name="T3">Dai,</text:span><text:span text:style-name="T2"> but if it comes down to a choice between you and another, and both of you are qualified to assume that obligation, they have to step down. Avael did that, at a time when drastic measures were called for.” The </text:span><text:span text:style-name="T3">Dai</text:span><text:span text:style-name="T2"> sighed. Placing her hands on Av’s shoulders, and looking into her eyes, she concluded, “Ara has guaranteed that if you ever need it, you will be able to unite our people and lead them. You <text:s/>don’t have to take this opportunity. Not today. Not even in this lifetime, perhaps, but the possibility will always be there. You don’t get it for free, you have to earn it just as much as I earned it.”</text:span></text:p>
      <text:p text:style-name="P1"><text:tab/>Av stood deep in thought as the emperor excused herself to grant another audience. It was too much to believe. Three days ago, she had been nothing. Now she was potentially the highest authority on the planet. There had to be a mistake. Then she reminded herself that Ara’s claim had been based on an assumption. She might very well still be no one. She looked up and met the eyes of the people who still lingered around her. She frowned. She might be no one, but to the world she was at least an Ideal, she amended. Somehow that thought did not seem reassuring. </text:p>
      <text:p text:style-name="P1"><text:span text:style-name="T2"><text:tab/>Ashana and Ashara caught her brooding, and took it into their hands to keep her distracted. They steered her away from the high nobility and introduced her to people like herself, affiliates of House Avon. Most of them looked past her image seeking an individual they could connect with. She soon found herself laughing and drinking as they cheerfully received her into their household. Most of these individuals had established themselves in society through devotion to a career. She found it fascinating to talk to them, and learn about their sphere of influence. Professionals of specialized trades or arts, they were not cut off from high society, as she had imagined. They usually had patrons or relatives with house, school or court affiliations willing to represent them. The most common affiliations between houses were through professionals like these. Patronage was the backbone of a dynamic economy in </text:span><text:span text:style-name="T3">avon</text:span><text:span text:style-name="T2"> society. </text:span></text:p>
      <text:p text:style-name="P1"><text:span text:style-name="T2"><text:tab/>It was not really said, but Ashara and Ashana were really introducing her to her new family. A large, robust, and eccentric family to be sure, but held together by strong ties of affection. This was what Avael had created before she had been damned for her disastrous miscalculation. She had created a house for those individuals who were named but who had no blood ties to house affiliation. She had started the custom that regarded them as members of the house of the unique, House Avon. This house, representing the entire species, was by its nature both large and central to </text:span><text:span text:style-name="T3">avon</text:span><text:span text:style-name="T2"> life.</text:span></text:p>
      <text:p text:style-name="P1"><text:span text:style-name="T2"><text:tab/>It was one of the few things that distinguished </text:span><text:span text:style-name="T3">avon</text:span><text:span text:style-name="T2"> civilization from its cultural primogenitor. Most of the traditional </text:span><text:span text:style-name="T3">avon</text:span><text:span text:style-name="T2"> customs had become deeply ingrained before the emerging </text:span><text:span text:style-name="T3">avon</text:span><text:span text:style-name="T2"> race split from the exclusively </text:span><text:span text:style-name="T3">lyn</text:span><text:span text:style-name="T2"> father race. The organization of </text:span><text:span text:style-name="T3">avon</text:span><text:span text:style-name="T2"> into a multitude of houses, representing various heredities and bloodlines, was an ancient characteristic of </text:span><text:span text:style-name="T3">lyn</text:span><text:span text:style-name="T2"> civilization. The majority of the </text:span><text:span text:style-name="T3">lyn </text:span><text:span text:style-name="T2">and </text:span><text:span text:style-name="T3">àlyn</text:span><text:span text:style-name="T2"> populations lived in the wild—naked and free from obligation. That primal environment nurtured survival traits in nature’s own harsh way, and it was a life with raw beauty and unexpected physical, mental and spiritual depth. Like their ancestors, </text:span><text:span text:style-name="T3">avon</text:span><text:span text:style-name="T2"> existed predominantly in animal simplicity, in a world created and maintained by civilized </text:span><text:span text:style-name="T3">avon.</text:span><text:span text:style-name="T2"> Civilization was not a privilege, </text:span><text:span text:style-name="T3">avon </text:span><text:span text:style-name="T2">had to learn the principles of responsibility, obligation and authority governing the entrance and participation in civilization as they grew up, passing through the rites of naming and promise to become a part of the domestic base of the governing society. </text:span></text:p>
      <text:p text:style-name="P1"><text:span text:style-name="T2"><text:tab/>The undemanding attention of her new contemporaries gave way to the intense scrutiny of the nobility when Ara caught up to her. A place of honor had been picked out for her at the </text:span><text:span text:style-name="T3">Dai’s </text:span><text:span text:style-name="T2">high table. It was a traditional feast, a long drawn out affair with matters of state conducted between widely spaced courses. </text:span><text:span text:style-name="T9">She was seated in a deliberately exposed position to give people a chance to see Av for themselves. </text:span></text:p>
      <text:p text:style-name="P1"><text:span text:style-name="T9"><text:tab/></text:span><text:span text:style-name="T2">After the impressive spectacle of she had made of herself during the course of her first day, in particular the incident with Ashara on the training grounds, the rumors had ripped through the community like a hurricane. They all wanted to see her. If she had felt uncomfortable at the pressure of so much attention in one place before, now that it was all focused on her, it seemed delightful by comparison. The minds of </text:span><text:span text:style-name="T3">avon</text:span><text:span text:style-name="T2"> nobles while several orders of magnitude more disciplined than those of her human acquaintances—whose contact had wreaked such havoc with her senses—were also more powerful. In addition, her humans did not have the ability to initiate mental contact the way so many of the </text:span><text:span text:style-name="T3">Avon’Dai’s</text:span><text:span text:style-name="T2"> guests were trying to do. However less audible </text:span><text:span text:style-name="T3">avon</text:span><text:span text:style-name="T2"> conversation might be, compared to what might be heard in a human gathering this size, it proved nothing less in volume.</text:span></text:p>
      <text:p text:style-name="P1"><text:span text:style-name="T2"><text:tab/>Before the meal ended, the issue of what to do with Av was raised. Av was at her limit trying to follow the exchange. Amaeo reminded the </text:span><text:span text:style-name="T3">Dai</text:span><text:span text:style-name="T2"> that she had instructed Ara to see to Av’s preparation as an Ideal, and went on to explain the arrangements she had already made in that regard. This required that they explain the trauma she had experienced, as well as their conclusions about where she had come from, how she had been raised, and why she had been left dying in the public baths. Logic supported their assumptions, and the emperor put up no resistance to their arguments. She seemed encouraged by the thought that Av required less training than comprehensive testing, and Amaeo’s confidence at her probable capabilities pleased her.</text:span></text:p>
      <text:p text:style-name="P1"><text:tab/>Somehow, the evening passed without further comment on the matter. Her new patron had something in mind but said nothing, even in her thoughts, save to comment on the request made by Amaeo, “You have leave to offer her your full hospitality. I trust your expertise in handling a raw Ideal. And, Avon, do be cooperative. The worst they can ask of you will be as child’s play compared to the demands your position will make.”</text:p>
      <text:p text:style-name="P1"><text:span text:style-name="T2"><text:tab/>Av took that to mean that she would face a stringent and explicit examination upon reverting to the </text:span><text:span text:style-name="T3">Dai’s</text:span><text:span text:style-name="T2"> custody. It was an unsettling thought. Having no conscious experience of sex, it was disturbing to imagine a career largely devoted to it. She already understood why a portion of every generation was trained extensively in the sexual arts. In a society as liberal as hers, there had to be experts and professionals able to accommodate the extremes of sexuality, or else repression of sexuality would be unavoidable. Perversity would have its <text:s/>way with people no matter how it was dealt with, but it was safer to allow it openly and be able to manage it than it was to drive it into the shadows where no one would be able to do anything about it until a trail of bodies led back to perversion’s lair.</text:span></text:p>
      <text:p text:style-name="P1"><text:tab/>Amaeo gave her a startled look as that image leaked from her thoughts. Av shook herself violently. The crush of attention was really starting to overwhelm her. Amaeo could see that too. She stepped up to envelope Avon’s mind within her defenses. The relief was so intense that she literally clung to her side throughout the remainder of the evening.</text:p>
      <text:p text:style-name="P1"><text:span text:style-name="T2"><text:tab/></text:span><text:span text:style-name="T8"><text:tab/></text:span><text:span text:style-name="T3"><text:tab/></text:span></text:p>
      <text:p text:style-name="P1"><text:span text:style-name="T2">Amaeo closed the door as Av threw herself full length on the bed. She moaned in audible relief at having the long ordeal over with. Amaeo paced softly over to the side of the bed and looked down at her. She stretched luxuriously and rolled onto her back to unfasten her belt. Amaeo brushed her fingers aside and bent to the task herself, feeling her young charge go still with uncertain anticipation. Something about the feel of other hands undressing her without comment held off the birth of protests. Her eyes fixed themselves on the dark haired </text:span><text:span text:style-name="T3">lyn.</text:span></text:p>
      <text:p text:style-name="P1"><text:span text:style-name="T2"><text:tab/>The tug of her fingers on the bindings and layers of her formal dress telegraphed through Av’s skin, extending her sense of touch. She felt like a flower being gently forced open under a strong hand, as Amaeo peeled away the layers of clothes, exposing her naked front but unable to shift the cloth under the weight of Av’s body. The </text:span><text:span text:style-name="T3">aeo’mni</text:span><text:span text:style-name="T2"> carefully avoided touching her bare skin. When Amaeo stepped back, Av was nude only from her neck, through her chest and shoulders, down the length of her abdomen, hips, thighs and legs. Her arms were trapped in the tangle of fabric her mentor had forced away from her body. Amaeo sat down beside her, a hand hovering hungrily over unprotected flesh.</text:span></text:p>
      <text:p text:style-name="P1"><text:tab/>“How can you let me do this to you?” Amaeo asked in wonder.</text:p>
      <text:p text:style-name="P1"><text:tab/>Av sat up in surprise. Unprepared, Amaeo’s hand fell into the valley of her hips. Before she could recoil from the accidental contact, Av’s hand fell on top of it, holding it firm over her womb. In equal wonder, she challenged, “How can you be concerned with this after all the other things you are doing to me?” Amaeo looked up startled. Av forced Amaeo’s hand down between her legs without letting go of her mentor’s eyes. “How can I protest when this is nothing compared to the way you are trying to take advantage of me? At least if you fuck me I know what is happening to me, and why,” she accused. </text:p>
      <text:p text:style-name="P1"><text:tab/>Amaeo closed her fingers into a fist as they encountered the damp warmth. She understood that the accusation included Ara, Ashana and Ashara as well as her. Av let go of her hand and turned her back to Amaeo. Her fingers appeared at her shoulders pushing the open garment off of the back of her neck. As her hands dropped back into her lap, the cloth dropped away from her shoulders, exposing her back to the waist, and her arms to the elbows. Amaeo watched Av continuing what she had started. “Why is it that <text:s/>when you start to feel vulnerable you make yourself even more vulnerable?” Amaeo asked, instead of trying to respond to her challenge.</text:p>
      <text:p text:style-name="P1"><text:span text:style-name="T2"><text:tab/>She turned on Amaeo with a dangerous smile. “Just trying to be helpful!” she declared with exaggerated cheerfulness. The aggressive shift caught Amaeo off guard, as the young </text:span><text:span text:style-name="T3">lyn</text:span><text:span text:style-name="T2"> grabbed her elder by her shirt and threw her down on her back. Amaeo felt her weight come down on her abdomen as Av’s legs straddled her. The hands she had brought up to free her shirt had been expertly captured and forced up over her head. Av’s face was close to hers, and the light of hunger shone in her predatory features. “Tell me,” she begged with eerie forcefulness, “what made you decide that tonight was the night you would have sex with me if I asked?” Amaeo felt her face freeze. How did she know? Av laughed at her. “Goddess, </text:span><text:span text:style-name="T3">aeo,</text:span><text:span text:style-name="T2"> after what I just went through, what makes you think I can tell the difference between what you are thinking and what I am thinking? Did you forget why you were wrapping your mind around mine?</text:span></text:p>
      <text:p text:style-name="P1"><text:span text:style-name="T2"><text:tab/>“How am I supposed to know if I want to have sex when all I can hear is you thinking, ‘I’ll let her have me if she asks.’ I </text:span><text:span text:style-name="T3">don’t</text:span><text:span text:style-name="T2"> know if I want to ask. All I know is that after listening to you think about all the things you can do to me, for the past three hours, I </text:span><text:span text:style-name="T3">have</text:span><text:span text:style-name="T2"> to have sex. If I don’t I’m going to go insane!” she cried, her lips so close to Amaeo’s that each word was a kiss. “Why are you wasting time with your word games—playing teacher—when all you can think is, ‘I do hope she asks’?” Av demanded.</text:span></text:p>
      <text:p text:style-name="P1"><text:tab/>Amaeo blushed at the depth of her miscalculation. Av, unable to understand the game Ara had been playing, must have worked herself deep into Amaeo’s mind, slipping past her guard and shadowing her thoughts. Of course she had known that the pressure had overwhelmed the blocks in Av’s mind, and naturally that was why she had shielded her so closely for the remainder of the evening. She could hardly believe that Av’s mind could be open so far as to pick up on thoughts Amaeo herself had found barely audible. She was forced to confess, despite knowing that she would hear it as it formed, that Av’s total vulnerability had been deeply arousing.</text:p>
      <text:p text:style-name="P1"><text:tab/>That arousal now confronted her, magnified by Av’s resonant desire. Even more than her vulnerability, this demanding lust was irresistible. She wanted to play, but the path that her student had chosen was too dangerous. For one thing, both of them knew that her mind was the more powerful. Amaeo was simply the more skilled psionic. Aside from her personal reason for wanting to mate, she had to remember the logical reason that had justified her decision. “I want you,” Amaeo finally said. “But not like this.”</text:p>
      <text:p text:style-name="P1"><text:tab/>Av’s face went rigid with pain, and she flung herself off of Amaeo’s body. She hit the other side of the bed and curled up into a fetal ball. Her body vibrated with the force it took to contain her frustration, and more importantly, the power to do something about it. </text:p>
      <text:p text:style-name="P1"><text:tab/>Amaeo put her hands on Av’s naked shoulders and continued to speak, “I thought I could just give myself to you, and enjoy your passion, but you don’t even know your boundaries. Out of respect for you, I have to impose limits. I have to play teacher. I’m sorry,” Amaeo completed her answer.</text:p>
      <text:p text:style-name="P1"><text:span text:style-name="T2"><text:tab/></text:span><text:span text:style-name="T4"><text:tab/></text:span><text:span text:style-name="T2"><text:tab/></text:span></text:p>
      <text:p text:style-name="P1"><text:span text:style-name="T2">Avon’jeAshara did not intend to sleep that night. If the only way to have her appetite sated was to let Amaeo play teacher, then that was fine by her. She even lay quiescently under Amaeo’s massaging fingers, listening to her explain the origins and basis of </text:span><text:span text:style-name="T3">avon</text:span><text:span text:style-name="T2"> sexual protocol. Amaeo’s voice was hypnotic, “It is impossible to divorce a person from her sexuality, but every culture attempts to do it at one time or another. The reason it can never work is that sex is integral to who and what we are. None of us would be here without it. Instead of trying to deny it, or the impact it has on our lives, we have to face it.” Amaeo, paused to hammer on a knot in her protégé’s back, and then she went on, “If we had not understood this originally, we were forced to learn it when we married ourselves to a bisexual race.</text:span></text:p>
      <text:p text:style-name="P1"><text:span text:style-name="T2"><text:tab/>“Because we regarded them as animals, many of our ancestors refused to admit that primitive humans could be our equals, even when they adapted to our civilization and demonstrated a keen intelligence and the capacity for sophistication. Even those of our ancestors who recognized their potential retained a prejudice based on their alien sexuality. That prejudice became an excuse to discriminate against them when they entered into full partnership with us, in founding the </text:span><text:span text:style-name="T3">avon</text:span><text:span text:style-name="T2"> race,” Amaeo confessed. But something that </text:span><text:span text:style-name="T3">àlyn </text:span><text:span text:style-name="T2">had brought to </text:span><text:span text:style-name="T3">avon</text:span><text:span text:style-name="T2"> civilization on their own was the concept of sexual integrity. “It was easy to discriminate against them when they discriminated between themselves. They applied a dual standard to themselves before we did. Some of that has remained with us to this day—the idea that an individual who offers sex is somehow less respectable than one who simply accepts the offer.”</text:span></text:p>
      <text:p text:style-name="P1"><text:tab/>Avon rolled to the side to look up at that. “That doesn’t make any sense,” she said. “That’s like saying sex itself is bad.”</text:p>
      <text:p text:style-name="P1"><text:span text:style-name="T2"><text:tab/>Amaeo chucked, “In fact, that was exactly what people once thought. Unfortunately, it did not mean anyone stopped doing it, they just didn’t want to admit it. It took a long time for everyone to come to their senses and bring sex back into the open.” It had been necessary for everyone to understand that a person’s integrity was not dependent on her sex, or sexual status. Sex, and sexuality were a natural, and unavoidably intimate, part of life. “Once they admitted that, they recognized it as a powerful resource for self expression, and a valuable commodity in the dance of life,” Amaeo described. The essence of sexual integrity remained, divorced from concern over what a person had, but still confronting what an individual choose to do with it. Sex was an intimate part of life, and thus an intimate part of a person. To possess and protect her own sexual integrity, an </text:span><text:span text:style-name="T3">avon</text:span><text:span text:style-name="T2"> did not impose qualifications or restrictions on sex, but on intimacy. Sex was kept in the open, and every effort was made to focus on the issues of intimacy. In confronting intimacy, </text:span><text:span text:style-name="T3">avon</text:span><text:span text:style-name="T2"> invoked the full weight of their beliefs in honor, responsibility and obligation. Children were trained to understand and respect boundaries of intimacy. </text:span></text:p>
      <text:p text:style-name="P1"><text:span text:style-name="T2"><text:tab/>“Open sexuality offered us incredible freedom to be ourselves, but it also presented some dangers. The more intimate a person becomes, the more vulnerable that person is to abuse, and translated to a cultural level, that was dangerous. Boundaries were essential to protecting our sexual independence. So we were forced once more to face sex responsibly,” her mentor explained. She illustrated her point in detail. Life presented a multitude of circumstances that imposed intimacy or intimate activities on individuals. It was a simple fact, and </text:span><text:span text:style-name="T3">avon</text:span><text:span text:style-name="T2"> dealt with it openly. Since nudity and open sexuality was declared socially acceptable, clear lines of social and sexual intercourse were universally defined, and civilized people observed the boundaries of intimacy very strictly. These limits were taught in the discipline of </text:span><text:span text:style-name="T3">ma</text:span><text:span text:style-name="T2">, the discipline of touch under the devotion of </text:span><text:span text:style-name="T3">na</text:span><text:span text:style-name="T2">, the mastery of the body, or the art of self possession. </text:span></text:p>
      <text:p text:style-name="P1"><text:tab/>Av smiled in delight as she realized that Amaeo’s illustration was tactile. Part of her mind absorbed the context and meaning of her words, while for the most part she listened through her body. Amaeo’s fingers painted the regions of socially neutral, or unprovocative, contact starting with Av’s hand, meshing their fingers together, and caressing its back and palm. The fingers then slid up, circling around and tickling her forearm, over her elbow, and up the outer curve of her arm. Her hand pulled away short of her shoulder, and teleported to the broad surface of her back. Her mentor shifted her body as her hand jumped to the outer curve of her thigh, over her knee, and down her shin. With a lingering caress to the backs and soles of her feet, she pointed out that a person was safest limiting contact to the outer extremities.</text:p>
      <text:p text:style-name="P1"><text:span text:style-name="T2"><text:tab/>Her weight shifted again, and she said, “A position like this is socially acceptable between familiars. That is, most people find it appropriate contact between friends and family but mildly provocative or presumptuous contact between strangers,” She had settled straddling her flanks, and with her hands resumed massaging her shoulders. The area of contact included her hips, buttocks, and lower back, the loin area, and she emphasized the contact with the back of her neck, down along her spine, up her flanks painting the sides of her body from her waist to her underarms, then back down along the inner curve of her upper limbs. “For </text:span><text:span text:style-name="T3">lyn</text:span><text:span text:style-name="T2"> and men, the broad area of the chest is also limited to social familiars. In public, an individual receiving this kind of attention, and obviously not wanting it, will be assisted by a responsible citizen making a mild inquiry. This is called witnessing, and at this level of play it is only a social courtesy, to remind an impertinent individual that people are watching.” She didn’t bother to say that this level of contact was unavoidable for a person trying to arrest, restrain or assist an individual during, or as a result of, an incident. </text:span></text:p>
      <text:p text:style-name="P1"><text:tab/>Av smiled even deeper when Amaeo’s strong hands turned her over onto her back, touching her face in a stroking caress that traveled along her throat, over her breasts and down her abdomen, saying, “The most vulnerable region of the body is the face, from the brow to the pubic arch. In social intimacy, it is only appropriate for intimate friends, close family members or examining physicians to touch the face. It would be highly provocative or outright presumptuous for a stranger to initiate this level of contact. Unwanted contact of this nature, when witnessed, can be regarded as assault even if no force was used.</text:p>
      <text:p text:style-name="P1"><text:span text:style-name="T2"><text:tab/>“And we haven’t even really touched on truly intimate contact,” Amaeo teased. Her fingers traveled down, stroking along her inner thigh. As her hand moved back up, fingertips tracing the hairline seam of her mons, her lips fell on the lobes of her ears, the closed lids of her eyes and her lips. Her other hand slid over her ribs to cup her breast and tease the hardening points of her nipples. Her mouth opened as a finger gently probed inside her. With nimble fingers and lips, Amaeo captured the tongues of her flesh and tormented them gently. After a moment, she relented halfway, freeing herself to speak. “But this is only intimate contact. This level of contact you limit to yourself or an intimate partner. This is only petting, so we are talking about a platonic lover, or intimate family member. This is even acceptable contact for a close examining physician, but without question, this is extremely provocative contact between strangers.” Amaeo’s hands slowed their tempo as she addressed the more serious invasive touch. “A witness to this level of contact, when it is unwanted, will regard the event as attempted rape and all responsible citizens present are expected to assist, and detain the perpetrator. The discipline of </text:span><text:span text:style-name="T3">ma </text:span><text:span text:style-name="T2">deals with intimate personal contact, educating individuals in sensuality and introducing sexuality through masturbation. </text:span><text:span text:style-name="T3">Avon </text:span><text:span text:style-name="T2">are encouraged in this for a very specific reason. Premature sexual copulation, for no reason we know, inexplicably negates the onset of heat, which is vital to an individual’s longevity and potential immortality. Non-coital intimate contact does not interfere with the onset of heat but petting has a strong tendency to lead unwittingly to premature sex.</text:span></text:p>
      <text:p text:style-name="P1"><text:span text:style-name="T2"><text:tab/>“And sex, after all, is what we are building up to,” Amaeo promised, making a joke out of it. “Intimate contact is not the upper limit of a person’s boundaries. In fact the reason the boundaries were established was to give people more control of mutually intimate contact, or contact initiated with an intimate part of the body. That is the only time that a touch qualifies as sexual contact. The common </text:span><text:span text:style-name="T3">avon</text:span><text:span text:style-name="T2"> is instructed to permit this level of intimacy to occur between herself and acknowledged intimate partners. People she is mated or married to. Unwanted mutually intimate contact is regarded as capital rape. Premeditated or cold rape, is a crime equal to murder. Passionate or hot rape carries the lesser charge equal to manslaughter.” AT this point, Amaeo stopped wasting words. She had caught up to where she had started. <text:s/>True intercourse was introduced through the discipline of </text:span><text:span text:style-name="T3">mna</text:span><text:span text:style-name="T2">, the art of sex, which was typically begun at the onset of heat. Sexual initiation was a social institution, a rite of passage firmly rooted in the Avon Codes. Each individual was required to participate twice, once as an initiate, and once as a mentor, to complete </text:span><text:span text:style-name="T3">mna</text:span><text:span text:style-name="T2">. </text:span></text:p>
      <text:p text:style-name="P1"><text:span text:style-name="T2"><text:tab/>Because Av had no memory of herself, Amaeo was essentially re-initiating her in the art of sex. However, in light of the demands of an Ideal, Av would be trained not merely in </text:span><text:span text:style-name="T3">mna</text:span><text:span text:style-name="T2"> but in full mastery. Ideally, she wanted to become her equal, a </text:span><text:span text:style-name="T3">mni</text:span><text:span text:style-name="T2">. If she was anything at all like Ashara, she would go even further and master the esoteric arts of the </text:span><text:span text:style-name="T3">aeo’mni.</text:span><text:span text:style-name="T2"> While Amaeo finally indulged her hunger, Av felt a part of her mind detach itself, reviewing the lesson that had prefaced their erotic dance.</text:span></text:p>
      <text:p text:style-name="P1"><text:span text:style-name="T2"><text:tab/>At the same time </text:span><text:span text:style-name="T3">avon</text:span><text:span text:style-name="T2"> had set up boundaries for casual intimacy, they also established a set of protocols for when, how and why those boundaries were to be crossed. The two main protocols were mating and bonding, but as an Ideal, it was the practice of mating that was her primary concern. Mating was a way to define and exert control on the intimacies of life. One of the most common forms of mating was coupling, and it applied to situations where two people engaged in a form of personal intercourse, whether it was dancing, fighting, making love, teaching, working or living together. When imposed, the ritual of a mating defined a limited state of intimacy. A temporary state for the mated parties to exist in where they were free engage in intimate activity. The degree of intimacy allowed between mated individuals depended on the boundaries defined by their activity, and the intimate privilege dissolved with the violation or termination of the mating agreement. No party could claim </text:span><text:span text:style-name="T3">rights</text:span><text:span text:style-name="T2"> to intimacy outside of the mating bond. No one could </text:span><text:span text:style-name="T3">presume</text:span><text:span text:style-name="T2"> on intimacy, without some form of mating bond, without fear of penalty. </text:span></text:p>
      <text:p text:style-name="P1"><text:tab/>In general, a mating was casual in form. Any one could propose a mating, and a person could propose the mating of other parties even if the parties in question were unacquainted. All that was necessary was that a proposal was expressed, and that the parties to be mated accepted the proposal. There were legal terms. The party with which the proposal, or suit, originated was referred to as the suitor. The party or parties that accepted the proposal were referred to as the claim. Dissolution of any form of mating was permitted at the conclusion of the proposed mating act, the fulfillment of the suit, or the retraction of the proposal. Disengaging from a mating was also allowed, but a disengaged mate was subject to further suit, and arbitration. </text:p>
      <text:p text:style-name="P1"><text:tab/>In any situation, the act of sexual intercourse was always a singular mating. No situation entitled a person to presume to sexual intimacy, not even marriage. Intimate relationships usually involved an open mating—each party was required to propose it, and each party had to confirm it, and any party could thus dissolve it. An explicitly sexual suit was the only mating bond where the parties were entirely free of constraints. The boundaries of touch and intimacy were mutually suspended. Parties of an open mating were permitted to engage in intimate contact through tacit proposal of mutual intimate contact. </text:p>
      <text:p text:style-name="P1"><text:span text:style-name="T2"><text:tab/>The road leading to intimacy was not exclusive or one way, and breach of intimacy was a mar on one's honor. Presumption was a dangerous thing in the lyn psychology. The crime of rape was that of making an assumption on another's intimacy and thus an insult to another's honor. Since dueling was a traditional method of resolving grievances, a raped woman or </text:span><text:span text:style-name="T3">lyn </text:span><text:span text:style-name="T2">would often call her antagonist out and duel him to the death. A victim of rape who was not trained could still sue for a death match and be represented by one of her acknowledged intimates. </text:span></text:p>
      <text:p text:style-name="P1"><text:tab/>That was why Amaeo had pressed her to reconsider the matter of her own ‘rape’. It was not because she—he at the time—had not taken the matter seriously, but because he knew that Shan’je’s life was at stake. Amaeo’s greater concern, however, stemmed from that encounter. </text:p>
      <text:p text:style-name="P1"><text:span text:style-name="T2"><text:tab/>Just as a part of her mind reflected on her lesson, a part of Amaeo’s mind brooded over the impact that combined events would have on his new charge. Like Av, she returned to the incident with Shan’je. Av could not help but pick up on <text:s/>her thoughts, and the rub of salt put an edge to their intercourse. They both knew that the crucial element of Av’s rehabilitation was the discrepancy between her overwhelming power and her natural discipline. If everyone she met could overwhelm her with the force of their desire, she would never be able to deal with the demands made of an Ideal. To Av’s dismay, Amaeo’s thoughts pointed out an even greater risk. By pronouncing her unpromised, the </text:span><text:span text:style-name="T3">Avon’Dai</text:span><text:span text:style-name="T2"> had made succeeding as an Ideal her only social protection. Despite what Amaeo taught, and tried to believe, the protections of mating, bonding, and the boundaries of intimacy did not apply to slaves, criminals or animals. </text:span></text:p>
      <text:p text:style-name="P1"><text:tab/>The taint of the house in exile could cut both ways, however. Her awesome potential, and her irreverent genius promised to win her swift friendship and enmity, and in some instances both. Her status as an animal—even with the benefit of the doubt, and her special exemption as an Ideal working in her favor—would essentially make Av her patron’s pet, but it also just might make competition with her seem beneath anyone. Amaeo felt her shiver at the intercepted thought. Frustrated at having forgotten—again—how <text:s/>deeply she saw, Amaeo called up her strongest defenses, blocking her disciple firmly from the vaults of her consciousness.</text:p>
      <text:p text:style-name="P1"><text:tab/>Av accepted the slap with aplomb. There were lines of intimacy Amaeo had not detailed, and she had clearly crossed them. Alone in her mind, she looked at the problem Amaeo’s thoughts had presented to her. The task before her would not be easy. Arching in bitter sweet pleasure under the caress of an artist, rather than a lover, she accepted it. Amaeo <text:s/>had <text:s/>not told her, but thanks to her, she now knew who and what she had to overcome to succeed. Her passionate sensuality, fierce loyalty, and fearless inquisitiveness was all she had to carry her through whatever adventures in survival and discovery lay ahead of her. There would be many people she would have to face before she was free, but the only one she absolutely had to overcome was herself. </text:p>
      <text:p text:style-name="P1"><text:span text:style-name="T2"><text:tab/></text:span><text:span text:style-name="T8"><text:tab/></text:span><text:span text:style-name="T3"><text:tab/></text:span></text:p>
      <text:p text:style-name="P1">A taste of lingering pleasure followed her into dreams. In the formless deeps of sleep memory stirred once again. Oddly enough, the memory was of a dream—or a state of dreaming—a timeless instant spent in darkness. Her thoughts, unbounded and formless, became wrapped within the coils of an endless caress. A nest of dragons, dreaming in a sea of shadows, she saw—felt them streaming in and over and through each other. Selfless in their one and many shades of oblivion. Each possessing, and yet unable to possess, that glittering truth about which she coiled. They were drawn to her, as she was drawn to them—into them. As she dove through the strangely familiar waters, she was sucked into a current that flowed in an exclusive orbit around two shadow-bound suns. She closed her eyes, trying to bring the image into focus. At once, the warring tides twisted and centered on her eye of calm. She had a moment of absolute terror as the totality of two souls launched themselves at her, diving through the eye of calm to consummate their union. Her senses were expanded with a rush of passion. Without question, she was experiencing a sexual embrace, but she could not isolate herself in it. </text:p>
      <text:p text:style-name="P1"><text:span text:style-name="T2"><text:tab/>«</text:span><text:span text:style-name="T3">What is this?</text:span><text:span text:style-name="T2">»</text:span></text:p>
      <text:p text:style-name="P1"><text:span text:style-name="T2"><text:tab/>With a start, she opened her eyes, and realized she was not in the embrace—she </text:span><text:span text:style-name="T3">was </text:span><text:span text:style-name="T2">the embrace. A whole expressed in matching halves. Neither, and yet she was both of these physical reflections. This was what she had been reminded of before. Her body, still twisting in her thoughts, flinched. Brief and brutal, the vision might have been the closest her mind could come to finding a word to express... </text:span></text:p>
      <text:p text:style-name="P1"><text:span text:style-name="T2"><text:tab/>«</text:span><text:span text:style-name="T3">I understand…</text:span><text:span text:style-name="T2">»</text:span></text:p>
      <text:p text:style-name="P1"><text:tab/>Another shade of dreaming opened its mouth to swallow her, and she made a desperate thrust for the surface. Her muscles snapped into motion, catapulting her from the warmth of her bed. She resisted the urge to moan. An edge of danger remained in the air as she struggled vainly to assert here and now. For a moment she could not remember the revelation. She had become distracted—lost between points. This time she could not escape the memory. She tried to pull away from the image, and wailed in agony. She was trapped in the memory, and there was no way out that did not involve pain. As she focused back on the moment of ecstasy she struggled to comprehend what she was seeing, what she was feeling. And then it hit her, she did not want to remember. In a panic, she fought. She did not want to remember this! But there was no way out. In the midst of passion, her eyes met the eyes of her reflection, and a piercing recognition rang through her. There had been love between them. An accusation. </text:p>
      <text:p text:style-name="P1"><text:span text:style-name="T2"><text:tab/>Her sanity wanted to abdicate, but it was all that was holding her nightmares at bay. Somehow, she retained consciousness. As before, a mirror was waiting to confront her with a shocking glimpse of herself. Taking a deep breath, she tried to understand what she was seeing. An image in the mirror, </text:span><text:span text:style-name="T3">avon</text:span><text:span text:style-name="T2"> in outline, but an open window to somewhere—or maybe somewhen?—else in substance. Though she had not seen it fully, she suddenly remembered that it had happened once before. </text:span></text:p>
      <text:p text:style-name="P1"><text:tab/>It was fantastic. She lifted her hands before her and appraised the state of her body. To herself she groaned, “This is a bad sign.” Her hands felt like they ought to, and yet if she let her concentration slip, she could feel, as well as see, that her body touched the world twice at once. It was as if her... No. Not as if. Her body had become a gate. As with any other gate, light primed the passage, that was why she could see—through her own hand!—a distant curve of shore, with rocky headlands, and night lit rain forest.</text:p>
      <text:p text:style-name="P1"><text:tab/>Risking the fragile calm that wonder had brought her, she allowed her attention to shift to the opposite end of the link. The simple thought evolved into a new species of agony. The blindness of pain gave way to a moonlight coastline. She blinked with recognition. As quick as that she realized how little she understood of her present state of being. Only an instinct saved her from making an even worse mistake. Her thought had been to undo this strange miracle, and close the gate before she did something irrevocably stupid. She grabbed the notion and smothered it at once. There was no reason to believe it, but she knew, by whatever that excruciating sensation had been, she had shifted herself, not just her attention, here. If she closed the gate, she would end up on the unsupported side and plummet to her death.</text:p>
      <text:p text:style-name="P1"><text:tab/>She closed her eyes and focused on the wings of her mind. Step by step. Turning her focus back to the haven of her room, she embraced the dismembering sensation of thought that had marked her previous transition. It struck her that she could see, and understand what was happening as though every intricacy, every mechanism, made its function obvious, but the only words she could think of to harness this passing revelation were pathetic. Where had she ever experienced this duality of being?</text:p>
      <text:p text:style-name="P1"><text:span text:style-name="T2"><text:tab/>She searched her memory, and to her surprise found something. Something rather strange. Her wandering mind was captured again in the dream of a memory. She flinched yet again. There seemed no way around it. Like fingers, fearfully probing the extent of a terrible wound, it forced her mind open to the naked truth behind what she had sought to avoid. She could hear herself whimpering as she resisted. </text:span><text:span text:style-name="T3">Don’t do this! Don’t ask me to—</text:span><text:span text:style-name="T2"> She struggled to complete the thought. Strained against the memory of how she had become damaged. Sweated to accept that from the moment she had seen the better part of her self turn away from everything she was, there was nothing she could do. Against her will, she started to tear herself apart. The perfect reflection danced in the swell of tears, and she felt her bodies shift. Her twinned </text:span><text:span text:style-name="T3">lyn</text:span><text:span text:style-name="T2"> flesh flowed under thoughts she could not control. </text:span></text:p>
      <text:p text:style-name="P1"><text:span text:style-name="T2"><text:tab/></text:span><text:span text:style-name="T3">Why wake up to die like this?</text:span></text:p>
      <text:p text:style-name="P1"><text:span text:style-name="T2"><text:tab/>Her vision cleared. A man and a woman filled her eyes. Each claimed her attention, claimed to be her. The contrast was too seductive, it was tearing her apart. </text:span><text:span text:style-name="T3">How could I conceive of this?</text:span></text:p>
      <text:p text:style-name="P1"><text:tab/>Her teeth clenched and she tasted blood. The memory held her tight now. She remembered making the choice. She remembered giving herself up. Her own love, her own passion, conspiring to strip away everything. Her identity, her memory, her terrible crimes and ignorant lives. Every piece he—she took away, restored a part of herself. Brought to life what had only dreamed before. The love never wavered, yet it caressed her into oblivion. </text:p>
      <text:p text:style-name="P1"><text:span text:style-name="T2"><text:tab/></text:span><text:span text:style-name="T3">Why do I understand it all now?</text:span><text:span text:style-name="T2"> she wondered, as the answer continued to unravel in profound complexity. It was tempting to simply let it go. She had no idea what it was for. It did not make any difference, that she could tell, but it felt right to hold on to it. </text:span></text:p>
      <text:p text:style-name="P1"><text:span text:style-name="T2"><text:tab/></text:span><text:span text:style-name="T3">What was point, anyway?</text:span><text:span text:style-name="T2"> she mused. How did one honestly know that what she experienced was real? From where she was, it all just looked like patterns. She could not see any reason why she simply could not choose the one she wanted. But she had chosen this. In a sense, she was holding the answer, but she had somehow forgotten the question.</text:span></text:p>
      <text:p text:style-name="P1"><text:span text:style-name="T2"><text:tab/></text:span><text:span text:style-name="T3">What was the question?</text:span><text:span text:style-name="T2"> The words were different, but the question was the same. Inevitably, she relaxed, and gave in to the temptation to look at it. A formless purity marred only by her awareness of it. The fine line between her—the awareness of nothing—and true nothingness challenged her understanding. She recognized it. She could remember that much. She was curious why she was holding onto the awareness of nothing so tightly. She began to unfold her understanding, and her formless mind recoiled. Recognition had almost caused her to lose her grip on it—that something about which she had been concentrating herself. It was suddenly so obvious that she could not help understanding it.</text:span></text:p>
      <text:p text:style-name="P1"><text:span text:style-name="T2"><text:tab/>An idea—a sense of self. It was a revelation so profound she wanted to cry and sing, aching—from a depth she had only just apprehended—with a need to express her discovery. It absorbed her. The idea of herself was suddenly its own explanation, and yet it still threatened to escape her comprehension. confusion knotted into a kind of pain. The magnitude of it frightened her. She didn’t even know how to begin, and fell back into the embrace of emptiness in despair. The abyss filled her awareness—an infinite and unbounded mind dreaming without conception, in which the angels and demons of thought flared without birth or passage. in a language that needed no expressing she focused herself—a single naked thought. </text:span><text:span text:style-name="T3">Alone</text:span><text:span text:style-name="T2">. </text:span></text:p>
      <text:p text:style-name="P1"><text:span text:style-name="T2"><text:tab/>«You are</text:span><text:span text:style-name="T3"> not alone.</text:span><text:span text:style-name="T2">»</text:span></text:p>
      <text:p text:style-name="P1"><text:tab/>The intrusion of thought startled her. The numb touch of oblivion gave way to the warm circle of Amaeo’s arms. The gentle rocking motion coaxed her back to her self. Her teeth were chattering to the rhythm of her shivering bones. Her own hands, pressed to her withers, were icy cold. With fierce determination she pried her mind free of the nightmare, but this time, she could remember what it had shown her.</text:p>
      <text:p text:style-name="P1"/>
      <text:p text:style-name="P1"/>
      <text:p text:style-name="P1"/>
      <text:p text:style-name="P1">chapter</text:p>
      <text:p text:style-name="P1">10</text:p>
      <text:p text:style-name="P1"/>
      <text:p text:style-name="P1"><text:tab/></text:p>
      <text:p text:style-name="P1"><text:tab/></text:p>
      <text:p text:style-name="P1"><text:span text:style-name="T2">The waxing light of Ajeo muted the brilliant glitter of the stars. She drew in a slow deep breath and savored the silence, both internal and external. Once again, Amaeo had worked her magic in her mind. A clean wind, roaring over the headlands, cut through the folds of her clothing, teasing the fabric and shocking her skin. To get her blood flowing, she set off at a brisk pace. The memory of long stroking caresses, evoked by the familliar consequence of movement, provoked an unbearable response. She wondered fleetingly if all </text:span><text:span text:style-name="T3">avon</text:span><text:span text:style-name="T2"> experience the world with such deep, carnal passion? Did the weight of experience make them more immune to the sensuality that was swallowing her again? The kindling of unwanted passion spurred her even further from the comforts of her bed. That stung. Between the taming of her mind and the gentle intimacy with which the </text:span><text:span text:style-name="T3">aeo’mni</text:span><text:span text:style-name="T2"> had tried to sooth away the biting edges of her nightmare, Av thought she should have been able to return to sleep. </text:span></text:p>
      <text:p text:style-name="P1"><text:tab/>Instead, she had lain in false slumber. Waiting for the chance to slip out of Amaeo’s unconscious arms. Her reaction to her awakened sexuality was certainly unnatural. </text:p>
      <text:p text:style-name="P1"><text:tab/>Her unsettled nerves drove her away from the stately arcades and galleries, across the shoulders of the plateau, and down the craggy face of the sea cliffs. Her exertion somehow fusing the weave of sensuality, allowing her to surface from the seductive assault on her senses. In spite of herself, her mind began to churn with troubling thoughts. Now that memory—a memory—had surfaced, she found herself gripped by the anticipation of further revelation. The disturbing content of her dream drew her thoughts into focus. </text:p>
      <text:p text:style-name="P1"><text:tab/>She did not know if she should trust it. She was afraid—hoped—it was a false memory. She replayed it in her head, over and over, trying to make sense out of it. The strange dual perspective, the encompassing embrace, the sexual transformation—there was a logic to it, but she could not figure out what it was. What she did know, was that she had been there with Ashara and Ashana. They had been a part of what had happened. But what had happened? And why had they professed not to have known her?</text:p>
      <text:p text:style-name="P1"><text:span text:style-name="T2"><text:tab/>As the stars faded, she felt a pang of guilt. After what had happened to her before, Amaeo would strip a layer off her hide for wandering alone into the night. Turning about, she looked for the shortest way back to the Ara Residence from this remote stretch of beach. Making her way into a cove, her instincts guided her to a narrow foot path. The twisting climb topped off under massive foot of the </text:span><text:span text:style-name="T3">Dai’s</text:span><text:span text:style-name="T2"> own mansion. She allowed herself a sly smile as she realized that her spatial awareness could map out even this elite residence. Slinking on cat’s feet, she edged into the shadow of the stone architecture. The thrill of exploration eclipsed the last glimmer of apprehension in her mind.</text:span></text:p>
      <text:p text:style-name="P1"><text:tab/>Without warning, a tickle of conversation teased her ear.</text:p>
      <text:p text:style-name="P1"><text:span text:style-name="T2">Curious, she investigated, being careful to remain unnoticed. Following her uncanny inner map, she was able to stalk the voices down to their source. They originated in an upper room of the abandoned part of the palatial estate. She wriggled up an air shaft and found a perch where she could hear their voices clear and undistorted. “—and I thought this mess couldn’t get any worse!” She recognized the voice of Ashana at once. A private arguement between Ashara and Ashana, she gathered. The entertainment must have continued many hours past the point her endurance had run out. More likely, the two of them had </text:span><text:span text:style-name="T3">been</text:span><text:span text:style-name="T2"> the entertainment, caught in the obligations of their role. The quick impressions flickered by. She started to edge away, conscious that she did enough involuntary eavesdropping. She did not need to start invading people’s privacy on purpose. </text:span></text:p>
      <text:p text:style-name="P1"><text:tab/>Before she could move, a sentence caught her attention. “When it was just Ara and Amaeo trying to make an Ideal out of her, it seemed like we would have time—” Av froze and caught her breath. They were talking about her— she suddenly could not pry herself away. Moving even more cautiously, with her senses expanded to their utmost, she was able to keep herself from being noticed. “—nothing we can do about it!?”</text:p>
      <text:p text:style-name="P1"><text:tab/>“Shhh,” that was Ashara’s voice counselling quiet. “This may not going the way we planned, but all is not lost. We just have to move a little faster, that’s all,” Ashara continued softly. Av frowned. Carefully, she levered herself a little closer, straining to peer through a crack in the shutter. Light fell on her face like a lash. </text:p>
      <text:p text:style-name="P1"><text:tab/>“Aren’t things moving a little too fast already?” Ashana was retorting. She stood directly across from Av, looking slightly off to Av’s left. Av raised an eyebrow almost in synch with her. “This thing is going to ruin us. If we try to move now, we only expose our own part in this,” Ashana sat down hard on a stone table, and folded her arms around her knees. “We missed our best chance the first night when we had her alone. We should have gotten Amaeo’s help and taken care of her right then before it got out of our hands.”</text:p>
      <text:p text:style-name="P1"><text:tab/>“What do you mean? It was out of our hands before we could do anything about it. As for Amaeo, do you really trust her that much?” Ashara retorted, getting up and stepping into the center of the room. “Not that it matters. Too many people had already taken an interest in her. Even if Amaeo would have been willing to help us, she would have gone about it the same way. It would have had the same outcome once Ara got involved“</text:p>
      <text:p text:style-name="P1"><text:tab/>“I can’t believe Ara did that!” Ana cried, brushing away Ashara’s hands as they tried to caress her face. Av’s eyes were peeled wide. She had felt that! </text:p>
      <text:p text:style-name="P1">An echo of her nightmare sank its teeth into her. The metaphoric imagery of dreams blotted out her senses. Dragging her to a moment when her being hovered on the caressing currents that flowed between two suns. She experienced something of their complimentary qualities, understanding that it was this polarity that allowed them penetrate and possess each other. Apprehension gripped her as the racing currents sucked her in with growing violence. As she dove through the strangely familiar shadows, she noted that the lights were twining together, as if trying to share a common center.</text:p>
      <text:p text:style-name="P1"><text:tab/>As she approached them, the turbulence of their contact redoubled with furious passion. It astonished her when the feeble sleeping shadow that had cloaked her unfurled and the worst of the chaos wrapped itself calmly around her. At once, the warring tides twisted and centered on her. She had a moment of absolute terror as the totality of two souls launched themselves at her, diving through her eye of calm to consumate their union. Her mind recoiled, turning from the unbearable light. She fought against the images, rejecting the vision of her moment of duality. The terrible choice and its severing conclusion. But the path of memory still led to oblivion. Her mind opened once more to the darkness. Reaching for the boundaries of herself, a half formed memory of who and what she was, she reached for the spark within herself. As she pried at the edges of her understanding, a flare of darkness awakened in her burning heart. Freed from the confines of her understanding, it leapt and devoured the brilliant star that was her self. Caught in the teeth of her own dragon—her own dreaming—she finally let go. The dragon swallowed her, only to be devoured by the light of her awakening. A mote of consciousness stirred from the ashes of its own oblivion.</text:p>
      <text:p text:style-name="P1"><text:tab/>What had they done to her?</text:p>
      <text:p text:style-name="P1"><text:span text:style-name="T2"><text:tab/>Her descent into the timeless state of rememberance was so distracting, she almost missed Ashana’s soft amendment. “When Ara talked herself into a lie so close to the truth it seemed like there was nothing to be afraid of. But now that Ara has forced the </text:span><text:span text:style-name="T3">Dai</text:span><text:span text:style-name="T2"> to recognize her as your heir, they have to </text:span><text:span text:style-name="T3">test</text:span><text:span text:style-name="T2"> her. How much time do you think that gives us?” </text:span></text:p>
      <text:p text:style-name="P1"><text:tab/>“We have until Amaeo thinks she’s ready.” </text:p>
      <text:p text:style-name="P1"><text:tab/>The softness vanished from her voice and look. The younger Ideal turned her shoulder to her lover, “You know what she is capible of. That won’t take very much time. We’re going to have to do something. We absolutely cannot have anyone figure out who she is. Not only will they try to destroy her, they will have to destroy us as well” </text:p>
      <text:p text:style-name="P1"><text:tab/>Ashara turned her head slightly, giving Av a faint glimpse of her profile. “I understand, but how do you propose we get rid of her?” </text:p>
      <text:p text:style-name="P1"><text:tab/>“That depends on how badly we want her to be hurt. The only thing in our favor is that they stumbled on a plausible explanation. If you think it is worth the risk, we can let it unfold. If not, at least there is leverage we can use to help us get rid of her. Our best chance at this point is for her to fail to become an Ideal.” </text:p>
      <text:p text:style-name="P1"><text:tab/>Av’s mind churned rapidly during the long pause. She could not believe that they were plotting against her. Finally the older Ideal sighed. “So that she becomes unpromised?” Ashara challenged. “I never thought we would have to go so far as to condemn her to slavery.” </text:p>
      <text:p text:style-name="P1"><text:tab/>Av’s blood ran cold at that.</text:p>
      <text:p text:style-name="P1"><text:span text:style-name="T2"><text:tab/>“She already is a slave,” Ashana protested. “Just because we use nice words like patronage and worship of the Ideal, it doesn’t change the fact that the </text:span><text:span text:style-name="T3">Dai</text:span><text:span text:style-name="T2"> owns her, body and soul. Just like us. The only difference, really, is in perception.” Ashana hardened her gaze, “Besides, the alternative is condemning her, and ourselves, to death.” </text:span></text:p>
      <text:p text:style-name="P1"><text:span text:style-name="T2"><text:tab/>“If we get her damned openly as a slave, she’s as good as dead. She would be safer in exile out in the wild. Except they would still be able to hunt her down, and as long as they can get their hands on her, and test her, none of us will ever be safe,” Ashara argued. She did not want to believe what she was hearing, especially not the notion that her ‘friends’ could engineer her enslavement. But there was one thing she could not argue with. It came as a shock to realize that without a name, she legally did not possess herself, and therefor she could be possessed. Her only status within society was as a slave or a pet. As long as her mind remained naked, she could have no other fate. Whoever could protect or entrap her mind would own her—as Ashana said—body and soul. She grated her teeth on a dispairing moan. Before she could pursue the thought further, Ashara was speaking again. “Actually, the only way any of us will ever be safe is if she </text:span><text:span text:style-name="T3">is</text:span><text:span text:style-name="T2"> dead.” </text:span></text:p>
      <text:p text:style-name="P1"><text:tab/>Ashana’s voice was ice, “And how do you propose we accomplish it without anyone being the wiser?” </text:p>
      <text:p text:style-name="P1">Av was in flight before the sentence was complete. She had heard enough. Combined with her memories, their words had shattered the fragile trust she had placed in them.</text:p>
      <text:p text:style-name="P1"><text:span text:style-name="T2"><text:tab/></text:span><text:span text:style-name="T4"><text:tab/></text:span><text:span text:style-name="T2"><text:tab/></text:span></text:p>
      <text:p text:style-name="P1"><text:span text:style-name="T2">Dane awoke to the sound of fingernails scratching on glass. Sitting up and reaching for his pants, he looked around for the </text:span><text:span text:style-name="T3">lyn</text:span><text:span text:style-name="T2"> who had kept him company through the previous evening. She was still there. She roused half from sleep as he slid from under the covers. In a gentle voice he excused himself, claiming a full bladder. She nodded absently and went back to dreaming. As Dane gave up searching for a uniform that had been tucked away in the downstairs washroom, he padded over to retrieve the kimono like robe from the back of a chair, and slipped over to the window. </text:span></text:p>
      <text:p text:style-name="P1"><text:tab/>The anxious face on the other side of the glass was not totally unexpected. Cracking the widow open carefully, he poked a hand through, pointing his finger toward the garden and whispering, “I am not alone. Meet me in the arbor.”</text:p>
      <text:p text:style-name="P1"><text:tab/>Her lithe body withdrew from the ledge, and disappeared into the early morning shadows. Dane checked on the figure in the bed one last time as he eased out of his room. Shaking his head, he was forced to detour through the lavatory, realizing that his excuse had been all too appropriate. A few moments later, he was standing among the fruit trees, peering into the darkness. Avon manifested like a ghost, congealing out of the pre-dawn mist. </text:p>
      <text:p text:style-name="P1"><text:tab/>He had seen her nervous, and tense, and insecure, but not all at once, and not with this atmosphere of fear. He wasted no words, “So, things are not all fine.” She looked over her shoulders, and dragged him deeper into the garden before answering.</text:p>
      <text:p text:style-name="P1"><text:tab/>“I was too trusting,” she murmured. “Can you get me out of here? I mean,” she blushed, ammending, “can you do what you were talking about with Linda? Can you find out who I am? Is there any chance I belong in your world?”</text:p>
      <text:p text:style-name="P1"><text:tab/>Dane frowned. “We already did. That is, we used the samples we got at the bath and ran them through our records. I am sorry to say that we could find no confirmation of your identity in any of the databases we could access. If there is a legitimate reason, we won’t be able to determine it until we can get back home. We won’t be able to do you much good from there,” he confessed. His thoughts turned. “Can you tell me what the trouble is?”</text:p>
      <text:p text:style-name="P1"><text:tab/>She looked away, chewing on her lip. He could guess the cause of her uncertainty. From just what he knew, she was in way over her head. He had been running an internal translation program during the audience the evening before. Someone was planning some big moves, and she was the perfect cat’s paw. Considering the position she was in, he also understood her reluctance to speak. She had to trust someone, but she had no way of judging who was worthy of her trust. “I was listening to what people were saying about you last night,” he began, filling the silence, and coaxing her to talk to him. “No one seems to know anything about you, but it sounded like they were pretty sure what you were, if not who. You don’t think they are correct, though, do you?”</text:p>
      <text:p text:style-name="P1"><text:tab/>She looked back at him and shook her head cautiously.</text:p>
      <text:p text:style-name="P1"><text:tab/>“Why did you ask if I could get you out of here—are you in danger? Does it have anything to do with who you think you are?”</text:p>
      <text:p text:style-name="P1"><text:span text:style-name="T2"><text:tab/>She struggled to manage a shake and a nod, and settled for a shrug. Finally she had to explain. “I don’t know who I am </text:span><text:span text:style-name="T3">now</text:span><text:span text:style-name="T2"> any more than I did at first. But I finally remembered something. Then I heard something that tells me it was more than just another nightmare,” she said. Avon grabbed his arm and looked at him sharply. “You were not exactly right, but you were not exactly wrong. I found out that </text:span><text:span text:style-name="T3">they</text:span><text:span text:style-name="T2"> know who I am, and I remember them from before. Something happened between us, and I was torn to peices. I don’t know how to describe it, but I know that it almost killed me.”</text:span></text:p>
      <text:p text:style-name="P1"><text:span text:style-name="T2"><text:tab/>Dane sucked in a breath. “</text:span><text:span text:style-name="T3">They?</text:span><text:span text:style-name="T2"> You don’t mean those two—“</text:span></text:p>
      <text:p text:style-name="P1"><text:span text:style-name="T2"><text:tab/>“Who look like me?” she cut him off. She nodded. “I head them talking a little while ago. I did not catch all of it, but I clearly heard them say they can’t let anyone find out who I am, and that they had to kill me—no,” she corrected, not wanting to make any mistakes, “their exact words were—</text:span><text:span text:style-name="T3">the only way any of us will ever be safe is if she </text:span><text:span text:style-name="T2">is</text:span><text:span text:style-name="T3"> dead.”</text:span></text:p>
      <text:p text:style-name="P1"><text:span text:style-name="T2"><text:tab/>She relaxed her grip on his sleeve. Stepping away in a drifting arc, she came to rest against a tree. The light confused his vision, but he saw the shudder in her elegant frame. He realized she was crying. “I am such a fool. I </text:span><text:span text:style-name="T3">wanted</text:span><text:span text:style-name="T2"> to trust them. I even wanted to </text:span><text:span text:style-name="T3">help</text:span><text:span text:style-name="T2"> them,” she laughed bitterly through her sudden tears. “I didn’t know what it was they were so upset about, but I sensed it, and it was the first thing I have honestly wanted to do since I woke up. Imagine,” she added sarcastically, “how thrilled they would have been at my offer to solve their problem for them. </text:span><text:span text:style-name="T3">All I would have to do is die!”</text:span><text:span text:style-name="T2"> she sobbed, “and they’d be </text:span><text:span text:style-name="T3">so happy!”</text:span></text:p>
      <text:p text:style-name="P1"><text:span text:style-name="T2"><text:tab/>Dane could not let her go on like that. He stepped over, and pulled her to his side. They way her arms locked around him reminded him of his little girl back home. “Dane,” she mewed, “please get me away from them. All of them. I can’t let them make these decisions for me, and I am in no position to make them for myself. I don’t want to be a slave.” Dane felt his body go rigid. Did </text:span><text:span text:style-name="T3">avon</text:span><text:span text:style-name="T2"> practice slavery? Why had that not been in the reports?</text:span></text:p>
      <text:p text:style-name="P1"><text:tab/>He pushed her back to look in her face. “Is that possible?” he asked seriously. “Do you mean you could literally be enslaved?”</text:p>
      <text:p text:style-name="P1"><text:tab/>She looked at him in confusion, wiping the back of her hand up the side of a tear stained eye. Her brow furrowed, and she commented, “I already am. All Ideals are.” Not admittedly. Not in name—at least not until one realized that the title itself made them an object. Dane had retreated in frantic thought. Deep and dangerous waters were opening up beneath their feet, and he was positive it was not safe to go there, but he followed the line of thought through.</text:p>
      <text:p text:style-name="P1"><text:tab/>“Can you prove that?” he asked in a remote voice.</text:p>
      <text:p text:style-name="P1"><text:tab/>“Sure. It’s so obvious that it blinds people. Why?”</text:p>
      <text:p text:style-name="P1"><text:tab/>“Have you ever studied the treaty, or the contract of aegis?” he asked, and waved it off before she could give the obvious answer. “No. Even if you had, how would you know? Nevermind. Let me just cut to the point—both of them severly denounce and strictly forbid the practice of slavery. Our entire society operates too close to it for our people to be able to condone it. We won’t tolerate it in a member world.”</text:p>
      <text:p text:style-name="P1"><text:tab/>“So?”</text:p>
      <text:p text:style-name="P1"><text:tab/>“So, half the reason my people and I are here is to facilitate your world’s application for membership. If what you say is true, then your world risks losing any hope of recognition, or it risks losing its Ideals. I don’t know how important the Ideals are to your people, but I do know that your people have been doing everything possible for the past two hundred years to join the aegis,” Dane told her emphatically. Av’s face paled with realization. Without warning, she jerked out of his embrace, stalking angrily a few feet away. Before he could even ask, she was accusing.</text:p>
      <text:p text:style-name="P1"><text:tab/>“You are just like all the rest!” she scowled fiercely. “I know what you are thinking! What kind of help is it if I let you use me against my own people?” she demanded. “Why do you all only see how you can use me for your own ends? What do I have to do to just find help!?”</text:p>
      <text:p text:style-name="P1"><text:tab/>Dane crossed his arms, and stared her down. “What do you want? What do you expect me to do, wish and make it all better? Do you think if you just avoid all these annoying little complications then everything will be all right?” he demanded sharply. “You are in a terrible situation. I recognize that. But you are not the only one. I am an officer in a foreign military, and there is virtually nothing I can do for you without starting an incident that could become an excuse for war. I am an outsider here, and short of abducting you, there is nothing I can do to protect you from your own kind. </text:p>
      <text:p text:style-name="P1"><text:tab/>“I’ll tell you exactly what would happen if I did. Your government would protest to my government demanding that you be returned and that I be punished for my offense. I would probabably be cashiered, you would be sent back and your situation would only be worse,” he detailed harshly. “If, on the other hand, we use the facts of the situation to our advantage, it becomes possible for me to interceed in you behalf. The only leverage we have between us in this is whatever evidence or testimony of slavery you can provide to threaten their main objective. If it comes down to a choice between you and membership, it is possible that I can at least get them to give you up.” Av had shrunk under his angry rebuttal. Her arms wrapped around each other, and she turned away head bowed low. Dane shook his head, and pursued, “I am not the one who wants you dead here! Think about it.”</text:p>
      <text:p text:style-name="P1"><text:tab/>Over her shoulder she apologised, “I’m sorry. It’s just so—” her voice caught. Avon cleared her throat and started again, “It’s hard for me to know what I can trust. I am suspicious of the taste ambition. I forgot that hope is an ambitious feeling.”</text:p>
      <text:p text:style-name="P1"><text:span text:style-name="T2"><text:tab/>Dane relented. Moving closer, holding out his hand, he proposed, “Try to think of how </text:span><text:span text:style-name="T3">you</text:span><text:span text:style-name="T2"> can take advantage of this. I am willing, if there is a way to pull it off, to help you escape from this. In order to help you, I need you to help me make it possible.”</text:span></text:p>
      <text:p text:style-name="P1"><text:tab/>She nodded. “Okay. How do I start?”</text:p>
      <text:p text:style-name="P1"><text:span text:style-name="T2"><text:tab/></text:span><text:span text:style-name="T4"><text:tab/></text:span><text:span text:style-name="T2"><text:tab/></text:span></text:p>
      <text:p text:style-name="P1"><text:span text:style-name="T2">Avon’jeAshara sat in the middle of the gathered navy officers. She was as stunned as they, for entirely different reasons. The humans were reacting to the shock of her account of instutitional slavery which not only encompassed the treatment of Ideals, but by extrapolation, the majority of the population. The full consequences of </text:span><text:span text:style-name="T3">avon</text:span><text:span text:style-name="T2"> naming practices had never been explained to humans before. Her own lack of name had aggrivated the situation, denying her even the illusion of self possession that marked both Ashana and Ashara. Her description of what was expected of an Ideal, and how the individual, being subordinate to the Image, was literally the property—part of the estate—of a house or court lord, was entirely factual. The reason that </text:span><text:span text:style-name="T3">avon</text:span><text:span text:style-name="T2"> slavery had never translated over into </text:span><text:span text:style-name="T3">uman</text:span><text:span text:style-name="T2"> was simply due to the fact that </text:span><text:span text:style-name="T3">avon</text:span><text:span text:style-name="T2"> regarded it as a default condition. A person was an object, a tool or resource that had value only in terms of its use. In </text:span><text:span text:style-name="T3">avon</text:span><text:span text:style-name="T2"> the concepts of freedom and liberty were contrary to those of independance and opportunity. An animal had tremendous freedom—from responsability and obligation—because nothing was really expected of it. Independance could be obtained only at the cost of freedom and liberty. </text:span></text:p>
      <text:p text:style-name="P1"><text:tab/>Autonomy required the sacrifice of one’s animal simplicity. </text:p>
      <text:p text:style-name="P1"><text:span text:style-name="T2">Humans had grasped they way </text:span><text:span text:style-name="T3">avon</text:span><text:span text:style-name="T2"> regarded themselves as animals—or rather how they made no distinction between themselves and animals—until they imposed the symbolic distinction of the body seal. They recognized the social distinction, the division into wild and domestic populations. It had been explained to them in evolutionary terms, a method of preserving the vitality of their species through exposure to its natural environment. Humans had not grasped the nuance of the </text:span><text:span text:style-name="T3">avon</text:span><text:span text:style-name="T2"> philosophy of self possession. </text:span></text:p>
      <text:p text:style-name="P1"><text:span text:style-name="T2">They had likened it to the concept of being true to one’s self, and as far as that went, it was accurate enough. However, the practical reality of </text:span><text:span text:style-name="T3">avon</text:span><text:span text:style-name="T2"> psychology dictated that the only way for an individual to escape possession by another was to take possession of herself. Humans had assumed that the uniform culture and authority of the race meant that </text:span><text:span text:style-name="T3">avon</text:span><text:span text:style-name="T2"> maintained one global nation. In truth, each individual who attained a name of authority embodied in herself a soverign power. She was actually obligated to take ‘ownership’ of the souls that came to inhabit her house. Higher authorities were responsible for deciding how much in the way of resources and territory a house lord would receive to meet the obligations of her dependant population. Her responsability was to maintain her house and provide the means for individuals to pursue the path of self possession. </text:span></text:p>
      <text:p text:style-name="P1"><text:span text:style-name="T2"><text:tab/>“It all comes down to how your obligations are defined,” Av had explained. “For every rank and title, there is an established precedent. A person is always measured by her responsability. If you know her obligation, you can call her on it. You can press her obligation for your own benefit. If you know the codes, there is very little you cannot force someone else to do. In essence, that is what they did to me. Because there is a need for the Image of the Goddess, they can force me to assume a position in society more demanding than the </text:span><text:span text:style-name="T3">Avon’Dai’s</text:span><text:span text:style-name="T2"> and with less intrinsic authority than a common </text:span><text:span text:style-name="T3">avon’s</text:span><text:span text:style-name="T2">,” Av concluded.</text:span></text:p>
      <text:p text:style-name="P1"><text:tab/>The humans met her explanation with disbelief, but when she directed them to examine the Avon Codes, the intricate, convoluted document suddenly stood revealed in its stark elegance. They were still examining the massive text, while she sat there and struggled with her own disbelief. Dane had suggested, and his officers confirmed, a strangely unsettling solution to her dilemma. Her false friends had declared that the only acceptible solution to their problems would be for Av to die. It just happened that the most effective way for Dane to ensure her protection within the aegis would be to kill her.</text:p>
      <text:p text:style-name="P1"><text:tab/>At least, that was what it sounded like.</text:p>
      <text:p text:style-name="P1"><text:tab/>She was not entirely sure if she understood Dane’s explanation of what he wanted her to do. Or, what he wanted to have done to her. Unfortunately, she did not have time for understanding. The sun would be up soon, and her keepers would be awakening. When they realized that she was nowhere in the residence, they would look for her, and Dane would be one of the first people they would visit asking about her. Who else did she know, or have cause to approach? Since Dane would be hard pressed to lie about having seen her, he too would have to be elsewhere when her mentor came for her. </text:p>
      <text:p text:style-name="P1"><text:tab/>Taking a deep breath, she looked up finally and answered Dane’s question. “Okay. Let’s do it,” she breathed. Taking a firmer grip on herself, she added, “I am only going to get one chance to run away from them. Let’s make this count. I just wish I understood how this is supposed to keep the lot of you out of trouble when they figure out what you helped me do.”</text:p>
      <text:p text:style-name="P1"><text:span text:style-name="T2"><text:tab/>Alt spoke for the group, “The </text:span><text:span text:style-name="T3">Avon’Dai</text:span><text:span text:style-name="T2"> already promised to remove the restriction on </text:span><text:span text:style-name="T3">lyn</text:span><text:span text:style-name="T2"> citizenship drafts. We can hardly be blamed if one of you acts on the opportunity so quickly. After all, </text:span><text:span text:style-name="T3">we</text:span><text:span text:style-name="T2"> knew of no reason why you would not be free as an individual to apply. You are of </text:span><text:span text:style-name="T3">Nai</text:span><text:span text:style-name="T2"> rank, and that was the only other restriction.” She shrugged. Another thought occurred to her. “At least we finally found out why we couldn’t identify you through the augmentation records,” she said. Avon’s gene profile had tripped some alarms during the search they had made of their open databases—alerting someone very high up—and produced a rapid response. She had arrived that morning with the report from naval intelligence. </text:span></text:p>
      <text:p text:style-name="P1"><text:tab/>Av looked at her in surprise. “So, this means you know who I am?”</text:p>
      <text:p text:style-name="P1"><text:tab/>Alt held up a wavering hand. “Not entirely, but we do know who your mother was. And, more importantly, what she was. Those two things explained exactly why the information was restricted. It also gave us indirect approval for this stunt we are about to pull,” Alt announced.</text:p>
      <text:p text:style-name="P1"><text:tab/>“So,” Av asked in a voice of heart deep yearning, “Who was my mother?” The past tense of Alt’s announcement had not escaped her.</text:p>
      <text:p text:style-name="P1"><text:tab/>Alt looked up at Dane. “I will have to explain that when we get to the enclave. Right now, we have to move,” she responded.</text:p>
      <text:p text:style-name="P1"><text:span text:style-name="T2"><text:tab/></text:span><text:span text:style-name="T4"><text:tab/></text:span><text:span text:style-name="T2"><text:tab/></text:span></text:p>
      <text:p text:style-name="P1"><text:span text:style-name="T2">Ashara and Ashana, both weary from lack of sleep, made their way through the Ara Residence. They were looking for Av, having come to the agreement that Av would have to be brought into their confidence. It had been hard keeping the truth of her identity from her, especially since it placed her as much at risk as it did them. As far as they knew, Av was the first child ever conceived in </text:span><text:span text:style-name="T3">av’va</text:span><text:span text:style-name="T2">. They still did not understand how it had happened, but the Covenant of Exile damned the fruits of that union regardless of how they were expressed. Neither of them knew if they would be able to pass the examination that they faced. This was the last day of the wend. It would confront them at the first opportunity that presented itself during the four days of work that followed. This day might be the only chance they had to come up with a plan to save all of their lives. </text:span></text:p>
      <text:p text:style-name="P1"><text:tab/>They were surprised by Amaeo, emerging fully dressed from Av’s room. Before they could ask if Av was awake, Amaeo inquired, “Have either of you seen Av this morning?”</text:p>
      <text:p text:style-name="P1"><text:tab/>They exchanged looks. Ashana answered, “No. We were just coming to invite her to breakfast. when did she get up?”</text:p>
      <text:p text:style-name="P1"><text:tab/>“I don’t know. She was gone when I woke up,” the mentor told them, before voicing her concerns aloud. “She had a nightmare last night. I am worried that she might have gone wandering in the middle of the night.”</text:p>
      <text:p text:style-name="P1"><text:tab/>Ashara raised an eyebrow. She remembered the condition Av had been in when she had left the party. “Was she still naked?” she asked.</text:p>
      <text:p text:style-name="P1"><text:tab/>Amaeo shook her head.</text:p>
      <text:p text:style-name="P1"><text:span text:style-name="T2"><text:tab/>“Well,” Ashana offered, “we were looking for her anyway. Is there anything you want us to tell her when we catch up to her?” Amaeo thought about it for a moment. She had planned to spend the day testing Av, but it was the last day of wend, and she needed to become more comfortable with her peers. Amaeo simply told them to remind Av to check in with her when she returned, and asked them to bring Av up to date on the wedding plans. Giving Ashana to the heirs of the </text:span><text:span text:style-name="T3">Dai</text:span><text:span text:style-name="T2"> involved a number of ceremonies, it would be best if Av were warned of the chaos that was about to descend on the residence. Amaeo left them, and the two debated for a moment. </text:span></text:p>
      <text:p text:style-name="P1"><text:tab/>When the arrived in the fallow garden, and did not find Av there, they concluded that the next most likely place to find her would be the Annex. They had heard her tell the human captain that she would speak to him again. As they set out, they wondered what Av had to tell him that was so urgent she had slipped out before dawn to accomplish it. </text:p>
      <text:p text:style-name="P1"><text:span text:style-name="T2"><text:tab/></text:span><text:span text:style-name="T4"><text:tab/></text:span><text:span text:style-name="T2"><text:tab/></text:span></text:p>
      <text:p text:style-name="P1"><text:span text:style-name="T2">Alt regarded her captain’s exotic young friend. Av was sitting on an examination table in the enclave medical facilities. She was dressed in a thin white gown listening to Dane, as he explained to her how he intended to present her application for aegis citizenship to the </text:span><text:span text:style-name="T3">Dai.</text:span><text:span text:style-name="T2"> Alt was concentrating half her attention on the virtual reality program she was writing to revise their memories of the morning to corraborate the story Dane was giving Av. She wondered about the consequences they would face, as Dane continued to distract the </text:span><text:span text:style-name="T3">lyn</text:span><text:span text:style-name="T2"> from the specter of augmentation. </text:span></text:p>
      <text:p text:style-name="P1"><text:tab/>She had grown extremely nervous when they had explained what they were going to do to her. Augmentation involved the use of medical nanotechnology to alter a person’s body on a genetic level. It could be used to <text:s/>restructure the body on many levels but the most sensitive had to do with the creation of the neural interface. </text:p>
      <text:p text:style-name="P1">An artificial sixth sense, the likes of which nature had never provided, that was essential for surviving in the technological world of the aegis. The augmentee was subjected to catalytic transformation—or a long course of vector treatments—designed to adapt portions of the individual’s nervous system to a new role. The process created special neural paths between the sensorial centers of the brain and key contact sites through out the body; most notably paired points along the neck and spine and at key points inside the arms, legs and pelvis. These neural interface nodes were designed to receive and emit electromagnetic impulses and channel them directly to and from the governing areas of the brain. The neural paths were similar to the optical nerve in design, having a phenominal bandwith even in the redundant node sites. Information flow across the nodes was bi-directional at every site with local processing capability to facilitate the interface. The nodes situated at the base of the skull along the neck were the most responsive and could be used for direct links between two augmentees.</text:p>
      <text:p text:style-name="P1"><text:span text:style-name="T2">“I don’t understand why this is necessary,” Av objected. She had listened to his words in dismay, arguing that since she already had an interface, surely she did not have to be subjected to the ordeal Dane had suggested. Her reluctance was understandable. Germ line genetic adaptation was the favored method for adapting aegis citizens to the techno-cultural matrix of their society. Designed to be employed at the earliest biological stage of physical development, in vivo or in utero, it was quite painless.</text:span></text:p>
      <text:p text:style-name="P1"><text:tab/>Dane sighed and started over. “As I was trying to tell you, most of our native citizens are altered before birth. Advances developed after an individual had been born can be introduced via vector adaptation, with the proviso that his offspring be conceived in the lab and altered in vitro,” he explained. Vector reconstructive genetic adaptation was the standard field and hospital method of genetic manipulation. Unfortunately, vector adaptations normally were not heritable into the next generation, as vector borne germ line adaptations resulted in sterility in better than fifty percent of the first generation, and more than ninety percent of the second generation. Modifications and upgrades to existing augmented architecture were usually introduced by vector. For the best chance of success, that option had to be acted on during adolescence while the citizen’s body was still developing and responsive to augmentation. “If you were simply a citizen coming in for an upgrade, you are just under the limit for safe vector adaptation.</text:p>
      <text:p text:style-name="P1"><text:span text:style-name="T2"><text:tab/>“However,” he went on, “you are not a citizen. The interface you inherited was not provided by our technology. Your mother somehow made the alterations to herself, as a way of proving to us how easy it would be for </text:span><text:span text:style-name="T3">avon</text:span><text:span text:style-name="T2"> to infiltrate our society. Unfortunately that was also almost two hundred years ago, so what you have is far behind the current standard of interface technology. So far behind the standard, in fact, that it makes what we are proposing less of an extreme and unusual risk. It is about on par for what normal applicants for AEA citizenship, and native AEA citizens enlisting in the AEA armed forces, are subjected to. Individuals in those two groups are typically offered catalytic reconstructive genetic adaptation by preference,” he said. He acknowledged that, by comparison to vector augmentation, it was more painful in the short term transition phases. On the other hand it allowed them to have children naturally, without the inconveniences imposed by germ line adaptation for their children. “But that is beside the point. You are not a normal applicant for citizenship. As far as the people who will perform the operation are concerned, you are simply a test case to see if a </text:span><text:span text:style-name="T3">lyn</text:span><text:span text:style-name="T2"> can be augmented with our existing techniques. That much was authorized by the </text:span><text:span text:style-name="T3">Avon’Dai</text:span><text:span text:style-name="T2"> when I brought it up last night. Using that excuse, and this method we can accomplish three things. First, we disguise the fact that you had an interface prior to this point. Second, we make you a citizen of the aegis with a military service contract. We can get into that once we get you out of here. Third, the process itself imposed a legal declaration of death, and by coincidence, birth in aegis controlled territory.”</text:span></text:p>
      <text:p text:style-name="P1"><text:tab/>“Umm, that’s the part I object to,” Av interjected. “Somehow the idea of jumping into the arms of death was not what I had in mind when I asked you for help. I have been listening to you, and the technicians who examined me, and I am still not convinced.”</text:p>
      <text:p text:style-name="P1"><text:span text:style-name="T2"><text:tab/></text:span><text:span text:style-name="T4"><text:tab/></text:span><text:span text:style-name="T2"><text:tab/></text:span></text:p>
      <text:p text:style-name="P1">Avon was still unconvinced as her naked body was submerged in the catalyst matrix. The hyper oxygenated fluid was only the first challenge, forcing her to suffer the bodily panic of drownding for several minutes, and a devestating flashback to her struggle in the bath four days ago. The weight of the fluid atmosphere forced her to gasp for each breath, and the tingling that began to assult her nerves was reminescent of oxygen deprivation. With nervous apprehension, she reviewed the facts she had been given, and realized that the sensation was the first assault on her body. The medical nanonic instruments were finding and disabling the nerve endings in her skin prepatory to the rapid consumption of her flesh. </text:p>
      <text:p text:style-name="P1">It was too late to back out, her transformation was already beginning. Without question, the process was excruciatingly painful. In fact it was arguably fatal since it involved the complete disintegration of her corporeal body. But it was also the most sophisticated process ever devised by human minds. Through the thick walls of the tank, she could see the massive machines that served exclusively to support the operation she was subject to. </text:p>
      <text:p text:style-name="P1">When she had forced the issue, demanding to know how she was supposed to ‘survive’ the deadly transformation the technicians had finally explained. Their answer had been unsettling. The live-subject CRGA technique had been modified, at tremendous expense, to give the most assurance that the person who emerged from the process was the same person that went into it. The ‘safe’ method required a dedicated Autonomous Machine Intelligence to control the entire process. It encompassed the FEM that controlled the nanite remotes. The AMI field architecture was beefed up with psionic shielding, a massive Virtual Reality generator and the extremely expensive psionic field interface, to isolate, capture, and preserve the mind—the actual consciousness of the subject—during the process.</text:p>
      <text:p text:style-name="P1">Her mind could feel the invisible hands that guided the molecular machines that were attacking her body. That was surprising, since she had been told that the system would totally absorb her psionic output, displacing her consciousness into a psychic cage for later retrieval. Instead of rendering her mind-blind, it gave her a clarity that was astounding. She could actually perceive the little monsters that were tearing her apart. Not that she could do anything about it, that much of the warning had been correct. Whatever psychokinetic reserves she had were vainly employed in trying to maintain her body’s integrity, but the microscopic devices were taking her apart faster than she could knit herself back together. She would be surprised if she didn’t die from shock at the relentless agony. They were controlled by a focused encryption matrix with such delicacy that memory RNA—the very substance of her identity—could be extracted and maintained intact while her DNA was being radically altered. From what she understood, based on what they said, and what she had gleaned from the technician’s minds, this same technique could be—and at many times in the past had been—used to literally resurrect the dead. At least as long as most of the remains had been provided to the technicians. Whatever chemical memory was present in the debris would be restored to the regenerated body exactly the same way the memory of a live subject would have been. What no one could say was whether the soul of the individual could be restored as well. Apparently no one had wanted to confront that issue too closely. </text:p>
      <text:p text:style-name="P1"><text:span text:style-name="T2"><text:tab/>As her thoughts wandered further afield, she discovered that she was not capible of comprehending the level of agony she was experiencing. She crossed the threshold into ecstasy. </text:span><text:span text:style-name="T3">This is the point where the body knows it’s dying, </text:span><text:span text:style-name="T2">she thought. </text:span><text:span text:style-name="T3">No longer any point in fighting it, so it prepares you for death instead. Building up for the great climax.</text:span></text:p>
      <text:p text:style-name="P1"><text:tab/>She tried to avoid thinking about it. As more of her physicality was consumed, she could actually feel her mind shifting into the cage they had provided for her. She did not realize—as her mind sensed, and demanded access to the means to continue observing her own disolution—that she was violating the integrity of the AMI. As she instinctively integrated herself into it’s neural network, she inadvertantly gave the machine intelligence access to resources that no AMI had ever had before.</text:p>
      <text:p text:style-name="P1"><text:tab/>Extending her reach, Av found access to other means of perception. The eyes that she found herself commandeering were cameras trained throughout the lab keeping a constant record of the delicate operation and any local activities which could in anyway impact the outcome of the genetic surgery. While that obviously concerned her as well, she was more interested in the scene that was unfolding on the other side of her glass coffin. </text:p>
      <text:p text:style-name="P1"><text:span text:style-name="T2"><text:tab/></text:span><text:span text:style-name="T4"><text:tab/></text:span><text:span text:style-name="T2"><text:tab/></text:span></text:p>
      <text:p text:style-name="P1"/>
      <text:p text:style-name="P1"><text:tab/>Although the mind of the patient was maintained in rapport through the devestating procedure, laws were still passed that regarded the individual who entered the catalyst matrix as dead, and the individual who emerged as new born, in direct descent from the deceased. As a byproduct, the process created a fixed slip matrix from which a virtually endless number of ‘slip twins’ could be drafted.</text:p>
      <text:p text:style-name="P1"/>
      <text:p text:style-name="P1">Field technology had finally came full circle. Originally developed from—and with the assistance of—psionic research, field technology had taken humanity to the stars. Aside from security applications, the technology had long departed from its biological model, the human mind.</text:p>
      <text:p text:style-name="P1"/>
      <text:p text:style-name="P1">they had decided on as the only practical solution. For one thing, her interface was almost two hundred years out of date, having been clandestinely administered to Avael’jeAshara during the second contact. Catalytic reconstructive genetic adaptation was the only comprehensive method of post embryonic adaptation. </text:p>
      <text:p text:style-name="P1"/>
      <text:p text:style-name="P1">Avon was not what anyone would call normal. In fact, so many people find her mysterious, enigmatic, or just plain odd, that chances were few people could actually know what to call her. To understand her, one really had to get to know her. Unfortunately, she was not very easy to get to know. She seems to take special pains to reveal as little as possible about herself to anyone. Why? That was part of the mystery. She was a very enticing and alluring creature, so naturally whether as an adversary or admirer once entranced in her it was easy to become obsessed with penetrating the mystery surrounding her. </text:p>
      <text:p text:style-name="P1"/>
      <text:p text:style-name="P1">Of all of her class, Avon was hit the hardest by the upgrades. She undergoes a full gamut of paralysis, catatonia and seizures as her system fights the nano-viral editing of her genes. Unfortunately, once administered, there was no choice but to let the program run its course. An augmentation could be removed, but it cannot be aborted in midstream without inevitably killing the subject. </text:p>
      <text:p text:style-name="P1"/>
      <text:p text:style-name="P1">Special training was required for the augmentee to fully utilize the capability of the interface which began soon after the neural net stabilized. Further augmentation to retard or negate the aging process began as the augmentee reached adolescence. Other courses of augmentation were phased in over the first year of academy training until the entire process was finalized by a round of military grade refinements to the entire augmentation process. The whole process was non invasive, and nano-biological in nature. The augmentations became a part of the individual and would breed true except in individuals treated post pubescently. The ones lucky enough to survive the process. Inherited augmentation posed no other difficulty than the need to train the inheritor in the utilization of the neural net, and the need for a course of antigathic suppressants to permit the child to reach maturity.</text:p>
      <text:p text:style-name="P1"/>
      <text:p text:style-name="P1">Avon was pronounced stable after her ordeal. The first priority was to run a full evaluation on her interface to see if it survived the process, and to determine if her upgrades were having the proper effect on her now altered biology. In both cases it was discovered that her body’s adaptation to the upgrades manifested exceptional characteristics. Metabolically her body ceased growing in favor of a constant regenerative cycle, and her interface was maximized to a previously unheard of bandwidth and transmission efficiency. Even initial analysis pointed to the way the total augmentation interlaced and complemented traits in her own DNA.</text:p>
      <text:p text:style-name="P1"/>
      <text:p text:style-name="P1">AEA contract economy. The AEA supported itself very well through franchise-system revenues, excises on trade, and through it’s contract economy. The AEA had a virtual monopoly on operations in space due to the inability of planetary organizations to mount individually effective space based programs.</text:p>
      <text:p text:style-name="P1"/>
      <text:p text:style-name="P1">AEA citizenship—the draft. The AEA had a crushing responsibility to its member systems. The present tensions only increases the endemic pressure on AEA researchers to constantly improve the technical base the operation of the fleet depends on. The AEA had access to staggering resources, but the most vital resource of all was personnel. The AEA’S need for the best people it could get was endless. The AEA came up with a solution to the twin problems of the quality and the quantity of its human resources. The citizenship draft. To become an AEA citizen, an individual had but to submit to and be accepted for the genetic draft instituted near the beginning of the AEA’S constitution. AEA citizenship was offered on an individual basis and was a mandatory requirement to any extra-terrestrial interest or occupation. In the growing interstellar community establishment, national, or colonial citizenship without alliance citizenship was essentially a second-class citizenship, entitling the individual to no particular rights in space or the AEA.</text:p>
      <text:p text:style-name="P1"/>
      <text:p text:style-name="P1">Avon agreed to suspend her pregnancy in order to submit to the aegis citizenship draft. A draft citizen, like Avon, was exposed to the a greater risk to gain the interface capability of all aegis citizens. However, with interface capability came access to the abyss—and freedom.</text:p>
      <text:p text:style-name="P1"/>
      <text:p text:style-name="P1">Nanotechnology made it possible for the alliance to design personnel who were better, tougher and longer lived than their donor parents. Most of the human resources supporting the AEA were slips genetically reengineered and cultivated from citizens’ genetic material, as indentures. Some, many would say the best, become military conscripts and the reward for their service was citizenship at the end of their tour. In spite of the fact that slips were psychologically and existentially unique individuals, in most cases they had no other recourse for attaining independence. A small percentage of natural human population elected serve in the armed forces. Usually in the upper ranks since a healthy amount of personal excellence was the only justification for risking citizens’ lives and subjecting them to torturous augmentation upgrades, not to mention placing them on the frontier. The fact that the majority of humans in space were bioroids and not people—in the eyes of the inhabitants of the member worlds—was a strain.</text:p>
      <text:p text:style-name="P1"/>
      <text:p text:style-name="P1">Nanotechnology had become the primary engineering tool of the alliance. Everything that was needed could be grown from the abundant raw materials of the solar system at large; ships, fighters, stations, equipment, and most importantly, field interface systems. Nanotechnology, developed expressly for the purpose of assembling hardware capable of the interface requirements of practical field technology and founded in genetic and viral engineering research, had been advanced radically by psionics. Many of the advances achieved without psionic assistance were mechanically sound, but the products of the penumbric technology most vital to conquering space could not had been developed without psionics. Field technology and nanotechnology developed hand in hand with psionics. </text:p>
      <text:p text:style-name="P1"/>
      <text:p text:style-name="P1">Most exotics were admitted to the psionic corps, where they were trained to use their abilities to adapt to the harsh environment of space, and fulfill specialized combat and service roles utilizing their abilities. Thus, she was one of the rare exotics who was entering naval service.</text:p>
      <text:p text:style-name="P1">The augmentation processes required to upgrade her neural interface and other genetic modifications and refinements, was originally intended to be introduced to a subject before the onset of puberty. For Avon, in the later years of adolescence, the process was excruciating. It also threatens to break her latency. Avon, given medical leave, was expected to spend a year in convalescent treatment for exposure syndrome on Ajea where her wild talent must to be reigned in and capped if she were to had a hope of being able to brush under the control acts restrictions, Avon returns to her obligations, where she had abandoned them to enter the academy.</text:p>
      <text:p text:style-name="P1"/>
      <text:p text:style-name="P1">Among the advances pending licensing was augmented retrogression, a risky course of augmentations designed to reverse the aging process to make individuals grow younger. A feat accidentally achieved with a few adolescent and post adolescent augmente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19T23:38:03</meta:creation-date>
    <dc:creator>David Roberson</dc:creator>
    <dc:date>2005-11-19T23:39:40</dc:date>
    <dc:language>en-US</dc:language>
    <meta:editing-cycles>2</meta:editing-cycles>
    <meta:editing-duration>PT1M38S</meta:editing-duration>
    <meta:user-defined meta:name="Info 1"/>
    <meta:user-defined meta:name="Info 2"/>
    <meta:user-defined meta:name="Info 3"/>
    <meta:user-defined meta:name="Info 4"/>
    <meta:document-statistic meta:table-count="0" meta:image-count="0" meta:object-count="0" meta:page-count="70" meta:paragraph-count="808" meta:word-count="56593" meta:character-count="317569"/>
  </office:meta>
</office:document-meta>
</file>